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svg:stroke-color="#004586" draw:marker-start="" draw:marker-start-width="0.321cm" draw:marker-start-center="false" draw:marker-end="" draw:marker-end-width="0.321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/>
    </style:style>
    <style:style style:name="gr2" style:family="graphic" style:parent-style-name="standard">
      <style:graphic-properties draw:stroke="none" svg:stroke-width="0.028cm" svg:stroke-color="#3465a4" draw:marker-start="" draw:marker-start-width="0.199cm" draw:marker-start-center="false" draw:marker-end="" draw:marker-end-width="0.199cm" draw:marker-end-center="false" draw:fill="solid" draw:fill-color="#004586" draw:textarea-horizontal-align="justify" draw:textarea-vertical-align="middle" draw:auto-grow-height="false" fo:min-height="0cm" fo:min-width="0.106cm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>
      <style:graphic-properties draw:stroke="none" svg:stroke-width="0.028cm" svg:stroke-color="#3465a4" draw:marker-start="" draw:marker-start-width="0.199cm" draw:marker-start-center="false" draw:marker-end="" draw:marker-end-width="0.199cm" draw:marker-end-center="false" draw:fill="solid" draw:fill-color="#00458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objectwithoutfill">
      <style:graphic-properties svg:stroke-width="0.007cm" svg:stroke-color="#b3cac7" draw:marker-start-width="0.21cm" draw:marker-end-width="0.21cm" draw:fill="none" draw:textarea-vertical-align="middle" fo:padding-top="0.128cm" fo:padding-bottom="0.128cm" fo:padding-left="0.253cm" fo:padding-right="0.253cm"/>
    </style:style>
    <style:style style:name="gr5" style:family="graphic" style:parent-style-name="standard">
      <style:graphic-properties draw:stroke="solid" svg:stroke-width="0.081cm" svg:stroke-color="#004586" draw:marker-start="" draw:marker-start-width="0.323cm" draw:marker-start-center="false" draw:marker-end="" draw:marker-end-width="0.323cm" draw:marker-end-center="false" draw:fill="none" draw:fill-color="#729fcf" draw:textarea-horizontal-align="justify" draw:textarea-vertical-align="middle" fo:padding-top="0.166cm" fo:padding-bottom="0.166cm" fo:padding-left="0.291cm" fo:padding-right="0.291cm" draw:shadow="hidden" draw:shadow-offset-x="0.199cm" draw:shadow-offset-y="0.199cm" draw:shadow-color="#808080"/>
    </style:style>
    <style:style style:name="gr6" style:family="graphic" style:parent-style-name="standard">
      <style:graphic-properties draw:stroke="none" svg:stroke-width="0.081cm" svg:stroke-color="#3465a4" draw:marker-start="" draw:marker-start-width="0.321cm" draw:marker-start-center="false" draw:marker-end="" draw:marker-end-width="0.321cm" draw:marker-end-center="false" draw:fill="solid" draw:fill-color="#004586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standard">
      <style:graphic-properties draw:stroke="none" svg:stroke-width="0.081cm" svg:stroke-color="#3465a4" draw:marker-start="" draw:marker-start-width="0.321cm" draw:marker-start-center="false" draw:marker-end="" draw:marker-end-width="0.321cm" draw:marker-end-center="false" draw:fill="solid" draw:fill-color="#004586" draw:textarea-horizontal-align="justify" draw:textarea-vertical-align="middle" draw:auto-grow-height="false" fo:min-height="0cm" fo:min-width="0.767cm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>
      <style:graphic-properties draw:stroke="none" draw:fill="solid" draw:fill-color="#729fcf"/>
    </style:style>
    <style:style style:name="gr9" style:family="graphic" style:parent-style-name="standard">
      <style:graphic-properties draw:stroke="none" draw:fill="solid" draw:fill-color="#2a6099"/>
    </style:style>
    <style:style style:name="gr10" style:family="graphic" style:parent-style-name="standard">
      <style:graphic-properties draw:stroke="none" draw:fill="solid" draw:fill-color="#b4c7dc"/>
    </style:style>
    <style:style style:name="gr11" style:family="graphic" style:parent-style-name="objectwithoutfill">
      <style:graphic-properties svg:stroke-width="0.081cm" svg:stroke-color="#ed4c05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draw:fill="solid" draw:fill-color="#023f62"/>
    </style:style>
    <style:style style:name="gr15" style:family="graphic" style:parent-style-name="standard">
      <style:graphic-properties draw:stroke="none" draw:fill="solid" draw:fill-color="#3465a4"/>
    </style:style>
    <style:style style:name="gr16" style:family="graphic" style:parent-style-name="standard">
      <style:graphic-properties draw:stroke="none" draw:textarea-horizontal-align="justify" draw:textarea-vertical-align="middle" draw:auto-grow-height="false" fo:min-height="0.125cm" fo:min-width="0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stroke="none" draw:fill="solid" draw:fill-color="#ddffd8"/>
    </style:style>
    <style:style style:name="gr19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draw:fill-color="#ed4c05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draw:fill-color="#a98563" draw:textarea-vertical-align="middle"/>
    </style:style>
    <style:style style:name="gr22" style:family="graphic" style:parent-style-name="standard">
      <style:graphic-properties draw:stroke="none" draw:fill="solid" draw:fill-color="#a98563" draw:textarea-vertical-align="middle"/>
    </style:style>
    <style:style style:name="gr23" style:family="graphic" style:parent-style-name="standard">
      <style:graphic-properties draw:stroke="none" draw:fill-color="#804c19" draw:textarea-vertical-align="middle"/>
    </style:style>
    <style:style style:name="gr24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fill-color="#333333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draw:fill-color="#729fcf" draw:textarea-vertical-align="middle"/>
    </style:style>
    <style:style style:name="gr29" style:family="graphic" style:parent-style-name="standard">
      <style:graphic-properties draw:stroke="none" draw:fill="solid" draw:fill-color="#729fcf" draw:textarea-vertical-align="middle"/>
    </style:style>
    <style:style style:name="gr30" style:family="graphic" style:parent-style-name="standard">
      <style:graphic-properties draw:stroke="none" draw:fill-color="#ed4c05" draw:textarea-horizontal-align="justify" draw:textarea-vertical-align="middle" draw:auto-grow-height="false" fo:min-height="0.892cm" fo:min-width="0cm"/>
    </style:style>
    <style:style style:name="gr31" style:family="graphic" style:parent-style-name="standard">
      <style:graphic-properties draw:stroke="none" draw:fill-color="#3465a4" draw:textarea-horizontal-align="justify" draw:textarea-vertical-align="middle" draw:auto-grow-height="false" fo:min-height="0.923cm" fo:min-width="0cm"/>
    </style:style>
    <style:style style:name="gr32" style:family="graphic" style:parent-style-name="standard">
      <style:graphic-properties draw:fill-color="#2b4980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draw:fill-color="#aecf00" draw:textarea-vertical-align="middle"/>
    </style:style>
    <style:style style:name="gr34" style:family="graphic" style:parent-style-name="standard">
      <style:graphic-properties draw:fill-color="#b3b3b3" draw:textarea-vertical-align="middle"/>
    </style:style>
    <style:style style:name="gr35" style:family="graphic" style:parent-style-name="standard">
      <style:graphic-properties draw:stroke="none" draw:fill-color="#999999" draw:textarea-vertical-align="middle"/>
    </style:style>
    <style:style style:name="gr36" style:family="graphic" style:parent-style-name="objectwithoutfill">
      <style:graphic-properties draw:stroke="solid" svg:stroke-width="0.053cm" svg:stroke-color="#eb613d" draw:marker-start-width="0.28cm" draw:marker-end-width="0.28cm" draw:fill="none" draw:textarea-vertical-align="middle" fo:padding-top="0.152cm" fo:padding-bottom="0.152cm" fo:padding-left="0.277cm" fo:padding-right="0.277cm"/>
    </style:style>
    <style:style style:name="gr37" style:family="graphic" style:parent-style-name="objectwithoutfill">
      <style:graphic-properties svg:stroke-width="0.053cm" svg:stroke-color="#fe9b2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stroke="none" draw:fill-color="#4e7a97" draw:textarea-vertical-align="middle"/>
    </style:style>
    <style:style style:name="gr39" style:family="graphic" style:parent-style-name="standard">
      <style:graphic-properties draw:stroke="none" draw:fill-color="#cfe7f5" draw:textarea-vertical-align="middle"/>
    </style:style>
    <style:style style:name="gr40" style:family="graphic" style:parent-style-name="standard">
      <style:graphic-properties draw:stroke="none" draw:fill-color="#b4d3e5" draw:textarea-vertical-align="middle"/>
    </style:style>
    <style:style style:name="gr41" style:family="graphic" style:parent-style-name="standard">
      <style:graphic-properties draw:stroke="none" draw:textarea-vertical-align="middle"/>
    </style:style>
    <style:style style:name="gr42" style:family="graphic" style:parent-style-name="objectwithoutfill">
      <style:graphic-properties draw:stroke="solid" svg:stroke-width="0.053cm" svg:stroke-color="#fe9b23" draw:marker-start-width="0.28cm" draw:marker-end-width="0.28cm" draw:fill="none" draw:textarea-vertical-align="middle" fo:padding-top="0.152cm" fo:padding-bottom="0.152cm" fo:padding-left="0.277cm" fo:padding-right="0.277cm"/>
    </style:style>
    <style:style style:name="gr43" style:family="graphic" style:parent-style-name="standard">
      <style:graphic-properties svg:stroke-width="0.053cm" svg:stroke-color="#e6e6e6" draw:marker-start-width="0.279cm" draw:marker-end-width="0.279cm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none" draw:fill-color="#996633" draw:textarea-vertical-align="middle"/>
    </style:style>
    <style:style style:name="gr45" style:family="graphic" style:parent-style-name="standard">
      <style:graphic-properties svg:stroke-color="#804c19" draw:fill-color="#a98563" draw:textarea-vertical-align="middle"/>
    </style:style>
    <style:style style:name="gr46" style:family="graphic" style:parent-style-name="objectwithoutfill">
      <style:graphic-properties svg:stroke-width="0.053cm" svg:stroke-color="#ff66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7" style:family="graphic" style:parent-style-name="standard">
      <style:graphic-properties draw:fill-color="#83caff" draw:textarea-vertical-align="middle"/>
    </style:style>
    <style:style style:name="gr48" style:family="graphic" style:parent-style-name="objectwithoutfill">
      <style:graphic-properties svg:stroke-width="0.053cm" svg:stroke-color="#ffc30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fill="solid" draw:fill-color="#729fcf" draw:textarea-vertical-align="middle"/>
    </style:style>
    <style:style style:name="gr50" style:family="graphic" style:parent-style-name="objectwithoutfill">
      <style:graphic-properties svg:stroke-width="0.028cm" svg:stroke-color="#4c4c4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1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4c19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4c19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>
      <style:graphic-properties draw:stroke="none" draw:fill-color="#ff6633" draw:textarea-vertical-align="middle"/>
    </style:style>
    <style:style style:name="gr54" style:family="graphic" style:parent-style-name="standard">
      <style:graphic-properties draw:stroke="none" draw:fill-color="#c8b892" draw:textarea-vertical-align="middle"/>
    </style:style>
    <style:style style:name="gr55" style:family="graphic" style:parent-style-name="standard">
      <style:graphic-properties draw:stroke="none" draw:fill-color="#ff6633" draw:textarea-horizontal-align="justify" draw:textarea-vertical-align="middle" draw:auto-grow-height="false" fo:min-height="0cm" fo:min-width="0cm"/>
    </style:style>
    <style:style style:name="gr56" style:family="graphic" style:parent-style-name="standard">
      <style:graphic-properties draw:stroke="none" draw:fill-color="#4c1900" draw:textarea-horizontal-align="justify" draw:textarea-vertical-align="middle" draw:auto-grow-height="false" fo:min-height="0cm" fo:min-width="0cm"/>
    </style:style>
    <style:style style:name="gr57" style:family="graphic" style:parent-style-name="standard">
      <style:graphic-properties draw:stroke="none" draw:fill="solid" draw:fill-color="#c8b892" draw:textarea-horizontal-align="justify" draw:textarea-vertical-align="middle" draw:auto-grow-height="false" fo:min-height="0cm" fo:min-width="0cm"/>
    </style:style>
    <style:style style:name="gr58" style:family="graphic" style:parent-style-name="standard">
      <style:graphic-properties draw:stroke="none" draw:fill="solid" draw:fill-color="#dddddd"/>
    </style:style>
    <style:style style:name="gr59" style:family="graphic" style:parent-style-name="standard">
      <style:graphic-properties draw:stroke="none" svg:stroke-color="#ffffff" draw:fill="solid" draw:fill-color="#dddddd" draw:textarea-horizontal-align="justify" draw:textarea-vertical-align="middle" draw:auto-grow-height="false" fo:min-height="0.002cm" fo:min-width="0cm"/>
    </style:style>
    <style:style style:name="gr60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108cm" fo:min-width="0.848cm"/>
    </style:style>
    <style:style style:name="gr6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903cm" fo:min-width="2.653cm"/>
    </style:style>
    <style:style style:name="gr62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901cm" fo:min-width="2.652cm"/>
    </style:style>
    <style:style style:name="gr6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035cm" fo:min-width="1.771cm"/>
    </style:style>
    <style:style style:name="gr64" style:family="graphic" style:parent-style-name="standard">
      <style:graphic-properties draw:stroke="none" svg:stroke-color="#ffffff" draw:fill="solid" draw:fill-color="#dddddd" draw:textarea-horizontal-align="justify" draw:textarea-vertical-align="middle" draw:auto-grow-height="false" fo:min-height="0.003cm" fo:min-width="0cm"/>
    </style:style>
    <style:style style:name="gr65" style:family="graphic" style:parent-style-name="standard">
      <style:graphic-properties draw:stroke="none" svg:stroke-width="0.081cm" svg:stroke-color="#5983b0" draw:marker-start-width="0.321cm" draw:marker-end-width="0.321cm" draw:fill="solid" draw:fill-color="#dddddd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66" style:family="graphic" style:parent-style-name="objectwithoutfill">
      <style:graphic-properties svg:stroke-color="#ffffff" draw:fill="solid" draw:fill-color="#dddddd" draw:textarea-vertical-align="middle"/>
    </style:style>
    <style:style style:name="gr67" style:family="graphic" style:parent-style-name="standard">
      <style:graphic-properties draw:stroke="solid" svg:stroke-width="0.035cm" svg:stroke-color="#ffffff" draw:marker-start-width="0.252cm" draw:marker-end-width="0.252cm" draw:fill="solid" draw:fill-color="#dddddd" fo:padding-top="0.142cm" fo:padding-bottom="0.142cm" fo:padding-left="0.267cm" fo:padding-right="0.267cm"/>
    </style:style>
    <style:style style:name="gr68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cm" fo:min-width="0cm"/>
    </style:style>
    <style:style style:name="gr69" style:family="graphic" style:parent-style-name="standard">
      <style:graphic-properties draw:stroke="none" draw:fill="solid" draw:fill-color="#dddddd" draw:textarea-vertical-align="middle"/>
    </style:style>
    <style:style style:name="gr70" style:family="graphic" style:parent-style-name="standard">
      <style:graphic-properties draw:stroke="none" svg:stroke-width="0.053cm" draw:marker-start-width="0.279cm" draw:marker-end-width="0.279cm" draw:fill="solid" draw:fill-color="#dddddd"/>
    </style:style>
    <style:style style:name="gr7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379cm" fo:min-width="0cm"/>
    </style:style>
    <style:style style:name="gr72" style:family="graphic" style:parent-style-name="standard">
      <style:graphic-properties draw:stroke="solid" svg:stroke-width="0.01cm" svg:stroke-color="#cfe7f5" draw:stroke-linejoin="miter" draw:fill="solid" draw:fill-color="#dddddd" fo:padding-top="0.13cm" fo:padding-bottom="0.13cm" fo:padding-left="0.255cm" fo:padding-right="0.255cm" draw:shadow="hidden"/>
    </style:style>
    <style:style style:name="gr73" style:family="graphic" style:parent-style-name="objectwithoutfill">
      <style:graphic-properties svg:stroke-width="0.081cm" svg:stroke-color="#cccccc" draw:marker-start-width="0.322cm" draw:marker-end-width="0.322cm" draw:fill="solid" draw:fill-color="#dddddd" draw:textarea-vertical-align="middle" fo:padding-top="0.166cm" fo:padding-bottom="0.166cm" fo:padding-left="0.291cm" fo:padding-right="0.291cm"/>
    </style:style>
    <style:style style:name="gr74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191cm" fo:min-width="0cm"/>
    </style:style>
    <style:style style:name="gr75" style:family="graphic" style:parent-style-name="objectwithoutfill">
      <style:graphic-properties svg:stroke-width="0.081cm" svg:stroke-color="#2a60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6" style:family="graphic" style:parent-style-name="standard">
      <style:graphic-properties draw:stroke="none" svg:stroke-color="#ffffff" draw:fill="solid" draw:fill-color="#2a6099" draw:textarea-horizontal-align="justify" draw:textarea-vertical-align="middle" draw:auto-grow-height="false" fo:min-height="0cm" fo:min-width="0cm"/>
    </style:style>
    <style:style style:name="gr77" style:family="graphic" style:parent-style-name="standard">
      <style:graphic-properties draw:stroke="none" draw:fill-color="#ffffff" draw:textarea-horizontal-align="justify" draw:textarea-vertical-align="middle" draw:auto-grow-height="false" fo:min-height="0.903cm" fo:min-width="0.664cm"/>
    </style:style>
    <style:style style:name="gr78" style:family="graphic" style:parent-style-name="standard">
      <style:graphic-properties draw:stroke="none" draw:fill-color="#2a6099" draw:textarea-horizontal-align="justify" draw:textarea-vertical-align="middle" draw:auto-grow-height="false" fo:min-height="2.562cm" fo:min-width="2.312cm"/>
    </style:style>
    <style:style style:name="gr79" style:family="graphic" style:parent-style-name="standard">
      <style:graphic-properties draw:stroke="none" draw:fill-color="#729fcf" draw:textarea-horizontal-align="justify" draw:textarea-vertical-align="middle" draw:auto-grow-height="false" fo:min-height="2.566cm" fo:min-width="2.312cm"/>
    </style:style>
    <style:style style:name="gr80" style:family="graphic" style:parent-style-name="standard">
      <style:graphic-properties draw:stroke="none" draw:fill-color="#2a6099" draw:textarea-horizontal-align="justify" draw:textarea-vertical-align="middle" draw:auto-grow-height="false" fo:min-height="1.79cm" fo:min-width="1.527cm"/>
    </style:style>
    <style:style style:name="gr81" style:family="graphic" style:parent-style-name="standard">
      <style:graphic-properties draw:stroke="solid" svg:stroke-width="0.081cm" svg:stroke-color="#5983b0" draw:marker-start-width="0.321cm" draw:marker-end-width="0.321cm" draw:fill="solid" draw:fill-color="#2a60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82" style:family="graphic" style:parent-style-name="objectwithoutfill">
      <style:graphic-properties svg:stroke-color="#ffffff" draw:fill="solid" draw:fill-color="#cfe7f5" draw:textarea-vertical-align="middle"/>
    </style:style>
    <style:style style:name="gr83" style:family="graphic" style:parent-style-name="standard">
      <style:graphic-properties draw:stroke="none" draw:fill="solid" draw:fill-color="#ffffff"/>
    </style:style>
    <style:style style:name="gr84" style:family="graphic" style:parent-style-name="standard">
      <style:graphic-properties draw:stroke="none" draw:fill="solid" draw:fill-color="#cccccc"/>
    </style:style>
    <style:style style:name="gr85" style:family="graphic" style:parent-style-name="objectwithoutfill">
      <style:graphic-properties svg:stroke-width="0.053cm" svg:stroke-color="#2a60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6" style:family="graphic" style:parent-style-name="standard">
      <style:graphic-properties draw:stroke="solid" svg:stroke-width="0.035cm" svg:stroke-color="#ffffff" draw:marker-start-width="0.252cm" draw:marker-end-width="0.252cm" draw:fill="solid" draw:fill-color="#97d5f6" fo:padding-top="0.142cm" fo:padding-bottom="0.142cm" fo:padding-left="0.267cm" fo:padding-right="0.267cm"/>
    </style:style>
    <style:style style:name="gr87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0cm"/>
    </style:style>
    <style:style style:name="gr88" style:family="graphic" style:parent-style-name="standard">
      <style:graphic-properties draw:stroke="none" draw:fill-color="#2a6099" draw:textarea-vertical-align="middle"/>
    </style:style>
    <style:style style:name="gr89" style:family="graphic" style:parent-style-name="standard">
      <style:graphic-properties draw:stroke="none" draw:fill="solid" draw:fill-color="#88d4e8"/>
    </style:style>
    <style:style style:name="gr90" style:family="graphic" style:parent-style-name="standard">
      <style:graphic-properties draw:stroke="none" draw:fill="solid" draw:fill-color="#2b4980"/>
    </style:style>
    <style:style style:name="gr91" style:family="graphic" style:parent-style-name="standard">
      <style:graphic-properties draw:stroke="none" draw:fill="solid" draw:fill-color="#3a5c71"/>
    </style:style>
    <style:style style:name="gr92" style:family="graphic" style:parent-style-name="standard">
      <style:graphic-properties draw:stroke="none" draw:fill="solid" draw:fill-color="#98d322"/>
    </style:style>
    <style:style style:name="gr93" style:family="graphic" style:parent-style-name="standard">
      <style:graphic-properties draw:stroke="none" svg:stroke-width="0.053cm" draw:marker-start-width="0.279cm" draw:marker-end-width="0.279cm" draw:fill="solid" draw:fill-color="#b2b2b2"/>
    </style:style>
    <style:style style:name="gr94" style:family="graphic" style:parent-style-name="standard">
      <style:graphic-properties draw:stroke="none" svg:stroke-width="0.053cm" draw:marker-start-width="0.279cm" draw:marker-end-width="0.279cm" draw:fill="solid" draw:fill-color="#004586"/>
    </style:style>
    <style:style style:name="gr95" style:family="graphic" style:parent-style-name="standard">
      <style:graphic-properties draw:stroke="none" svg:stroke-width="0.053cm" draw:marker-start-width="0.279cm" draw:marker-end-width="0.279cm" draw:fill="solid" draw:fill-color="#729fcf"/>
    </style:style>
    <style:style style:name="gr96" style:family="graphic" style:parent-style-name="standard">
      <style:graphic-properties draw:stroke="none" svg:stroke-width="0.053cm" draw:marker-start-width="0.279cm" draw:marker-end-width="0.279cm" draw:fill="solid" draw:fill-color="#5983b0"/>
    </style:style>
    <style:style style:name="gr97" style:family="graphic" style:parent-style-name="standard">
      <style:graphic-properties draw:stroke="none" svg:stroke-width="0.053cm" draw:marker-start-width="0.279cm" draw:marker-end-width="0.279cm" draw:fill="solid" draw:fill-color="#ffffff"/>
    </style:style>
    <style:style style:name="gr98" style:family="graphic" style:parent-style-name="standard">
      <style:graphic-properties draw:stroke="none" draw:fill="solid" draw:fill-color="#5983b0"/>
    </style:style>
    <style:style style:name="gr99" style:family="graphic" style:parent-style-name="objectwithoutfill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0" style:family="graphic" style:parent-style-name="objectwithoutfill">
      <style:graphic-properties svg:stroke-width="0.053cm" svg:stroke-color="#b2b2b2" draw:marker-start-width="0.281cm" draw:marker-end-width="0.281cm" draw:fill="none" draw:textarea-vertical-align="middle" fo:padding-top="0.153cm" fo:padding-bottom="0.153cm" fo:padding-left="0.278cm" fo:padding-right="0.278cm"/>
    </style:style>
    <style:style style:name="gr101" style:family="graphic" style:parent-style-name="objectwithoutfill">
      <style:graphic-properties svg:stroke-width="0.053cm" svg:stroke-color="#b2b2b2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02" style:family="graphic" style:parent-style-name="objectwithoutfill">
      <style:graphic-properties svg:stroke-width="0.053cm" svg:stroke-color="#004586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03" style:family="graphic" style:parent-style-name="objectwithoutfill">
      <style:graphic-properties svg:stroke-width="0.053cm" svg:stroke-color="#00458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4" style:family="graphic" style:parent-style-name="objectwithoutfill">
      <style:graphic-properties svg:stroke-width="0.053cm" svg:stroke-color="#b2b2b2" draw:marker-start="Symmetric_20_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5" style:family="graphic" style:parent-style-name="objectwithoutfill">
      <style:graphic-properties svg:stroke-width="0.053cm" svg:stroke-color="#004586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106" style:family="graphic" style:parent-style-name="objectwithoutfill">
      <style:graphic-properties svg:stroke-width="0.053cm" svg:stroke-color="#004586" draw:marker-start="Symmetric_20_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7" style:family="graphic" style:parent-style-name="objectwithoutfill">
      <style:graphic-properties svg:stroke-width="0.053cm" svg:stroke-color="#b2b2b2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108" style:family="graphic" style:parent-style-name="standard">
      <style:graphic-properties draw:stroke="none" draw:textarea-horizontal-align="justify" draw:textarea-vertical-align="middle" draw:auto-grow-height="false" fo:min-height="0.312cm" fo:min-width="0cm"/>
    </style:style>
    <style:style style:name="gr109" style:family="graphic" style:parent-style-name="standard">
      <style:graphic-properties draw:stroke="none" draw:fill-color="#5983b0" draw:textarea-horizontal-align="justify" draw:textarea-vertical-align="middle" draw:auto-grow-height="false" fo:min-height="0cm" fo:min-width="0cm"/>
    </style:style>
    <style:style style:name="gr110" style:family="graphic" style:parent-style-name="standard">
      <style:graphic-properties draw:stroke="none" draw:fill="solid" draw:fill-color="#97d5f6"/>
    </style:style>
    <style:style style:name="gr111" style:family="graphic" style:parent-style-name="standard">
      <style:graphic-properties draw:stroke="none" draw:fill="solid" draw:fill-color="#808080"/>
    </style:style>
    <style:style style:name="gr112" style:family="graphic" style:parent-style-name="standard">
      <style:graphic-properties draw:stroke="none" draw:fill-color="#b3b3b3" draw:textarea-vertical-align="middle"/>
    </style:style>
    <style:style style:name="gr113" style:family="graphic" style:parent-style-name="standard">
      <style:graphic-properties draw:stroke="none" draw:fill="solid" draw:fill-color="#b3b3b3"/>
    </style:style>
    <style:style style:name="gr114" style:family="graphic" style:parent-style-name="standard">
      <style:graphic-properties draw:stroke="solid" svg:stroke-width="0.01cm" svg:stroke-color="#cfe7f5" draw:stroke-linejoin="miter" draw:fill="solid" draw:fill-color="#cfe7f5" fo:padding-top="0.13cm" fo:padding-bottom="0.13cm" fo:padding-left="0.255cm" fo:padding-right="0.255cm" draw:shadow="hidden"/>
    </style:style>
    <style:style style:name="gr115" style:family="graphic" style:parent-style-name="standard">
      <style:graphic-properties draw:stroke="none" draw:fill-color="#5983b0" draw:textarea-vertical-align="middle"/>
    </style:style>
    <style:style style:name="gr116" style:family="graphic" style:parent-style-name="objectwithoutfill">
      <style:graphic-properties svg:stroke-width="0.081cm" svg:stroke-color="#5983b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8" style:family="graphic" style:parent-style-name="standard">
      <style:graphic-properties draw:stroke="none" draw:textarea-horizontal-align="justify" draw:textarea-vertical-align="middle" draw:auto-grow-height="false" fo:min-height="0.144cm" fo:min-width="0cm"/>
    </style:style>
    <style:style style:name="gr119" style:family="graphic" style:parent-style-name="standard">
      <style:graphic-properties draw:stroke="none" draw:fill-color="#2b4980" draw:textarea-horizontal-align="justify" draw:textarea-vertical-align="middle" draw:auto-grow-height="false" fo:min-height="0cm" fo:min-width="0cm"/>
    </style:style>
    <style:style style:name="gr120" style:family="graphic" style:parent-style-name="standard">
      <style:graphic-properties draw:stroke="none" draw:fill="solid" draw:fill-color="#b2b2b2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00458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/>
    </style:style>
    <style:style style:name="P5" style:family="paragraph">
      <loext:graphic-properties draw:fill="solid" draw:fill-color="#2a6099"/>
    </style:style>
    <style:style style:name="P6" style:family="paragraph">
      <loext:graphic-properties draw:fill="solid" draw:fill-color="#b4c7dc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="solid" draw:fill-color="#023f62"/>
    </style:style>
    <style:style style:name="P9" style:family="paragraph">
      <loext:graphic-properties draw:fill="solid" draw:fill-color="#3465a4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ddffd8"/>
    </style:style>
    <style:style style:name="P12" style:family="paragraph">
      <loext:graphic-properties draw:fill-color="#3465a4"/>
      <style:paragraph-properties fo:text-align="center"/>
    </style:style>
    <style:style style:name="P13" style:family="paragraph">
      <loext:graphic-properties draw:fill-color="#ed4c05"/>
      <style:paragraph-properties fo:text-align="center"/>
    </style:style>
    <style:style style:name="P14" style:family="paragraph">
      <loext:graphic-properties draw:fill-color="#a98563"/>
      <style:paragraph-properties fo:text-align="center"/>
    </style:style>
    <style:style style:name="P15" style:family="paragraph">
      <loext:graphic-properties draw:fill="solid" draw:fill-color="#a98563"/>
      <style:paragraph-properties fo:text-align="center"/>
    </style:style>
    <style:style style:name="P16" style:family="paragraph">
      <loext:graphic-properties draw:fill-color="#804c19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-color="#ff0000"/>
      <style:paragraph-properties fo:text-align="center"/>
    </style:style>
    <style:style style:name="P19" style:family="paragraph">
      <loext:graphic-properties draw:fill-color="#333333"/>
      <style:paragraph-properties fo:text-align="center"/>
    </style:style>
    <style:style style:name="P20" style:family="paragraph">
      <loext:graphic-properties draw:fill-color="#729fcf"/>
      <style:paragraph-properties fo:text-align="center"/>
    </style:style>
    <style:style style:name="P21" style:family="paragraph">
      <loext:graphic-properties draw:fill="solid" draw:fill-color="#729fcf"/>
      <style:paragraph-properties fo:text-align="center"/>
    </style:style>
    <style:style style:name="P22" style:family="paragraph">
      <loext:graphic-properties draw:fill-color="#2b4980"/>
      <style:paragraph-properties fo:text-align="center"/>
    </style:style>
    <style:style style:name="P23" style:family="paragraph">
      <loext:graphic-properties draw:fill-color="#aecf00"/>
      <style:paragraph-properties fo:text-align="center"/>
    </style:style>
    <style:style style:name="P24" style:family="paragraph">
      <loext:graphic-properties draw:fill-color="#b3b3b3"/>
      <style:paragraph-properties fo:text-align="center"/>
    </style:style>
    <style:style style:name="P25" style:family="paragraph">
      <loext:graphic-properties draw:fill-color="#999999"/>
      <style:paragraph-properties fo:text-align="center"/>
    </style:style>
    <style:style style:name="P26" style:family="paragraph">
      <loext:graphic-properties draw:fill-color="#4e7a97"/>
      <style:paragraph-properties fo:text-align="center"/>
    </style:style>
    <style:style style:name="P27" style:family="paragraph">
      <loext:graphic-properties draw:fill-color="#cfe7f5"/>
      <style:paragraph-properties fo:text-align="center"/>
    </style:style>
    <style:style style:name="P28" style:family="paragraph">
      <loext:graphic-properties draw:fill-color="#b4d3e5"/>
      <style:paragraph-properties fo:text-align="center"/>
    </style:style>
    <style:style style:name="P29" style:family="paragraph">
      <loext:graphic-properties draw:fill-color="#996633"/>
      <style:paragraph-properties fo:text-align="center"/>
    </style:style>
    <style:style style:name="P30" style:family="paragraph">
      <loext:graphic-properties draw:fill-color="#83caff"/>
      <style:paragraph-properties fo:text-align="center"/>
    </style:style>
    <style:style style:name="P31" style:family="paragraph">
      <loext:graphic-properties draw:fill="solid" draw:fill-color="#4c19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-color="#ff6633"/>
      <style:paragraph-properties fo:text-align="center"/>
      <style:text-properties fo:color="#4c1900"/>
    </style:style>
    <style:style style:name="P33" style:family="paragraph">
      <loext:graphic-properties draw:fill-color="#c8b892"/>
      <style:paragraph-properties fo:text-align="center"/>
      <style:text-properties fo:color="#4c1900"/>
    </style:style>
    <style:style style:name="P34" style:family="paragraph">
      <loext:graphic-properties draw:fill-color="#4c1900"/>
      <style:paragraph-properties fo:text-align="center"/>
      <style:text-properties fo:color="#4c1900"/>
    </style:style>
    <style:style style:name="P35" style:family="paragraph">
      <loext:graphic-properties draw:fill="solid" draw:fill-color="#c8b892"/>
      <style:paragraph-properties fo:text-align="center"/>
      <style:text-properties fo:color="#4c1900"/>
    </style:style>
    <style:style style:name="P36" style:family="paragraph">
      <loext:graphic-properties draw:fill="solid" draw:fill-color="#dddddd"/>
    </style:style>
    <style:style style:name="P37" style:family="paragraph">
      <loext:graphic-properties draw:fill="solid" draw:fill-color="#dddddd"/>
      <style:paragraph-properties fo:text-align="center"/>
    </style:style>
    <style:style style:name="P38" style:family="paragraph">
      <loext:graphic-properties draw:fill="solid" draw:fill-color="#2a6099"/>
      <style:paragraph-properties fo:text-align="center"/>
    </style:style>
    <style:style style:name="P39" style:family="paragraph">
      <loext:graphic-properties draw:fill-color="#2a6099"/>
      <style:paragraph-properties fo:text-align="center"/>
    </style:style>
    <style:style style:name="P40" style:family="paragraph">
      <loext:graphic-properties draw:fill="solid" draw:fill-color="#cfe7f5"/>
      <style:paragraph-properties fo:text-align="center"/>
    </style:style>
    <style:style style:name="P41" style:family="paragraph">
      <loext:graphic-properties draw:fill="solid" draw:fill-color="#ffffff"/>
    </style:style>
    <style:style style:name="P42" style:family="paragraph">
      <loext:graphic-properties draw:fill="solid" draw:fill-color="#cccccc"/>
    </style:style>
    <style:style style:name="P43" style:family="paragraph">
      <loext:graphic-properties draw:fill="solid" draw:fill-color="#97d5f6"/>
    </style:style>
    <style:style style:name="P44" style:family="paragraph">
      <loext:graphic-properties draw:fill="solid" draw:fill-color="#88d4e8"/>
    </style:style>
    <style:style style:name="P45" style:family="paragraph">
      <loext:graphic-properties draw:fill="solid" draw:fill-color="#2b4980"/>
    </style:style>
    <style:style style:name="P46" style:family="paragraph">
      <loext:graphic-properties draw:fill="solid" draw:fill-color="#3a5c71"/>
    </style:style>
    <style:style style:name="P47" style:family="paragraph">
      <loext:graphic-properties draw:fill="solid" draw:fill-color="#98d322"/>
    </style:style>
    <style:style style:name="P48" style:family="paragraph">
      <loext:graphic-properties draw:fill="solid" draw:fill-color="#b2b2b2"/>
    </style:style>
    <style:style style:name="P49" style:family="paragraph">
      <loext:graphic-properties draw:fill="solid" draw:fill-color="#004586"/>
    </style:style>
    <style:style style:name="P50" style:family="paragraph">
      <loext:graphic-properties draw:fill="solid" draw:fill-color="#5983b0"/>
    </style:style>
    <style:style style:name="P51" style:family="paragraph">
      <loext:graphic-properties draw:fill-color="#5983b0"/>
      <style:paragraph-properties fo:text-align="center"/>
    </style:style>
    <style:style style:name="P52" style:family="paragraph">
      <loext:graphic-properties draw:fill="solid" draw:fill-color="#808080"/>
    </style:style>
    <style:style style:name="P53" style:family="paragraph">
      <loext:graphic-properties draw:fill="solid" draw:fill-color="#b3b3b3"/>
    </style:style>
    <style:style style:name="P54" style:family="paragraph">
      <loext:graphic-properties draw:fill="solid" draw:fill-color="#cfe7f5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line draw:style-name="gr1" draw:text-style-name="P1" draw:layer="layout" svg:x1="7.099cm" svg:y1="6.893cm" svg:x2="6.91cm" svg:y2="8.505cm">
              <text:p/>
            </draw:line>
            <draw:line draw:style-name="gr1" draw:text-style-name="P1" draw:layer="layout" svg:x1="7.1cm" svg:y1="6.893cm" svg:x2="7.289cm" svg:y2="8.533cm">
              <text:p/>
            </draw:line>
            <draw:line draw:style-name="gr1" draw:text-style-name="P1" draw:layer="layout" svg:x1="6.944cm" svg:y1="8.24cm" svg:x2="7.285cm" svg:y2="8.533cm">
              <text:p/>
            </draw:line>
            <draw:line draw:style-name="gr1" draw:text-style-name="P1" draw:layer="layout" svg:x1="6.944cm" svg:y1="8.241cm" svg:x2="7.209cm" svg:y2="8.036cm">
              <text:p/>
            </draw:line>
            <draw:line draw:style-name="gr1" draw:text-style-name="P1" draw:layer="layout" svg:x1="6.986cm" svg:y1="7.829cm" svg:x2="7.213cm" svg:y2="8.034cm">
              <text:p/>
            </draw:line>
            <draw:line draw:style-name="gr1" draw:text-style-name="P1" draw:layer="layout" svg:x1="6.986cm" svg:y1="7.83cm" svg:x2="7.213cm" svg:y2="7.654cm">
              <text:p/>
            </draw:line>
            <draw:line draw:style-name="gr1" draw:text-style-name="P1" draw:layer="layout" svg:x1="7.024cm" svg:y1="7.508cm" svg:x2="7.213cm" svg:y2="7.654cm">
              <text:p/>
            </draw:line>
            <draw:line draw:style-name="gr1" draw:text-style-name="P1" draw:layer="layout" svg:x1="7.024cm" svg:y1="7.505cm" svg:x2="7.175cm" svg:y2="7.359cm">
              <text:p/>
            </draw:line>
            <draw:line draw:style-name="gr1" draw:text-style-name="P1" draw:layer="layout" svg:x1="7.064cm" svg:y1="7.244cm" svg:x2="7.178cm" svg:y2="7.362cm">
              <text:p/>
            </draw:line>
            <draw:line draw:style-name="gr1" draw:text-style-name="P1" draw:layer="layout" svg:x1="6.831cm" svg:y1="7.303cm" svg:x2="7.324cm" svg:y2="7.303cm">
              <text:p/>
            </draw:line>
            <draw:line draw:style-name="gr1" draw:text-style-name="P1" draw:layer="layout" svg:x1="6.72cm" svg:y1="7.568cm" svg:x2="7.439cm" svg:y2="7.568cm">
              <text:p/>
            </draw:line>
            <draw:line draw:style-name="gr1" draw:text-style-name="P1" draw:layer="layout" svg:x1="7.175cm" svg:y1="7.448cm" svg:x2="7.44cm" svg:y2="7.566cm">
              <text:p/>
            </draw:line>
            <draw:line draw:style-name="gr1" draw:text-style-name="P1" draw:layer="layout" svg:x1="7.023cm" svg:y1="7.448cm" svg:x2="6.72cm" svg:y2="7.566cm">
              <text:p/>
            </draw:line>
            <draw:line draw:style-name="gr1" draw:text-style-name="P1" draw:layer="layout" svg:x1="7.251cm" svg:y1="8.27cm" svg:x2="6.91cm" svg:y2="8.504cm">
              <text:p/>
            </draw:line>
            <draw:line draw:style-name="gr1" draw:text-style-name="P1" draw:layer="layout" svg:x1="7.247cm" svg:y1="8.27cm" svg:x2="6.944cm" svg:y2="8.036cm">
              <text:p/>
            </draw:line>
            <draw:line draw:style-name="gr1" draw:text-style-name="P1" draw:layer="layout" svg:x1="7.209cm" svg:y1="7.859cm" svg:x2="6.944cm" svg:y2="8.035cm">
              <text:p/>
            </draw:line>
            <draw:line draw:style-name="gr1" draw:text-style-name="P1" draw:layer="layout" svg:x1="7.213cm" svg:y1="7.856cm" svg:x2="6.986cm" svg:y2="7.71cm">
              <text:p/>
            </draw:line>
            <draw:line draw:style-name="gr1" draw:text-style-name="P1" draw:layer="layout" svg:x1="7.175cm" svg:y1="7.538cm" svg:x2="6.986cm" svg:y2="7.714cm">
              <text:p/>
            </draw:line>
            <draw:line draw:style-name="gr1" draw:text-style-name="P1" draw:layer="layout" svg:x1="7.175cm" svg:y1="7.535cm" svg:x2="7.024cm" svg:y2="7.389cm">
              <text:p/>
            </draw:line>
            <draw:custom-shape draw:style-name="gr2" draw:text-style-name="P2" draw:layer="layout" svg:width="0.606cm" svg:height="0.089cm" svg:x="6.796cm" svg:y="8.5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0.077cm" svg:height="0.061cm" svg:x="7.249cm" svg:y="7.3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5cm" svg:height="0.059cm" svg:x="7.251cm" svg:y="7.3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7cm" svg:height="0.061cm" svg:x="6.835cm" svg:y="7.3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7cm" svg:height="0.059cm" svg:x="6.835cm" svg:y="7.3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7cm" svg:height="0.061cm" svg:x="7.325cm" svg:y="7.5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5cm" svg:height="0.059cm" svg:x="7.327cm" svg:y="7.5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7cm" svg:height="0.061cm" svg:x="6.796cm" svg:y="7.5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7cm" svg:height="0.059cm" svg:x="6.796cm" svg:y="7.5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4" draw:text-style-name="P3" draw:layer="layout" svg:x1="6.22cm" svg:y1="7.89cm" svg:x2="7.32cm" svg:y2="7.59cm">
            <text:p/>
          </draw:line>
          <draw:line draw:style-name="gr4" draw:text-style-name="P3" draw:layer="layout" svg:x1="6.2cm" svg:y1="7.64cm" svg:x2="7.3cm" svg:y2="7.34cm">
            <text:p/>
          </draw:line>
          <draw:line draw:style-name="gr4" draw:text-style-name="P3" draw:layer="layout" svg:x1="5.77cm" svg:y1="7.64cm" svg:x2="6.87cm" svg:y2="7.34cm">
            <text:p/>
          </draw:line>
          <draw:line draw:style-name="gr4" draw:text-style-name="P3" draw:layer="layout" svg:x1="5.72cm" svg:y1="7.89cm" svg:x2="6.82cm" svg:y2="7.59cm">
            <text:p/>
          </draw:line>
          <draw:g>
            <draw:line draw:style-name="gr1" draw:text-style-name="P1" draw:layer="layout" svg:x1="5.979cm" svg:y1="7.19cm" svg:x2="5.79cm" svg:y2="8.802cm">
              <text:p/>
            </draw:line>
            <draw:line draw:style-name="gr1" draw:text-style-name="P1" draw:layer="layout" svg:x1="5.98cm" svg:y1="7.19cm" svg:x2="6.169cm" svg:y2="8.83cm">
              <text:p/>
            </draw:line>
            <draw:line draw:style-name="gr1" draw:text-style-name="P1" draw:layer="layout" svg:x1="5.824cm" svg:y1="8.537cm" svg:x2="6.165cm" svg:y2="8.83cm">
              <text:p/>
            </draw:line>
            <draw:line draw:style-name="gr1" draw:text-style-name="P1" draw:layer="layout" svg:x1="5.824cm" svg:y1="8.538cm" svg:x2="6.089cm" svg:y2="8.333cm">
              <text:p/>
            </draw:line>
            <draw:line draw:style-name="gr1" draw:text-style-name="P1" draw:layer="layout" svg:x1="5.866cm" svg:y1="8.126cm" svg:x2="6.093cm" svg:y2="8.331cm">
              <text:p/>
            </draw:line>
            <draw:line draw:style-name="gr1" draw:text-style-name="P1" draw:layer="layout" svg:x1="5.866cm" svg:y1="8.127cm" svg:x2="6.093cm" svg:y2="7.951cm">
              <text:p/>
            </draw:line>
            <draw:line draw:style-name="gr1" draw:text-style-name="P1" draw:layer="layout" svg:x1="5.904cm" svg:y1="7.805cm" svg:x2="6.093cm" svg:y2="7.951cm">
              <text:p/>
            </draw:line>
            <draw:line draw:style-name="gr1" draw:text-style-name="P1" draw:layer="layout" svg:x1="5.904cm" svg:y1="7.802cm" svg:x2="6.055cm" svg:y2="7.656cm">
              <text:p/>
            </draw:line>
            <draw:line draw:style-name="gr1" draw:text-style-name="P1" draw:layer="layout" svg:x1="5.944cm" svg:y1="7.541cm" svg:x2="6.058cm" svg:y2="7.659cm">
              <text:p/>
            </draw:line>
            <draw:line draw:style-name="gr1" draw:text-style-name="P1" draw:layer="layout" svg:x1="5.711cm" svg:y1="7.6cm" svg:x2="6.204cm" svg:y2="7.6cm">
              <text:p/>
            </draw:line>
            <draw:line draw:style-name="gr1" draw:text-style-name="P1" draw:layer="layout" svg:x1="5.6cm" svg:y1="7.865cm" svg:x2="6.319cm" svg:y2="7.865cm">
              <text:p/>
            </draw:line>
            <draw:line draw:style-name="gr1" draw:text-style-name="P1" draw:layer="layout" svg:x1="6.055cm" svg:y1="7.745cm" svg:x2="6.32cm" svg:y2="7.863cm">
              <text:p/>
            </draw:line>
            <draw:line draw:style-name="gr1" draw:text-style-name="P1" draw:layer="layout" svg:x1="5.903cm" svg:y1="7.745cm" svg:x2="5.6cm" svg:y2="7.863cm">
              <text:p/>
            </draw:line>
            <draw:line draw:style-name="gr1" draw:text-style-name="P1" draw:layer="layout" svg:x1="6.131cm" svg:y1="8.567cm" svg:x2="5.79cm" svg:y2="8.801cm">
              <text:p/>
            </draw:line>
            <draw:line draw:style-name="gr1" draw:text-style-name="P1" draw:layer="layout" svg:x1="6.127cm" svg:y1="8.567cm" svg:x2="5.824cm" svg:y2="8.333cm">
              <text:p/>
            </draw:line>
            <draw:line draw:style-name="gr1" draw:text-style-name="P1" draw:layer="layout" svg:x1="6.089cm" svg:y1="8.156cm" svg:x2="5.824cm" svg:y2="8.332cm">
              <text:p/>
            </draw:line>
            <draw:line draw:style-name="gr1" draw:text-style-name="P1" draw:layer="layout" svg:x1="6.093cm" svg:y1="8.153cm" svg:x2="5.866cm" svg:y2="8.007cm">
              <text:p/>
            </draw:line>
            <draw:line draw:style-name="gr1" draw:text-style-name="P1" draw:layer="layout" svg:x1="6.055cm" svg:y1="7.835cm" svg:x2="5.866cm" svg:y2="8.011cm">
              <text:p/>
            </draw:line>
            <draw:line draw:style-name="gr1" draw:text-style-name="P1" draw:layer="layout" svg:x1="6.055cm" svg:y1="7.832cm" svg:x2="5.904cm" svg:y2="7.686cm">
              <text:p/>
            </draw:line>
            <draw:custom-shape draw:style-name="gr2" draw:text-style-name="P2" draw:layer="layout" svg:width="0.606cm" svg:height="0.089cm" svg:x="5.676cm" svg:y="8.7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0.077cm" svg:height="0.061cm" svg:x="6.129cm" svg:y="7.5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5cm" svg:height="0.059cm" svg:x="6.131cm" svg:y="7.6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7cm" svg:height="0.061cm" svg:x="5.715cm" svg:y="7.5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7cm" svg:height="0.059cm" svg:x="5.715cm" svg:y="7.6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7cm" svg:height="0.061cm" svg:x="6.205cm" svg:y="7.8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5cm" svg:height="0.059cm" svg:x="6.207cm" svg:y="7.8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7cm" svg:height="0.061cm" svg:x="5.676cm" svg:y="7.8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7cm" svg:height="0.059cm" svg:x="5.676cm" svg:y="7.8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5" draw:text-style-name="P1" draw:layer="layout" svg:x1="13.835cm" svg:y1="7.361cm" svg:x2="13.588cm" svg:y2="8.198cm">
            <text:p/>
          </draw:line>
          <draw:line draw:style-name="gr5" draw:text-style-name="P1" draw:layer="layout" svg:x1="13.835cm" svg:y1="7.361cm" svg:x2="14.113cm" svg:y2="8.198cm">
            <text:p/>
          </draw:line>
          <draw:line draw:style-name="gr5" draw:text-style-name="P1" draw:layer="layout" svg:x1="13.434cm" svg:y1="7.241cm" svg:x2="14.176cm" svg:y2="7.45cm">
            <text:p/>
          </draw:line>
          <draw:path draw:style-name="gr6" draw:text-style-name="P2" draw:layer="layout" svg:width="0.27cm" svg:height="0.537cm" svg:x="13.254cm" svg:y="7.032cm" svg:viewBox="0 0 271 538" svg:d="M219 0c-288 90-209 538-209 538l157-285 104-221z">
            <text:p/>
          </draw:path>
          <draw:custom-shape draw:style-name="gr7" draw:text-style-name="P2" draw:layer="layout" svg:width="1.267cm" svg:height="0.149cm" svg:x="13cm" svg:y="8.141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8" draw:text-style-name="P4" draw:layer="layout" svg:width="0.639cm" svg:height="1.201cm" svg:x="9.1cm" svg:y="12.184cm" svg:viewBox="0 0 640 1202" draw:points="640,1202 0,1202 0,0 628,51">
            <text:p/>
          </draw:polygon>
          <draw:polygon draw:style-name="gr9" draw:text-style-name="P5" draw:layer="layout" svg:width="0.482cm" svg:height="1.252cm" svg:x="9.729cm" svg:y="12.133cm" svg:viewBox="0 0 483 1253" draw:points="483,1070 0,1253 0,102 434,0">
            <text:p/>
          </draw:polygon>
          <draw:polygon draw:style-name="gr9" draw:text-style-name="P5" draw:layer="layout" svg:width="0.144cm" svg:height="0.261cm" svg:x="9.341cm" svg:y="13.124cm" svg:viewBox="0 0 145 262" draw:points="145,262 0,262 0,0 145,0">
            <text:p/>
          </draw:polygon>
          <draw:polygon draw:style-name="gr10" draw:text-style-name="P6" draw:layer="layout" svg:width="1.063cm" svg:height="0.159cm" svg:x="9.1cm" svg:y="12.075cm" svg:viewBox="0 0 1064 160" draw:points="1064,58 628,160 0,109 580,0">
            <text:p/>
          </draw:polygon>
          <draw:polygon draw:style-name="gr8" draw:text-style-name="P4" draw:layer="layout" svg:width="0.639cm" svg:height="1.03cm" svg:x="9.873cm" svg:y="12.469cm" svg:viewBox="0 0 640 1031" draw:points="640,1031 0,1031 0,0 628,44">
            <text:p/>
          </draw:polygon>
          <draw:polygon draw:style-name="gr9" draw:text-style-name="P5" draw:layer="layout" svg:width="0.482cm" svg:height="1.074cm" svg:x="10.502cm" svg:y="12.425cm" svg:viewBox="0 0 483 1075" draw:points="483,918 0,1075 0,87 434,0">
            <text:p/>
          </draw:polygon>
          <draw:polygon draw:style-name="gr9" draw:text-style-name="P5" draw:layer="layout" svg:width="0.17cm" svg:height="0.353cm" svg:x="10.077cm" svg:y="13.146cm" svg:viewBox="0 0 171 354" draw:points="171,354 0,354 0,0 171,0">
            <text:p/>
          </draw:polygon>
          <draw:polygon draw:style-name="gr10" draw:text-style-name="P6" draw:layer="layout" svg:width="1.063cm" svg:height="0.13cm" svg:x="9.873cm" svg:y="12.381cm" svg:viewBox="0 0 1064 131" draw:points="1064,44 628,131 0,87 580,0">
            <text:p/>
          </draw:polygon>
          <draw:polygon draw:style-name="gr9" draw:text-style-name="P5" draw:layer="layout" svg:width="0.096cm" svg:height="0.086cm" svg:x="9.197cm" svg:y="12.906cm" svg:viewBox="0 0 97 87" draw:points="97,87 0,87 0,0 97,0">
            <text:p/>
          </draw:polygon>
          <draw:polygon draw:style-name="gr9" draw:text-style-name="P5" draw:layer="layout" svg:width="0.096cm" svg:height="0.086cm" svg:x="9.341cm" svg:y="12.906cm" svg:viewBox="0 0 97 87" draw:points="97,87 0,87 0,0 97,0">
            <text:p/>
          </draw:polygon>
          <draw:polygon draw:style-name="gr9" draw:text-style-name="P5" draw:layer="layout" svg:width="0.096cm" svg:height="0.086cm" svg:x="9.486cm" svg:y="12.906cm" svg:viewBox="0 0 97 87" draw:points="97,87 0,87 0,0 97,0">
            <text:p/>
          </draw:polygon>
          <draw:polygon draw:style-name="gr9" draw:text-style-name="P5" draw:layer="layout" svg:width="0.096cm" svg:height="0.086cm" svg:x="9.197cm" svg:y="12.731cm" svg:viewBox="0 0 97 87" draw:points="97,87 0,87 0,0 97,0">
            <text:p/>
          </draw:polygon>
          <draw:polygon draw:style-name="gr9" draw:text-style-name="P5" draw:layer="layout" svg:width="0.096cm" svg:height="0.086cm" svg:x="9.341cm" svg:y="12.731cm" svg:viewBox="0 0 97 87" draw:points="97,87 0,87 0,0 97,0">
            <text:p/>
          </draw:polygon>
          <draw:polygon draw:style-name="gr9" draw:text-style-name="P5" draw:layer="layout" svg:width="0.096cm" svg:height="0.086cm" svg:x="9.486cm" svg:y="12.731cm" svg:viewBox="0 0 97 87" draw:points="97,87 0,87 0,0 97,0">
            <text:p/>
          </draw:polygon>
          <draw:polygon draw:style-name="gr9" draw:text-style-name="P5" draw:layer="layout" svg:width="0.096cm" svg:height="0.086cm" svg:x="9.197cm" svg:y="12.556cm" svg:viewBox="0 0 97 87" draw:points="97,87 0,87 0,0 97,0">
            <text:p/>
          </draw:polygon>
          <draw:polygon draw:style-name="gr9" draw:text-style-name="P5" draw:layer="layout" svg:width="0.096cm" svg:height="0.086cm" svg:x="9.341cm" svg:y="12.556cm" svg:viewBox="0 0 97 87" draw:points="97,87 0,87 0,0 97,0">
            <text:p/>
          </draw:polygon>
          <draw:polygon draw:style-name="gr9" draw:text-style-name="P5" draw:layer="layout" svg:width="0.096cm" svg:height="0.086cm" svg:x="9.486cm" svg:y="12.556cm" svg:viewBox="0 0 97 87" draw:points="97,87 0,87 0,0 97,0">
            <text:p/>
          </draw:polygon>
          <draw:polygon draw:style-name="gr9" draw:text-style-name="P5" draw:layer="layout" svg:width="0.096cm" svg:height="0.086cm" svg:x="9.197cm" svg:y="12.381cm" svg:viewBox="0 0 97 87" draw:points="97,87 0,87 0,0 97,0">
            <text:p/>
          </draw:polygon>
          <draw:polygon draw:style-name="gr9" draw:text-style-name="P5" draw:layer="layout" svg:width="0.096cm" svg:height="0.086cm" svg:x="9.341cm" svg:y="12.381cm" svg:viewBox="0 0 97 87" draw:points="97,87 0,87 0,0 97,0">
            <text:p/>
          </draw:polygon>
          <draw:polygon draw:style-name="gr9" draw:text-style-name="P5" draw:layer="layout" svg:width="0.096cm" svg:height="0.086cm" svg:x="9.486cm" svg:y="12.381cm" svg:viewBox="0 0 97 87" draw:points="97,87 0,87 0,0 97,0">
            <text:p/>
          </draw:polygon>
          <draw:polygon draw:style-name="gr9" draw:text-style-name="P5" draw:layer="layout" svg:width="0.386cm" svg:height="0.086cm" svg:x="9.97cm" svg:y="12.643cm" svg:viewBox="0 0 387 87" draw:points="387,87 0,87 0,0 387,0">
            <text:p/>
          </draw:polygon>
          <draw:polygon draw:style-name="gr9" draw:text-style-name="P5" draw:layer="layout" svg:width="0.386cm" svg:height="0.086cm" svg:x="9.97cm" svg:y="12.818cm" svg:viewBox="0 0 387 87" draw:points="387,87 0,87 0,0 387,0">
            <text:p/>
          </draw:polygon>
          <draw:polygon draw:style-name="gr9" draw:text-style-name="P5" draw:layer="layout" svg:width="0.386cm" svg:height="0.086cm" svg:x="9.97cm" svg:y="12.993cm" svg:viewBox="0 0 387 87" draw:points="387,87 0,87 0,0 387,0">
            <text:p/>
          </draw:polygon>
        </draw:g>
        <draw:g>
          <draw:line draw:style-name="gr11" draw:text-style-name="P3" draw:layer="layout" svg:x1="6.827cm" svg:y1="17.175cm" svg:x2="7.627cm" svg:y2="17.415cm">
            <text:p/>
          </draw:line>
          <draw:custom-shape draw:style-name="gr12" draw:text-style-name="P7" draw:layer="layout" svg:width="0.934cm" svg:height="0.186cm" svg:x="6.72cm" svg:y="16.1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1" draw:text-style-name="P3" draw:layer="layout" svg:x1="7.094cm" svg:y1="16.215cm" svg:x2="6.827cm" svg:y2="16.322cm">
            <text:p/>
          </draw:line>
          <draw:line draw:style-name="gr11" draw:text-style-name="P3" draw:layer="layout" svg:x1="7.173cm" svg:y1="16.535cm" svg:x2="6.827cm" svg:y2="16.322cm">
            <text:p/>
          </draw:line>
          <draw:line draw:style-name="gr11" draw:text-style-name="P3" draw:layer="layout" svg:x1="7.307cm" svg:y1="16.616cm" svg:x2="7.707cm" svg:y2="16.429cm">
            <text:p/>
          </draw:line>
          <draw:line draw:style-name="gr11" draw:text-style-name="P3" draw:layer="layout" svg:x1="7.227cm" svg:y1="16.669cm" svg:x2="7.573cm" svg:y2="16.882cm">
            <text:p/>
          </draw:line>
          <draw:line draw:style-name="gr11" draw:text-style-name="P3" draw:layer="layout" svg:x1="6.16cm" svg:y1="17.442cm" svg:x2="5.467cm" svg:y2="17.202cm">
            <text:p/>
          </draw:line>
          <draw:line draw:style-name="gr11" draw:text-style-name="P3" draw:layer="layout" svg:x1="6.08cm" svg:y1="17.015cm" svg:x2="5.467cm" svg:y2="17.175cm">
            <text:p/>
          </draw:line>
          <draw:line draw:style-name="gr11" draw:text-style-name="P3" draw:layer="layout" svg:x1="5.654cm" svg:y1="16.962cm" svg:x2="5.387cm" svg:y2="17.122cm">
            <text:p/>
          </draw:line>
          <draw:line draw:style-name="gr11" draw:text-style-name="P3" draw:layer="layout" svg:x1="4.614cm" svg:y1="16.855cm" svg:x2="5.281cm" svg:y2="17.122cm">
            <text:p/>
          </draw:line>
          <draw:line draw:style-name="gr13" draw:text-style-name="P3" draw:layer="layout" svg:x1="6.96cm" svg:y1="17.175cm" svg:x2="7.627cm" svg:y2="17.388cm">
            <text:p/>
          </draw:line>
          <draw:line draw:style-name="gr13" draw:text-style-name="P3" draw:layer="layout" svg:x1="7.307cm" svg:y1="16.562cm" svg:x2="7.734cm" svg:y2="16.375cm">
            <text:p/>
          </draw:line>
          <draw:line draw:style-name="gr13" draw:text-style-name="P3" draw:layer="layout" svg:x1="6.907cm" svg:y1="16.322cm" svg:x2="7.28cm" svg:y2="16.562cm">
            <text:p/>
          </draw:line>
          <draw:line draw:style-name="gr13" draw:text-style-name="P3" draw:layer="layout" svg:x1="4.56cm" svg:y1="16.882cm" svg:x2="5.227cm" svg:y2="17.149cm">
            <text:p/>
          </draw:line>
          <draw:line draw:style-name="gr13" draw:text-style-name="P3" draw:layer="layout" svg:x1="5.707cm" svg:y1="16.962cm" svg:x2="5.44cm" svg:y2="17.149cm">
            <text:p/>
          </draw:line>
          <draw:line draw:style-name="gr13" draw:text-style-name="P3" draw:layer="layout" svg:x1="6.107cm" svg:y1="17.042cm" svg:x2="5.44cm" svg:y2="17.229cm">
            <text:p/>
          </draw:line>
          <draw:polygon draw:style-name="gr8" draw:text-style-name="P4" draw:layer="layout" svg:width="0.352cm" svg:height="0.732cm" svg:x="5.494cm" svg:y="16.255cm" svg:viewBox="0 0 353 733" draw:points="353,733 0,733 0,0 346,31">
            <text:p/>
          </draw:polygon>
          <draw:polygon draw:style-name="gr9" draw:text-style-name="P5" draw:layer="layout" svg:width="0.265cm" svg:height="0.763cm" svg:x="5.841cm" svg:y="16.224cm" svg:viewBox="0 0 266 764" draw:points="266,653 0,764 0,62 240,0">
            <text:p/>
          </draw:polygon>
          <draw:polygon draw:style-name="gr9" draw:text-style-name="P5" draw:layer="layout" svg:width="0.079cm" svg:height="0.159cm" svg:x="5.627cm" svg:y="16.828cm" svg:viewBox="0 0 80 160" draw:points="80,160 0,160 0,0 80,0">
            <text:p/>
          </draw:polygon>
          <draw:polygon draw:style-name="gr10" draw:text-style-name="P6" draw:layer="layout" svg:width="0.586cm" svg:height="0.097cm" svg:x="5.494cm" svg:y="16.188cm" svg:viewBox="0 0 587 98" draw:points="587,35 346,98 0,67 320,0">
            <text:p/>
          </draw:polygon>
          <draw:custom-shape draw:style-name="gr12" draw:text-style-name="P7" draw:layer="layout" svg:width="0.933cm" svg:height="0.186cm" svg:x="7.467cm" svg:y="16.32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polygon draw:style-name="gr8" draw:text-style-name="P4" draw:layer="layout" svg:width="0.352cm" svg:height="0.628cm" svg:x="5.92cm" svg:y="16.429cm" svg:viewBox="0 0 353 629" draw:points="353,629 0,629 0,0 346,27">
            <text:p/>
          </draw:polygon>
          <draw:polygon draw:style-name="gr9" draw:text-style-name="P5" draw:layer="layout" svg:width="0.265cm" svg:height="0.655cm" svg:x="6.267cm" svg:y="16.402cm" svg:viewBox="0 0 266 656" draw:points="266,560 0,656 0,53 240,0">
            <text:p/>
          </draw:polygon>
          <draw:polygon draw:style-name="gr9" draw:text-style-name="P5" draw:layer="layout" svg:width="0.093cm" svg:height="0.215cm" svg:x="6.033cm" svg:y="16.841cm" svg:viewBox="0 0 94 216" draw:points="94,216 0,216 0,0 94,0">
            <text:p/>
          </draw:polygon>
          <draw:polygon draw:style-name="gr8" draw:text-style-name="P4" draw:layer="layout" svg:width="0.277cm" svg:height="0.392cm" svg:x="6.96cm" svg:y="15.848cm" svg:viewBox="0 0 278 393" draw:points="0,393 139,393 278,393 278,159 139,0 0,159">
            <text:p/>
          </draw:polygon>
          <draw:polygon draw:style-name="gr9" draw:text-style-name="P5" draw:layer="layout" svg:width="0.281cm" svg:height="0.232cm" svg:x="7.238cm" svg:y="16.009cm" svg:viewBox="0 0 282 233" draw:points="282,233 0,233 0,0 282,0">
            <text:p/>
          </draw:polygon>
          <draw:polygon draw:style-name="gr14" draw:text-style-name="P8" draw:layer="layout" svg:width="0.42cm" svg:height="0.159cm" svg:x="7.099cm" svg:y="15.848cm" svg:viewBox="0 0 421 160" draw:points="0,0 283,0 421,160 139,160">
            <text:p/>
          </draw:polygon>
          <draw:polygon draw:style-name="gr8" draw:text-style-name="P4" draw:layer="layout" svg:width="0.036cm" svg:height="0.148cm" svg:x="7.272cm" svg:y="15.8cm" svg:viewBox="0 0 37 149" draw:points="37,149 37,0 0,0 0,107">
            <text:p/>
          </draw:polygon>
          <draw:polygon draw:style-name="gr15" draw:text-style-name="P9" draw:layer="layout" svg:width="0.032cm" svg:height="0.148cm" svg:x="7.308cm" svg:y="15.8cm" svg:viewBox="0 0 33 149" draw:points="0,149 33,149 33,0 0,0">
            <text:p/>
          </draw:polygon>
          <draw:polygon draw:style-name="gr9" draw:text-style-name="P5" draw:layer="layout" svg:width="0.074cm" svg:height="0.149cm" svg:x="7.05cm" svg:y="16.092cm" svg:viewBox="0 0 75 150" draw:points="75,150 0,150 0,0 75,0">
            <text:p/>
          </draw:polygon>
          <draw:polygon draw:style-name="gr8" draw:text-style-name="P4" draw:layer="layout" svg:width="0.277cm" svg:height="0.392cm" svg:x="7.6cm" svg:y="15.997cm" svg:viewBox="0 0 278 393" draw:points="0,393 139,393 278,393 278,159 139,0 0,159">
            <text:p/>
          </draw:polygon>
          <draw:polygon draw:style-name="gr9" draw:text-style-name="P5" draw:layer="layout" svg:width="0.281cm" svg:height="0.232cm" svg:x="7.878cm" svg:y="16.157cm" svg:viewBox="0 0 282 233" draw:points="282,233 0,233 0,0 282,0">
            <text:p/>
          </draw:polygon>
          <draw:polygon draw:style-name="gr14" draw:text-style-name="P8" draw:layer="layout" svg:width="0.42cm" svg:height="0.159cm" svg:x="7.739cm" svg:y="15.997cm" svg:viewBox="0 0 421 160" draw:points="0,0 283,0 421,160 139,160">
            <text:p/>
          </draw:polygon>
          <draw:polygon draw:style-name="gr8" draw:text-style-name="P4" draw:layer="layout" svg:width="0.036cm" svg:height="0.148cm" svg:x="7.911cm" svg:y="15.948cm" svg:viewBox="0 0 37 149" draw:points="37,149 37,0 0,0 0,107">
            <text:p/>
          </draw:polygon>
          <draw:polygon draw:style-name="gr15" draw:text-style-name="P9" draw:layer="layout" svg:width="0.032cm" svg:height="0.148cm" svg:x="7.948cm" svg:y="15.948cm" svg:viewBox="0 0 33 149" draw:points="0,149 33,149 33,0 0,0">
            <text:p/>
          </draw:polygon>
          <draw:polygon draw:style-name="gr9" draw:text-style-name="P5" draw:layer="layout" svg:width="0.074cm" svg:height="0.149cm" svg:x="7.69cm" svg:y="16.241cm" svg:viewBox="0 0 75 150" draw:points="75,150 0,150 0,0 75,0">
            <text:p/>
          </draw:polygon>
          <draw:polygon draw:style-name="gr8" draw:text-style-name="P4" draw:layer="layout" svg:width="0.272cm" svg:height="0.442cm" svg:x="4.187cm" svg:y="16.508cm" svg:viewBox="0 0 273 443" draw:points="273,443 0,400 0,0 273,53">
            <text:p/>
          </draw:polygon>
          <draw:polygon draw:style-name="gr9" draw:text-style-name="P5" draw:layer="layout" svg:width="0.452cm" svg:height="0.468cm" svg:x="4.454cm" svg:y="16.482cm" svg:viewBox="0 0 453 469" draw:points="453,346 0,469 0,80 453,0">
            <text:p/>
          </draw:polygon>
          <draw:polygon draw:style-name="gr10" draw:text-style-name="P6" draw:layer="layout" svg:width="0.586cm" svg:height="0.079cm" svg:x="5.92cm" svg:y="16.375cm" svg:viewBox="0 0 587 80" draw:points="587,27 346,80 0,53 320,0">
            <text:p/>
          </draw:polygon>
          <draw:polygon draw:style-name="gr9" draw:text-style-name="P5" draw:layer="layout" svg:width="0.052cm" svg:height="0.052cm" svg:x="5.547cm" svg:y="16.695cm" svg:viewBox="0 0 53 53" draw:points="53,53 0,53 0,0 53,0">
            <text:p/>
          </draw:polygon>
          <draw:polygon draw:style-name="gr9" draw:text-style-name="P5" draw:layer="layout" svg:width="0.052cm" svg:height="0.052cm" svg:x="5.627cm" svg:y="16.695cm" svg:viewBox="0 0 53 53" draw:points="53,53 0,53 0,0 53,0">
            <text:p/>
          </draw:polygon>
          <draw:polygon draw:style-name="gr9" draw:text-style-name="P5" draw:layer="layout" svg:width="0.052cm" svg:height="0.052cm" svg:x="5.707cm" svg:y="16.695cm" svg:viewBox="0 0 53 53" draw:points="53,53 0,53 0,0 53,0">
            <text:p/>
          </draw:polygon>
          <draw:polygon draw:style-name="gr9" draw:text-style-name="P5" draw:layer="layout" svg:width="0.052cm" svg:height="0.052cm" svg:x="5.547cm" svg:y="16.588cm" svg:viewBox="0 0 53 53" draw:points="53,53 0,53 0,0 53,0">
            <text:p/>
          </draw:polygon>
          <draw:polygon draw:style-name="gr9" draw:text-style-name="P5" draw:layer="layout" svg:width="0.052cm" svg:height="0.052cm" svg:x="5.627cm" svg:y="16.588cm" svg:viewBox="0 0 53 53" draw:points="53,53 0,53 0,0 53,0">
            <text:p/>
          </draw:polygon>
          <draw:polygon draw:style-name="gr9" draw:text-style-name="P5" draw:layer="layout" svg:width="0.052cm" svg:height="0.052cm" svg:x="5.707cm" svg:y="16.588cm" svg:viewBox="0 0 53 53" draw:points="53,53 0,53 0,0 53,0">
            <text:p/>
          </draw:polygon>
          <draw:polygon draw:style-name="gr9" draw:text-style-name="P5" draw:layer="layout" svg:width="0.052cm" svg:height="0.052cm" svg:x="5.547cm" svg:y="16.482cm" svg:viewBox="0 0 53 53" draw:points="53,53 0,53 0,0 53,0">
            <text:p/>
          </draw:polygon>
          <draw:polygon draw:style-name="gr9" draw:text-style-name="P5" draw:layer="layout" svg:width="0.052cm" svg:height="0.052cm" svg:x="5.627cm" svg:y="16.482cm" svg:viewBox="0 0 53 53" draw:points="53,53 0,53 0,0 53,0">
            <text:p/>
          </draw:polygon>
          <draw:polygon draw:style-name="gr9" draw:text-style-name="P5" draw:layer="layout" svg:width="0.052cm" svg:height="0.052cm" svg:x="5.707cm" svg:y="16.482cm" svg:viewBox="0 0 53 53" draw:points="53,53 0,53 0,0 53,0">
            <text:p/>
          </draw:polygon>
          <draw:polygon draw:style-name="gr9" draw:text-style-name="P5" draw:layer="layout" svg:width="0.052cm" svg:height="0.052cm" svg:x="5.547cm" svg:y="16.375cm" svg:viewBox="0 0 53 53" draw:points="53,53 0,53 0,0 53,0">
            <text:p/>
          </draw:polygon>
          <draw:polygon draw:style-name="gr9" draw:text-style-name="P5" draw:layer="layout" svg:width="0.052cm" svg:height="0.052cm" svg:x="5.627cm" svg:y="16.375cm" svg:viewBox="0 0 53 53" draw:points="53,53 0,53 0,0 53,0">
            <text:p/>
          </draw:polygon>
          <draw:polygon draw:style-name="gr9" draw:text-style-name="P5" draw:layer="layout" svg:width="0.052cm" svg:height="0.052cm" svg:x="5.707cm" svg:y="16.375cm" svg:viewBox="0 0 53 53" draw:points="53,53 0,53 0,0 53,0">
            <text:p/>
          </draw:polygon>
          <draw:polygon draw:style-name="gr9" draw:text-style-name="P5" draw:layer="layout" svg:width="0.212cm" svg:height="0.052cm" svg:x="5.974cm" svg:y="16.535cm" svg:viewBox="0 0 213 53" draw:points="213,53 0,53 0,0 213,0">
            <text:p/>
          </draw:polygon>
          <draw:polygon draw:style-name="gr9" draw:text-style-name="P5" draw:layer="layout" svg:width="0.212cm" svg:height="0.052cm" svg:x="5.974cm" svg:y="16.642cm" svg:viewBox="0 0 213 53" draw:points="213,53 0,53 0,0 213,0">
            <text:p/>
          </draw:polygon>
          <draw:polygon draw:style-name="gr9" draw:text-style-name="P5" draw:layer="layout" svg:width="0.212cm" svg:height="0.052cm" svg:x="5.974cm" svg:y="16.748cm" svg:viewBox="0 0 213 53" draw:points="213,53 0,53 0,0 213,0">
            <text:p/>
          </draw:polygon>
          <draw:polygon draw:style-name="gr10" draw:text-style-name="P6" draw:layer="layout" svg:width="0.719cm" svg:height="0.132cm" svg:x="4.187cm" svg:y="16.429cm" svg:viewBox="0 0 720 133" draw:points="720,53 267,133 0,80 480,0">
            <text:p/>
          </draw:polygon>
          <draw:custom-shape draw:style-name="gr16" draw:text-style-name="P10" draw:layer="layout" svg:width="0.08cm" svg:height="0.427cm" svg:x="4.48cm" svg:y="16.081cm">
            <text:p/>
            <draw:enhanced-geometry svg:viewBox="0 0 88 21600" draw:glue-points="44 ?f6 44 0 0 10800 44 21600 88 10800" draw:text-areas="0 ?f6 88 ?f3" draw:type="can" draw:modifiers="1807.8700811992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polygon draw:style-name="gr8" draw:text-style-name="P4" draw:layer="layout" svg:width="0.114cm" svg:height="0.197cm" svg:x="5.227cm" svg:y="17.099cm" svg:viewBox="0 0 115 198" draw:points="115,198 0,178 0,0 115,13">
            <text:p/>
          </draw:polygon>
          <draw:polygon draw:style-name="gr9" draw:text-style-name="P5" draw:layer="layout" svg:width="0.154cm" svg:height="0.208cm" svg:x="5.339cm" svg:y="17.088cm" svg:viewBox="0 0 155 209" draw:points="155,158 0,209 0,24 155,0">
            <text:p/>
          </draw:polygon>
          <draw:polygon draw:style-name="gr10" draw:text-style-name="P6" draw:layer="layout" svg:width="0.266cm" svg:height="0.043cm" svg:x="5.227cm" svg:y="17.068cm" svg:viewBox="0 0 267 44" draw:points="267,20 112,44 0,31 160,0">
            <text:p/>
          </draw:polygon>
          <draw:polygon draw:style-name="gr8" draw:text-style-name="P4" draw:layer="layout" svg:width="0.114cm" svg:height="0.197cm" svg:x="7.067cm" svg:y="16.524cm" svg:viewBox="0 0 115 198" draw:points="115,198 0,178 0,0 115,13">
            <text:p/>
          </draw:polygon>
          <draw:polygon draw:style-name="gr9" draw:text-style-name="P5" draw:layer="layout" svg:width="0.154cm" svg:height="0.208cm" svg:x="7.179cm" svg:y="16.512cm" svg:viewBox="0 0 155 209" draw:points="155,158 0,209 0,24 155,0">
            <text:p/>
          </draw:polygon>
          <draw:polygon draw:style-name="gr10" draw:text-style-name="P6" draw:layer="layout" svg:width="0.266cm" svg:height="0.043cm" svg:x="7.067cm" svg:y="16.493cm" svg:viewBox="0 0 267 44" draw:points="267,20 112,44 0,31 160,0">
            <text:p/>
          </draw:polygon>
          <draw:polygon draw:style-name="gr8" draw:text-style-name="P4" draw:layer="layout" svg:width="0.299cm" svg:height="0.442cm" svg:x="7.387cm" svg:y="17.255cm" svg:viewBox="0 0 300 443" draw:points="300,443 0,373 0,0 300,53">
            <text:p/>
          </draw:polygon>
          <draw:polygon draw:style-name="gr9" draw:text-style-name="P5" draw:layer="layout" svg:width="0.452cm" svg:height="0.468cm" svg:x="7.68cm" svg:y="17.228cm" svg:viewBox="0 0 453 469" draw:points="453,346 0,469 0,80 453,0">
            <text:p/>
          </draw:polygon>
          <draw:polygon draw:style-name="gr10" draw:text-style-name="P6" draw:layer="layout" svg:width="0.746cm" svg:height="0.132cm" svg:x="7.387cm" svg:y="17.175cm" svg:viewBox="0 0 747 133" draw:points="747,53 276,133 0,80 497,0">
            <text:p/>
          </draw:polygon>
          <draw:polygon draw:style-name="gr17" draw:text-style-name="P10" draw:layer="layout" svg:width="0.212cm" svg:height="0.159cm" svg:x="7.733cm" svg:y="17.335cm" svg:viewBox="0 0 213 160" draw:points="0,53 0,160 213,107 213,0">
            <text:p/>
          </draw:polygon>
          <draw:polygon draw:style-name="gr17" draw:text-style-name="P10" draw:layer="layout" svg:width="0.212cm" svg:height="0.159cm" svg:x="7.733cm" svg:y="17.495cm" svg:viewBox="0 0 213 160" draw:points="0,53 0,160 213,107 213,0">
            <text:p/>
          </draw:polygon>
          <draw:polygon draw:style-name="gr17" draw:text-style-name="P10" draw:layer="layout" svg:width="0.106cm" svg:height="0.266cm" svg:x="8cm" svg:y="17.308cm" svg:viewBox="0 0 107 267" draw:points="0,27 0,267 107,240 107,0">
            <text:p/>
          </draw:polygon>
          <draw:polygon draw:style-name="gr18" draw:text-style-name="P11" draw:layer="layout" svg:width="0.025cm" svg:height="0.049cm" draw:transform="skewX (-0.0204203522483336) translate (6.7246958450207cm 16.6511353000505cm)" svg:viewBox="0 0 26 50" draw:points="24,50 0,49 2,0 26,0">
            <text:p/>
          </draw:polygon>
          <draw:path draw:style-name="gr18" draw:text-style-name="P11" draw:layer="layout" svg:width="0.167cm" svg:height="0.167cm" draw:transform="skewX (0.00593411945678072) rotate (-0.00593411945678148) translate (6.6599070766851cm 16.4890600182882cm)" svg:viewBox="0 0 168 168" svg:d="M0 83c0 47 38 84 84 85 46 0 84-37 84-84 0-46-38-84-84-84s-84 37-84 83z">
            <text:p/>
          </draw:path>
          <draw:path draw:style-name="gr18" draw:text-style-name="P11" draw:layer="layout" svg:width="0.167cm" svg:height="0.171cm" draw:transform="skewX (0.00575958653158129) rotate (-0.0118682389135618) translate (6.6619432247434cm 16.4007916175122cm)" svg:viewBox="0 0 168 172" svg:d="M168 171c-1-71-85-171-85-171 0 0-84 100-83 172z">
            <text:p/>
          </draw:path>
          <draw:polygon draw:style-name="gr18" draw:text-style-name="P11" draw:layer="layout" svg:width="0.024cm" svg:height="0.049cm" svg:x="6.547cm" svg:y="16.352cm" svg:viewBox="0 0 25 50" draw:points="24,50 0,49 1,0 25,0">
            <text:p/>
          </draw:polygon>
          <draw:path draw:style-name="gr18" draw:text-style-name="P11" draw:layer="layout" svg:width="0.167cm" svg:height="0.167cm" draw:transform="rotate (-0.00593411945678148) translate (6.4807600044662cm 16.1901470329669cm)" svg:viewBox="0 0 168 168" svg:d="M0 83c0 47 37 84 84 85 46 0 84-37 84-84 0-46-38-84-84-84s-84 37-84 83z">
            <text:p/>
          </draw:path>
          <draw:path draw:style-name="gr18" draw:text-style-name="P11" draw:layer="layout" svg:width="0.167cm" svg:height="0.171cm" draw:transform="rotate (-0.0118682389135618) translate (6.4823038246428cm 16.1018702210274cm)" svg:viewBox="0 0 168 172" svg:d="M168 171c0-71-84-171-84-171 0 0-84 100-84 172z">
            <text:p/>
          </draw:path>
          <draw:polygon draw:style-name="gr18" draw:text-style-name="P11" draw:layer="layout" svg:width="0.025cm" svg:height="0.049cm" draw:transform="skewX (-0.0204203522483336) translate (7.9592648323625cm 16.4378188443543cm)" svg:viewBox="0 0 26 50" draw:points="24,50 0,49 2,0 26,0">
            <text:p/>
          </draw:polygon>
          <draw:path draw:style-name="gr18" draw:text-style-name="P11" draw:layer="layout" svg:width="0.167cm" svg:height="0.167cm" draw:transform="skewX (-0.00593411945678072) rotate (-0.0120427718387613) translate (7.8939992264205cm 16.2752252248199cm)" svg:viewBox="0 0 168 168" svg:d="M0 84c0 46 37 84 84 84 46 0 84-38 84-84 0-47-38-84-84-84s-84 38-84 84z">
            <text:p/>
          </draw:path>
          <draw:path draw:style-name="gr18" draw:text-style-name="P11" draw:layer="layout" svg:width="0.167cm" svg:height="0.171cm" draw:transform="skewX (0.00575958653158129) rotate (-0.0120427718387613) translate (7.8965423263329cm 16.1874611018272cm)" svg:viewBox="0 0 168 172" svg:d="M168 171c-1-71-85-171-85-171 0 0-84 100-83 172z">
            <text:p/>
          </draw:path>
          <draw:polygon draw:style-name="gr18" draw:text-style-name="P11" draw:layer="layout" svg:width="0.024cm" svg:height="0.049cm" svg:x="7.214cm" svg:y="16.251cm" svg:viewBox="0 0 25 50" draw:points="24,50 0,49 1,0 25,0">
            <text:p/>
          </draw:polygon>
          <draw:path draw:style-name="gr18" draw:text-style-name="P11" draw:layer="layout" svg:width="0.167cm" svg:height="0.167cm" draw:transform="rotate (-0.00593411945678148) translate (7.1473739285168cm 16.0890883620809cm)" svg:viewBox="0 0 168 168" svg:d="M0 83c0 47 37 84 84 85 46 0 84-37 84-84 0-46-38-84-84-84s-84 37-84 83z">
            <text:p/>
          </draw:path>
          <draw:path draw:style-name="gr18" draw:text-style-name="P11" draw:layer="layout" svg:width="0.167cm" svg:height="0.171cm" draw:transform="rotate (-0.0120427718387613) translate (7.1489478743383cm 16.0007973180241cm)" svg:viewBox="0 0 168 172" svg:d="M168 171c0-71-84-171-84-171 0 0-84 100-84 172z">
            <text:p/>
          </draw:path>
          <draw:polygon draw:style-name="gr18" draw:text-style-name="P11" draw:layer="layout" svg:width="0.024cm" svg:height="0.049cm" svg:x="7.366cm" svg:y="17.605cm" svg:viewBox="0 0 25 50" draw:points="24,50 0,49 1,0 25,0">
            <text:p/>
          </draw:polygon>
          <draw:path draw:style-name="gr18" draw:text-style-name="P11" draw:layer="layout" svg:width="0.167cm" svg:height="0.167cm" draw:transform="rotate (-0.00593411945678148) translate (7.2993619032004cm 17.4433812101821cm)" svg:viewBox="0 0 168 168" svg:d="M0 83c0 47 37 84 84 85 46 0 84-37 84-84 0-46-38-84-84-84s-84 37-84 83z">
            <text:p/>
          </draw:path>
          <draw:path draw:style-name="gr18" draw:text-style-name="P11" draw:layer="layout" svg:width="0.167cm" svg:height="0.171cm" draw:transform="rotate (-0.0118682389135618) translate (7.3009057735175cm 17.3551045962198cm)" svg:viewBox="0 0 168 172" svg:d="M168 172c0-72-84-172-84-172 0 0-84 100-84 172z">
            <text:p/>
          </draw:path>
          <draw:polygon draw:style-name="gr18" draw:text-style-name="P11" draw:layer="layout" svg:width="0.024cm" svg:height="0.049cm" svg:x="7.552cm" svg:y="17.664cm" svg:viewBox="0 0 25 50" draw:points="24,50 0,49 1,0 25,0">
            <text:p/>
          </draw:polygon>
          <draw:path draw:style-name="gr18" draw:text-style-name="P11" draw:layer="layout" svg:width="0.167cm" svg:height="0.167cm" draw:transform="rotate (-0.00593411945678148) translate (7.4860138019345cm 17.5023098810682cm)" svg:viewBox="0 0 168 168" svg:d="M0 83c0 47 37 84 84 85 46 0 84-37 84-84 0-46-38-84-84-84s-84 37-84 83z">
            <text:p/>
          </draw:path>
          <draw:path draw:style-name="gr18" draw:text-style-name="P11" draw:layer="layout" svg:width="0.167cm" svg:height="0.171cm" draw:transform="rotate (-0.0118682389135618) translate (7.4875573089648cm 17.4140330793255cm)" svg:viewBox="0 0 168 172" svg:d="M168 171c0-71-84-171-84-171 0 0-84 100-84 172z">
            <text:p/>
          </draw:path>
          <draw:line draw:style-name="gr13" draw:text-style-name="P3" draw:layer="layout" svg:x1="6.16cm" svg:y1="17.495cm" svg:x2="5.44cm" svg:y2="17.228cm">
            <text:p/>
          </draw:line>
          <draw:line draw:style-name="gr13" draw:text-style-name="P3" draw:layer="layout" svg:x1="6.16cm" svg:y1="17.495cm" svg:x2="7.547cm" svg:y2="16.935cm">
            <text:p/>
          </draw:line>
          <draw:line draw:style-name="gr13" draw:text-style-name="P3" draw:layer="layout" svg:x1="7.2cm" svg:y1="16.695cm" svg:x2="7.546cm" svg:y2="16.935cm">
            <text:p/>
          </draw:line>
          <draw:line draw:style-name="gr13" draw:text-style-name="P3" draw:layer="layout" svg:x1="6.907cm" svg:y1="16.322cm" svg:x2="7.094cm" svg:y2="16.242cm">
            <text:p/>
          </draw:line>
          <draw:line draw:style-name="gr11" draw:text-style-name="P3" draw:layer="layout" svg:x1="6.16cm" svg:y1="17.442cm" svg:x2="7.573cm" svg:y2="16.882cm">
            <text:p/>
          </draw:line>
          <draw:custom-shape draw:style-name="gr19" draw:text-style-name="P12" draw:layer="layout" svg:width="0.16cm" svg:height="0.079cm" draw:transform="skewX (0.0127409035395585) rotate (2.73161481229632) translate (4.919cm 17.163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12" draw:layer="layout" svg:width="0.16cm" svg:height="0.08cm" draw:transform="skewX (0.0125663706143591) rotate (2.73161481229632) translate (5.728cm 17.47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12" draw:layer="layout" svg:width="0.16cm" svg:height="0.081cm" draw:transform="skewX (-0.0123918376891596) rotate (-2.71468511855198) translate (7.467cm 17.08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13" draw:layer="layout" svg:width="0.16cm" svg:height="0.079cm" draw:transform="rotate (-0.321489648217356) translate (5.893cm 17.2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13" draw:layer="layout" svg:width="0.16cm" svg:height="0.079cm" draw:transform="rotate (-0.321489648217356) translate (5.102cm 16.90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13" draw:layer="layout" svg:width="0.159cm" svg:height="0.079cm" draw:transform="rotate (0.29548424236264) translate (6.731cm 17.07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13" draw:layer="layout" svg:width="0.16cm" svg:height="0.08cm" draw:transform="skewX (0.0125663706143592) rotate (-0.321489648217356) translate (7.102cm 17.28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9" draw:text-style-name="P12" draw:layer="layout" svg:width="0.167cm" svg:height="0.119cm" draw:transform="skewX (0.00837758040957278) rotate (-0.0361283155162824) translate (15.685cm 12.835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gon draw:style-name="gr21" draw:text-style-name="P14" draw:layer="layout" svg:width="0.469cm" svg:height="1.074cm" svg:x="15.801cm" svg:y="12.696cm" svg:viewBox="0 0 470 1075" draw:points="470,1075 0,761 16,0 454,242">
            <text:p/>
          </draw:polygon>
          <draw:polygon draw:style-name="gr22" draw:text-style-name="P15" draw:layer="layout" svg:width="0.583cm" svg:height="1.103cm" svg:x="15.234cm" svg:y="12.696cm" svg:viewBox="0 0 584 1104" draw:points="584,0 0,291 0,1104 567,765">
            <text:p/>
          </draw:polygon>
          <draw:polygon draw:style-name="gr23" draw:text-style-name="P16" draw:layer="layout" svg:width="0.793cm" svg:height="0.43cm" svg:x="15.089cm" svg:y="12.588cm" svg:viewBox="0 0 794 431" draw:points="146,431 761,108 794,0 0,376">
            <text:p/>
          </draw:polygon>
          <draw:polygon draw:style-name="gr23" draw:text-style-name="P16" draw:layer="layout" svg:width="0.664cm" svg:height="0.376cm" svg:x="15.72cm" svg:y="12.588cm" svg:viewBox="0 0 665 377" draw:points="97,108 535,377 665,293 162,0 0,81">
            <text:p/>
          </draw:polygon>
          <draw:g>
            <draw:custom-shape draw:style-name="gr24" draw:text-style-name="P10" draw:layer="layout" svg:width="0.06cm" svg:height="0.205cm" svg:x="16.022cm" svg:y="12.828cm">
              <text:p/>
              <draw:enhanced-geometry svg:viewBox="0 0 21600 21600" draw:path-stretchpoint-x="10800" draw:path-stretchpoint-y="10800" draw:text-areas="?f3 ?f4 ?f5 ?f6" draw:type="round-rectangle" draw:modifiers="10314.808652246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0" draw:layer="layout" svg:width="0.077cm" svg:height="0.084cm" svg:x="16.014cm" svg:y="12.9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7" draw:layer="layout" svg:width="0.03cm" svg:height="0.197cm" svg:x="16.037cm" svg:y="12.851cm">
              <text:p/>
              <draw:enhanced-geometry svg:viewBox="0 0 21600 21600" draw:path-stretchpoint-x="10800" draw:path-stretchpoint-y="10800" draw:text-areas="?f3 ?f4 ?f5 ?f6" draw:type="round-rectangle" draw:modifiers="10314.808652246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8" draw:layer="layout" svg:width="0.016cm" svg:height="0.168cm" svg:x="16.044cm" svg:y="12.865cm">
              <text:p/>
              <draw:enhanced-geometry svg:viewBox="0 0 21600 21600" draw:path-stretchpoint-x="10800" draw:path-stretchpoint-y="10800" draw:text-areas="?f3 ?f4 ?f5 ?f6" draw:type="round-rectangle" draw:modifiers="10314.808652246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8" draw:layer="layout" svg:width="0.027cm" svg:height="0.03cm" svg:x="16.04cm" svg:y="13.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9" draw:layer="layout" svg:width="0.016cm" svg:height="0.006cm" svg:x="16.044cm" svg:y="12.889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19" draw:layer="layout" svg:width="0.016cm" svg:height="0.007cm" svg:x="16.044cm" svg:y="12.912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19" draw:layer="layout" svg:width="0.016cm" svg:height="0.008cm" svg:x="16.044cm" svg:y="12.93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19" draw:layer="layout" svg:width="0.016cm" svg:height="0.007cm" svg:x="16.044cm" svg:y="12.95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19" draw:layer="layout" svg:width="0.016cm" svg:height="0.009cm" svg:x="16.044cm" svg:y="12.979cm">
              <text:p/>
              <draw:enhanced-geometry svg:viewBox="0 0 21600 21600" draw:type="rectangle" draw:enhanced-path="M 0 0 L 21600 0 21600 21600 0 21600 0 0 Z N"/>
            </draw:custom-shape>
          </draw:g>
          <draw:polygon draw:style-name="gr28" draw:text-style-name="P20" draw:layer="layout" svg:width="0.471cm" svg:height="0.323cm" svg:x="15.796cm" svg:y="13.152cm" svg:viewBox="0 0 472 324" draw:points="472,324 0,147 22,0 472,177">
            <text:p/>
          </draw:polygon>
          <draw:polygon draw:style-name="gr29" draw:text-style-name="P21" draw:layer="layout" svg:width="0.583cm" svg:height="0.412cm" svg:x="15.234cm" svg:y="13.152cm" svg:viewBox="0 0 584 413" draw:points="584,0 2,265 0,413 561,147">
            <text:p/>
          </draw:polygon>
          <draw:custom-shape draw:style-name="gr30" draw:text-style-name="P13" draw:layer="layout" svg:width="0.064cm" svg:height="1.142cm" draw:transform="skewX (0.00261799387799149) rotate (-0.00349065850398869) translate (15.834cm 12.127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1" draw:text-style-name="P12" draw:layer="layout" svg:width="0.042cm" svg:height="1.173cm" draw:transform="skewX (0.00680678408277789) translate (15.732cm 12.067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12cm" svg:height="0.095cm" svg:x="15.833cm" svg:y="11.103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12cm" svg:height="0.095cm" svg:x="15.833cm" svg:y="11.34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12cm" svg:height="0.095cm" svg:x="16cm" svg:y="11.341cm">
            <text:p/>
            <draw:enhanced-geometry svg:viewBox="0 0 21600 21600" draw:type="rectangle" draw:enhanced-path="M 0 0 L 21600 0 21600 21600 0 21600 0 0 Z N"/>
          </draw:custom-shape>
          <draw:polygon draw:style-name="gr21" draw:text-style-name="P14" draw:layer="layout" svg:width="0.73cm" svg:height="0.603cm" svg:x="15.592cm" svg:y="11.63cm" svg:viewBox="0 0 731 604" draw:points="731,604 0,227 0,0 731,340">
            <text:p/>
          </draw:polygon>
          <draw:polygon draw:style-name="gr33" draw:text-style-name="P23" draw:layer="layout" svg:width="1.737cm" svg:height="0.742cm" svg:x="15cm" svg:y="11.265cm" svg:viewBox="0 0 1738 743" draw:points="164,604 604,353 1310,743 1738,504 869,0 0,504">
            <text:p/>
          </draw:polygon>
          <draw:polygon draw:style-name="gr34" draw:text-style-name="P24" draw:layer="layout" svg:width="0.616cm" svg:height="0.642cm" svg:x="15.579cm" svg:y="11.177cm" svg:viewBox="0 0 617 643" draw:points="0,0 0,441 617,643 617,265">
            <text:p/>
          </draw:polygon>
          <draw:polygon draw:style-name="gr35" draw:text-style-name="P25" draw:layer="layout" svg:width="0.616cm" svg:height="0.339cm" svg:x="15.592cm" svg:y="11.366cm" svg:viewBox="0 0 617 340" draw:points="617,277 504,340 0,50 101,0">
            <text:p/>
          </draw:polygon>
          <draw:path draw:style-name="gr36" draw:text-style-name="P3" draw:layer="layout" svg:width="0.251cm" svg:height="0.507cm" draw:transform="rotate (1.5707963267949) translate (15.6529331167465cm 11.6804393951695cm)" svg:viewBox="0 0 252 508" svg:d="M63 2c151 0 164 0 164 0 0 0 25-12 12 25-12 38-176 265-239 416 25-12 227-391 239-378 13 13-226 391-214 403 13 13 227-377 227-377 0 0-227 390-214 415 12 25 201-239 201-239">
            <text:p/>
          </draw:path>
          <draw:polyline draw:style-name="gr37" draw:text-style-name="P3" draw:layer="layout" svg:width="0.158cm" svg:height="0.183cm" draw:transform="skewX (0.0176278254451427) rotate (-2.71939750753236) translate (15.787166568198cm 11.5650007244582cm)" svg:viewBox="0 0 159 184" draw:points="0,176 79,184 159,0">
            <text:p/>
          </draw:polyline>
          <draw:polygon draw:style-name="gr35" draw:text-style-name="P25" draw:layer="layout" svg:width="0.691cm" svg:height="0.377cm" svg:x="15.579cm" svg:y="11.529cm" svg:viewBox="0 0 692 378" draw:points="692,290 516,378 0,88 164,0">
            <text:p/>
          </draw:polygon>
          <draw:polygon draw:style-name="gr38" draw:text-style-name="P26" draw:layer="layout" svg:width="0.213cm" svg:height="0.251cm" svg:x="15.945cm" svg:y="11.063cm" svg:viewBox="0 0 214 252" draw:points="214,0 214,252 0,126">
            <text:p/>
          </draw:polygon>
          <draw:polygon draw:style-name="gr39" draw:text-style-name="P27" draw:layer="layout" svg:width="0.062cm" svg:height="0.528cm" svg:x="15.542cm" svg:y="11.126cm" svg:viewBox="0 0 63 529" draw:points="63,25 50,529 0,504 0,0">
            <text:p/>
          </draw:polygon>
          <draw:polygon draw:style-name="gr40" draw:text-style-name="P28" draw:layer="layout" svg:width="0.427cm" svg:height="0.44cm" svg:x="15.617cm" svg:y="11.164cm" svg:viewBox="0 0 428 441" draw:points="428,441 0,202 0,0 428,227">
            <text:p/>
          </draw:polygon>
          <draw:polygon draw:style-name="gr39" draw:text-style-name="P27" draw:layer="layout" svg:width="0.049cm" svg:height="0.289cm" svg:x="16.008cm" svg:y="11.366cm" svg:viewBox="0 0 50 290" draw:points="50,290 0,265 0,0 50,25">
            <text:p/>
          </draw:polygon>
          <draw:polygon draw:style-name="gr41" draw:text-style-name="P10" draw:layer="layout" svg:width="0.226cm" svg:height="0.326cm" svg:x="16.058cm" svg:y="11.328cm" svg:viewBox="0 0 227 327" draw:points="227,0 0,88 0,327 227,227">
            <text:p/>
          </draw:polygon>
          <draw:polygon draw:style-name="gr41" draw:text-style-name="P10" draw:layer="layout" svg:width="0.113cm" svg:height="0.314cm" svg:x="16.172cm" svg:y="11.555cm" svg:viewBox="0 0 114 315" draw:points="0,25 0,315 114,252 114,0">
            <text:p/>
          </draw:polygon>
          <draw:polygon draw:style-name="gr38" draw:text-style-name="P26" draw:layer="layout" svg:width="0.037cm" svg:height="0.528cm" svg:x="15.592cm" svg:y="11.126cm" svg:viewBox="0 0 38 529" draw:points="0,529 38,504 38,13 0,0">
            <text:p/>
          </draw:polygon>
          <draw:path draw:style-name="gr36" draw:text-style-name="P3" draw:layer="layout" svg:width="0.252cm" svg:height="0.507cm" draw:transform="rotate (1.5707963267949) translate (15.6529772393618cm 11.8693913409134cm)" svg:viewBox="0 0 253 508" svg:d="M252 2c0 0 0-12-13 25-12 38-176 265-239 416 25-12 227-391 239-378 13 13-226 391-214 403 13 13 214-402 227-377 13 24-227 390-214 415 12 25 139-214 139-227">
            <text:p/>
          </draw:path>
          <draw:path draw:style-name="gr42" draw:text-style-name="P3" draw:layer="layout" svg:width="0.226cm" svg:height="0.479cm" draw:transform="rotate (-1.5707963267949) translate (16.1591986225893cm 11.5664609182974cm)" svg:viewBox="0 0 227 480" svg:d="M51 479c8 7-58-108-50-101 7 7 219-392 226-378 8 14-209 364-201 378 7 15 100-144 100-151">
            <text:p/>
          </draw:path>
          <draw:polygon draw:style-name="gr39" draw:text-style-name="P27" draw:layer="layout" svg:width="0.742cm" svg:height="0.503cm" svg:x="15.542cm" svg:y="10.912cm" svg:viewBox="0 0 743 504" draw:points="0,214 378,0 617,151 466,252 743,416 516,504">
            <text:p/>
          </draw:polygon>
          <draw:polygon draw:style-name="gr43" draw:text-style-name="P10" draw:layer="layout" svg:width="0.049cm" svg:height="0.062cm" svg:x="15.668cm" svg:y="11.252cm" svg:viewBox="0 0 50 63" draw:points="0,0 50,25 50,63 0,38">
            <text:p/>
          </draw:polygon>
          <draw:polygon draw:style-name="gr43" draw:text-style-name="P10" draw:layer="layout" svg:width="0.049cm" svg:height="0.062cm" svg:x="15.756cm" svg:y="11.303cm" svg:viewBox="0 0 50 63" draw:points="0,0 50,25 50,63 0,38">
            <text:p/>
          </draw:polygon>
          <draw:polygon draw:style-name="gr43" draw:text-style-name="P10" draw:layer="layout" svg:width="0.049cm" svg:height="0.062cm" svg:x="15.844cm" svg:y="11.353cm" svg:viewBox="0 0 50 63" draw:points="0,0 50,25 50,63 0,38">
            <text:p/>
          </draw:polygon>
          <draw:polygon draw:style-name="gr43" draw:text-style-name="P10" draw:layer="layout" svg:width="0.049cm" svg:height="0.062cm" svg:x="15.932cm" svg:y="11.403cm" svg:viewBox="0 0 50 63" draw:points="0,0 50,25 50,63 0,38">
            <text:p/>
          </draw:polygon>
          <draw:polygon draw:style-name="gr43" draw:text-style-name="P10" draw:layer="layout" svg:width="0.049cm" svg:height="0.062cm" svg:x="15.668cm" svg:y="11.315cm" svg:viewBox="0 0 50 63" draw:points="0,0 50,25 50,63 0,38">
            <text:p/>
          </draw:polygon>
          <draw:polygon draw:style-name="gr43" draw:text-style-name="P10" draw:layer="layout" svg:width="0.049cm" svg:height="0.062cm" svg:x="15.756cm" svg:y="11.366cm" svg:viewBox="0 0 50 63" draw:points="0,0 50,25 50,63 0,38">
            <text:p/>
          </draw:polygon>
          <draw:polygon draw:style-name="gr43" draw:text-style-name="P10" draw:layer="layout" svg:width="0.049cm" svg:height="0.062cm" svg:x="15.844cm" svg:y="11.416cm" svg:viewBox="0 0 50 63" draw:points="0,0 50,25 50,63 0,38">
            <text:p/>
          </draw:polygon>
          <draw:polygon draw:style-name="gr43" draw:text-style-name="P10" draw:layer="layout" svg:width="0.049cm" svg:height="0.062cm" svg:x="15.932cm" svg:y="11.467cm" svg:viewBox="0 0 50 63" draw:points="0,0 50,25 50,63 0,38">
            <text:p/>
          </draw:polygon>
          <draw:polygon draw:style-name="gr22" draw:text-style-name="P15" draw:layer="layout" svg:width="0.44cm" svg:height="0.452cm" svg:x="15.164cm" svg:y="11.617cm" svg:viewBox="0 0 441 453" draw:points="441,0 0,252 0,453 441,227">
            <text:p/>
          </draw:polygon>
          <draw:polygon draw:style-name="gr44" draw:text-style-name="P29" draw:layer="layout" svg:width="1.158cm" svg:height="0.667cm" svg:x="15.164cm" svg:y="11.819cm" svg:viewBox="0 0 1159 668" draw:points="0,252 453,0 1159,416 718,668">
            <text:p/>
          </draw:polygon>
          <draw:polygon draw:style-name="gr45" draw:text-style-name="P14" draw:layer="layout" svg:width="0.881cm" svg:height="0.793cm" svg:x="15cm" svg:y="11.768cm" svg:viewBox="0 0 882 794" draw:points="0,0 0,277 882,794 882,718 164,302 164,101">
            <text:p/>
          </draw:polygon>
          <draw:polygon draw:style-name="gr23" draw:text-style-name="P16" draw:layer="layout" svg:width="0.855cm" svg:height="0.793cm" svg:x="15.882cm" svg:y="11.768cm" svg:viewBox="0 0 856 794" draw:points="856,0 844,302 0,794 0,718 441,466 428,239">
            <text:p/>
          </draw:polygon>
          <draw:path draw:style-name="gr46" draw:text-style-name="P3" draw:layer="layout" svg:width="0.369cm" svg:height="0.133cm" draw:transform="rotate (-1.63799150299668) translate (15.7629203585031cm 11.6389610157627cm)" svg:viewBox="0 0 370 134" svg:d="M0 134c189-1 282-8 282-8l88-126">
            <text:p/>
          </draw:path>
          <draw:polygon draw:style-name="gr47" draw:text-style-name="P30" draw:layer="layout" svg:width="0.213cm" svg:height="0.285cm" svg:x="15.667cm" svg:y="11.983cm" svg:viewBox="0 0 214 286" draw:points="214,286 0,167 0,0 214,119">
            <text:p/>
          </draw:polygon>
          <draw:polygon draw:style-name="gr47" draw:text-style-name="P30" draw:layer="layout" svg:width="0.166cm" svg:height="0.261cm" svg:x="15.881cm" svg:y="12.007cm" svg:viewBox="0 0 167 262" draw:points="0,262 0,95 167,0 167,191">
            <text:p/>
          </draw:polygon>
          <draw:path draw:style-name="gr48" draw:text-style-name="P3" draw:layer="layout" svg:width="0.368cm" svg:height="0.132cm" draw:transform="rotate (-1.63729337129588) translate (15.8102944347903cm 11.6152758079579cm)" svg:viewBox="0 0 369 133" svg:d="M0 133c189 1 282-8 282-8l87-125">
            <text:p/>
          </draw:path>
          <draw:polygon draw:style-name="gr49" draw:text-style-name="P21" draw:layer="layout" svg:width="0.38cm" svg:height="0.213cm" svg:x="15.667cm" svg:y="11.888cm" svg:viewBox="0 0 381 214" draw:points="0,95 214,214 381,119 167,0">
            <text:p/>
          </draw:polygon>
          <draw:custom-shape draw:style-name="gr12" draw:text-style-name="P7" draw:layer="layout" svg:width="0.088cm" svg:height="0.088cm" svg:x="15.617cm" svg:y="11.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41" draw:text-style-name="P10" draw:layer="layout" svg:width="0.63cm" svg:height="0.44cm" svg:x="15.603cm" svg:y="10.95cm" svg:viewBox="0 0 631 441" draw:points="0,173 304,0 497,122 355,214 631,378 455,441">
            <text:p/>
          </draw:polygon>
          <draw:polyline draw:style-name="gr50" draw:text-style-name="P3" draw:layer="layout" svg:width="0.052cm" svg:height="0.054cm" draw:transform="skewX (-0.0392699081698724) rotate (1.24389615789636) translate (15.6264901987194cm 11.6457996198796cm)" svg:viewBox="0 0 53 55" draw:points="5,0 45,0 0,28 53,24 19,48 37,55">
            <text:p/>
          </draw:polyline>
          <draw:path draw:style-name="gr51" draw:text-style-name="P31" draw:layer="layout" svg:width="0.051cm" svg:height="0.166cm" svg:x="16.45cm" svg:y="11.65cm" svg:viewBox="0 0 52 167" svg:d="M52 153l-1-1v-1c0 0 0-3 0-4 0 0 0-1-1-2 0-1 0-3 0-4v-3c0-1-1-1-1-2v-2-1-1c0-1 0-3 0-3 0-1 0-2-1-3 0 0 0-1 0-2 0 0 0-1 0-2 0 0 0-1 0-2s0-2 0-2l-1-2c0-1 0-1 0-2s0-3 0-3c0-1 0-3 0-3 0-1 0-1 0-2s-1-2-1-3c0-2-1-4-1-4 0-1 0-3 0-3 0 0 0-1 0-2s0-1 0-1c0-1 0-3 0-3 0-1 0-1 0-1 0 0 0-2-1-2 0-1 0-2 0-2v-1-1c1-1 1-1 1-2l-1-2-1-2c0-1 0-1 0-1 0-1 0-1 0-1v-1c-1 0-1 0-1 0 0-1 0-2 0-2v-1-1-1l-1-1c0 0 0-2 0-3 0 1 0 2 0 2h1v-1l1-1h1c0-1 0-1 0-1v-1c-1 0-1 0-1 0v-1l-1-2c0-1 0-1 0-1v-2c0 0 0-3 0-4 0 0 0-2 0-3 0 0 1-1 1-2s0-2 1-2l1-1c0-1 0-2 0-2v-1-1h1v-1-1-1c0 0 0-1 0-2-1 0-1-2-1-2 0-1 0-1 0-1v-1c0-1 0-2 0-2 0-1 0-2 0-2h-1c0 0 0-1-1-1v-1l-1-1v-1c-1 0-1 0-1 0h-1c-1 0-1 0-1 0h-1v-1c-1 0-1 0-2 0h-1-1v-1h-1v-1h-1c0-1 0-1 0-1v-1-2c0-1 0-3 0-3 1 0 1 0 1 0 1 0 1 0 1-1s0-1 0-1c0-1 1-1 1-2-1 0-1-1-1-1v-1c0 0 0-2 0-3-1-3-3-4-6-4-1-1-3-1-4-1s-3 1-3 1v1c-1 0-1 1-1 1-1 1-1 2-1 3v2c0 1 0 1 0 1v1c0 1 0 2 0 2 0 1 0 2 0 3s0 2 0 2c1 2 1 2 1 2 1 1 1 1 1 1v1 1c0 1 0 1 0 1 0 1 0 1 0 1h-1c0 0-1 0-1 1 0 0-1 0-2 0 0 0 0 1-1 1l-1-1c-1 0-1 1-1 1-1 0-1 0-1 0h-1-1c0 0-1 0-1 1h-1c0 1 0 0 0 0 0 1-1 1-1 1 0 0 0 1 0 2h-1c-1 0-1 1-1 1 0 1 0 2 0 2l-1 1c0 1-1 2-1 3l-1 1c0 1 0 2 0 2-1 1-1 1-1 2l-1 1v1c0 1 0 2-1 3 0 1 0 3 0 3 0 1 0 2 0 3 0 0 1 0 1 1h1 1c1 0 1 0 1 0h1l1 1 1 1c1 0 1 0 2 0h1c1 0 1 0 1 0l-1 1c0 1 0 2 0 3s0 4 0 4c0 1 0 2 0 2 0 1 0 1 0 1 1 0 1 0 2 1v1 1 1 1c0 1 0 1 0 1v1 1l-1 1v1c0 1 0 1 0 1-1 0-1 0-1 0 0 1 0 1 0 1 0 0 0 1 0 2s0 1 0 1c-1 0-1 0-1 1v1h1c0 1 0 1 0 1v1 1c0 1 0 1 0 2s0 1 0 1c0 2 0 2 0 3s0 2 0 3c1 1 1 1 1 2 1 1 1 3 1 3 0 2 0 2 0 3 1 0 1 1 1 1 0 1 0 3 0 3v4c0 1 0 4 1 4 0 1 0 4 0 5s0 4 0 4c1 0 1 2 1 2 0 0 1 2 1 3s0 2 0 3c1 0 1 1 1 1v2c0 0 1 1 2 1v3c0 0 0 1 0 2-2 1-2 1-2 1 0 1 0 1 0 2 0 0 0 1-1 2v1 1h1v1c0 1 0 1 0 1v1c-1 0-1 0-1 0v1c0 1-1 1-1 1v1h-1v1h-1-1c0 0-2 1-3 1 0 1 0 1-1 1v1h-1c0 1 0 2 0 2h1c1 1 1 1 1 1h1 1 1 1c1 0 1 0 1 0 1 0 1 0 1 0 1 0 1 0 1 0h1 1c1 0 1 0 1 0v-1c1 0 1 0 1 0h1c1-1 2-1 3-1 0-1 0 0 0 0l1 1h1 1c1-1 1-1 1-1 0 1 0 1 0 1v-1h1c0 1 1 1 1 0h1v-1c1 0 0 0 0 0v-1c0-1 0-1 0-1 0-1 0-1 0-1v-1-1-1-1c0 0 1 0 1-1h1c0 0 0-1 0-2v-1c0-1-1-2-1-3l-1-1-1-1v-1-1c0-1 0-2 0-3v-2c0-2 0-3 0-3 1 0 1-1 1-1 0 0 0-2-1-2l1-1c0 0 0-2 0-3-1 0-1-3-1-3 0-1 0-1 0-2s0-1 0-2c0 0 1-2 1-3v-1-1c0-1 0-3 0-3l-1-1v-1c0-1 0-1 0-2v-1c0-1 0 0 0 0v1 1c1 0 1 1 1 1v1 1 1c1 1 1 2 1 2 0 1 0 1 0 1 0 1 0 1 0 1 0 1 0 2 0 2 1 1 1 1 1 1v1c0 1 0 1 0 1 0 1 0 1 0 2v1c1 1 1 1 1 1v1 1c0 1 0 2 0 2v1c0 0 0 2 0 3v3c0 1 0 2 1 2 0 2 0 4 0 5 0 0 0 1 1 1 0 1 0 1 0 2 1 1 1 2 1 2l1 1h1c0 1 0 1-1 1 0 1 0 1 0 1-1 0-1 0-1 0 0 1-1 2-1 2v1c-1 0-1 1-1 1l1 1 1 1c0 1 1 1 1 1v1h1c0 1 0 1 0 1 1 0 1 1 1 1 0 0-1 0-1 1v1c0 1 0 1 0 1v1 1h1c1 0 1 1 2 1l3-1c1 0 3 0 3 0 1 0 1 0 1 0 0-1 0-1 0-1v-1c0-1 0-1 0-1v-1-1-1-1l1-1c0-1 0-1 0-1v-1l1-1c1 0 1-1 1-1z">
            <text:p/>
          </draw:path>
          <draw:path draw:style-name="gr52" draw:text-style-name="P31" draw:layer="layout" svg:width="0.051cm" svg:height="0.166cm" svg:x="16.355cm" svg:y="11.65cm" svg:viewBox="0 0 52 167" svg:d="M0 153l1-1v-1c0 0 0-3 0-4 0 0 0-1 0-2s0-3 0-4l1-3c0-1 0-1 0-2v-2-1c1 0 1 0 1-1s0-3 0-3c0-1 0-2 0-3 0 0 0-1 0-2 0 0 0-1 0-2 0 0 0-1 0-2s1-2 1-2l1-2c0-1 0-1 0-2s0-3 0-3c0-1 0-3 0-3 0-1 0-1 0-2s0-2 1-3c0-2 0-4 0-4 0-1 0-3 0-3 0 0 0-1 0-2 1 0 1 0 1 0 0-1 0-1 0-1 0-1 0-3 0-3 0-1 0-1 0-1 0 0 0-2 1-2 0-1 0-2 0-2v-1-1c-1-1-1-1-1-2l1-2v-2c0-1 0-1 0-1h1c0-1 0-1 0-1v-1c0-1 0-2 1-2v-1-1-1-1h1c0 0 0-2 0-3 0 1-1 2-1 2h-1v-1-1c-1 0-1 0-1 0 0-1 0-1 0-1v-1h1v-1l1-2c0-1 0-1 0-1v-2c0 0 0-3 0-4 0 0-1-2-1-3 0 0 0-1 0-2-1 0-1 0-1 0 0-1 0-2 0-2l-1-1c0-1 0-2 0-2l-1-1v-1-1-1-1c0 0 0-1 0-2v-2c0-1 1-1 1-1 0 0 0-1-1-1 0-1 1-2 1-2 0-1 0-2 0-2h1v-1l1-1v-1c0 0 1 0 1-1h1 1 1l1-1h1c1 0 1 0 1 0h1v-1c1 0 2 0 2 0v-1c0-1 1-1 1-1v-1-2c0-1 0-3 0-3-1 0-1 0-1 0l-1-1c-1 0-1 0-1 0 0-1 0-1 0-1 0-1 0-1 0-2v-1h1c1 0 1 0 1-1 0 0 0-2 0-3 0-3 2-4 4-4 2-1 3-1 4-1s3 1 3 1c0 0 1 0 1 1l1 1c0 1 1 2 1 3l1 2c0 1-1 1 0 1v1c0 1-1 2-1 2 0 1 0 2 0 3s0 2-1 2c0 2 0 2-1 2 0 1 0 1 0 1v1 1c0 1 0 1 0 1 0 1 0 1 0 1h1c0 0 1 0 1 1 1 0 1 0 1 0l1 1c1 0 1 0 2-1l1 1h1 1 1l1 1c0 1 0 0 1 0 0 1 0 1 0 1 1 0 1 1 1 2h1v1c0 1 1 2 1 2v1c1 0 1 0 1 0 0 1 1 2 1 3v1c0 1 1 2 1 2 0 1 0 1 1 2v1 1c1 1 1 2 2 3 0 1 0 3 0 3 0 1 0 2 0 3 0 0-1 0-2 1h-1-1-1l-1 1-1 1c-1 0-2 0-2 0h-1-1v1c0 1 0 2 1 3 0 1 0 4 0 4 0 1 0 2 0 2 0 1-1 1-1 1l-1 1h-1v1 1 1h1v1c0 1 0 1 0 1v1 1l1 1v1c0 1 0 1 0 1 1 1 1 1 1 1 0 0 0 1 0 2s0 1 0 1v1 1c0 1 0 1 0 1v1 1c0 1 0 1-1 2 0 1 0 1 0 1 0 2 0 2 1 3 0 1-1 2-1 3s0 1 0 2c-1 1-1 3-2 3 0 2 0 2 0 3v1c0 1 0 3 0 3l-1 4c0 1 0 4 0 4 0 1 0 4 0 5s-1 4-1 4l-1 2c0 0 0 2 0 3s-1 2-1 3v1l-1 2v1l-1 3c-1 0-1 0 0 0 0 0-1 0 0 0 0 0 0 1 1 2 0 1 0 1 0 1 1 1 1 1 1 2 0 0 0 1 0 2l1 1v1h-1-1v1c0 1 1 1 1 1v1c0 0 1 0 1 1s0 1 0 1v1c1 0 1 0 1 0v1c1 0 1 0 1 0 0 0 1 0 2 0l2 1c1 1 1 1 1 1 0 0 1 0 1 1h1c0 1 0 2 0 2 0 0-1 0-2 0 0 1-1 1-1 1h-1c0 0-1 0-2 0s-1 0-1 0c-1 0-1 0-1 0-1 0-1 0-1 0-1 0-1 0-1 0h-1-1l-1-1h-1c-1-1-3-1-3-1 0-1 0 0-1 0 0 0 0 1-1 1h-1-1c0-1 0-1 0-1 0 1 0 1-1 1v-1c0 1 0 1-1 0h-1v-1h-1v-1c0-1 0-1 1-1 0-1 0-1 0-1v-1-1-1-1c-1 0-1 0-1-1h-1c0 0 0-1 0-2v-1c0-1 1-2 1-3 0 0 0-1 1-1v-1l1-1v-1c-1-1-1-2-1-3v-2c0-2 0-3 0-3v-1-2-1c0 0 0-2 0-3 0 0 0-3 1-3 0-1 0-1 0-2s0-1 0-2c-1 0-1-2-1-3v-1-1c0-1 0-3 0-3v-1l1-1c0-1 0-1 0-2v-1c0-1 0 0 0 0v1c-1 0-1 0-1 1v1 1 1l-1 1c0 1 0 2 0 2 0 1 0 1 0 1 0 1 0 1 0 1-1 1-1 2-1 2 0 1 0 1 0 1v1c0 1 0 1 0 1 0 1 0 1 0 2v1c0 1 0 1 0 1v1l-1 1c0 1 0 2 0 2-1 0-1 0-1 1 0 0 0 2 0 3v3c0 1 0 2 0 2 0 2-1 4-1 5v1c0 1 0 1-1 2 0 1-1 2-1 2v1c-1 0-1 0-1 0 0 1 0 1 0 1 0 1 1 1 1 1 0 1 1 2 1 2 1 0 1 1 1 1v1 1h-1c0 0 0 1-1 1 0 1 0 1 0 1 0 0-1 0-1 1-1 1-1 1-1 1v1 1 1c0 1 0 1 0 1h1v1 1h-1c-1 0-2 1-2 1-1 0-3-1-4-1 0 0-2 0-3 0h-1c0-1 0-1 0-1v-1c0-1 0-1 0-1v-1-1-1c1 0 1 0 1-1-1 0-1 0-1 0v-1c-1-1-1-1-1-1v-1-1c-1 0-1-1-1-1z">
            <text:p/>
          </draw:path>
          <draw:g>
            <draw:polygon draw:style-name="gr53" draw:text-style-name="P32" draw:layer="layout" svg:width="0.064cm" svg:height="0.056cm" svg:x="15.323cm" svg:y="11.589cm" svg:viewBox="0 0 65 57" draw:points="0,57 0,38 21,0 65,0 65,57">
              <text:p/>
            </draw:polygon>
            <draw:polygon draw:style-name="gr53" draw:text-style-name="P32" draw:layer="layout" svg:width="0.064cm" svg:height="0.056cm" svg:x="15.366cm" svg:y="11.589cm" svg:viewBox="0 0 65 57" draw:points="65,57 65,38 43,0 0,0 0,57">
              <text:p/>
            </draw:polygon>
            <draw:polygon draw:style-name="gr54" draw:text-style-name="P33" draw:layer="layout" svg:width="0.024cm" svg:height="0.023cm" svg:x="15.388cm" svg:y="11.598cm" svg:viewBox="0 0 25 24" draw:points="25,24 25,16 17,0 0,0 0,24">
              <text:p/>
            </draw:polygon>
            <draw:custom-shape draw:style-name="gr55" draw:text-style-name="P32" draw:layer="layout" svg:width="0.137cm" svg:height="0.039cm" svg:x="15.306cm" svg:y="11.62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6" draw:text-style-name="P34" draw:layer="layout" svg:width="0.034cm" svg:height="0.034cm" svg:x="15.326cm" svg:y="11.64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7" draw:text-style-name="P35" draw:layer="layout" svg:width="0.017cm" svg:height="0.017cm" svg:x="15.325cm" svg:y="11.64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54" draw:text-style-name="P33" draw:layer="layout" svg:width="0.031cm" svg:height="0.023cm" svg:x="15.344cm" svg:y="11.598cm" svg:viewBox="0 0 32 24" draw:points="0,24 0,16 10,0 32,0 32,24">
              <text:p/>
            </draw:polygon>
            <draw:custom-shape draw:style-name="gr56" draw:text-style-name="P34" draw:layer="layout" svg:width="0.033cm" svg:height="0.034cm" svg:x="15.351cm" svg:y="11.64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7" draw:text-style-name="P35" draw:layer="layout" svg:width="0.018cm" svg:height="0.017cm" svg:x="15.411cm" svg:y="11.64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0" draw:text-style-name="P13" draw:layer="layout" svg:width="0.166cm" svg:height="0.119cm" draw:transform="skewX (0.00837758040957277) rotate (-0.032637657012294) translate (15.806cm 12.80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0" draw:text-style-name="P13" draw:layer="layout" svg:width="0.166cm" svg:height="0.119cm" draw:transform="skewX (0.00837758040957277) rotate (-0.032637657012294) translate (15.8cm 12.95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9" draw:text-style-name="P12" draw:layer="layout" svg:width="0.166cm" svg:height="0.119cm" draw:transform="rotate (-0.0361283155162824) translate (15.659cm 12.824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polygon draw:style-name="gr58" draw:text-style-name="P36" draw:layer="layout" svg:width="0.03cm" svg:height="0.08cm" draw:transform="skewX (0.279776279094691) rotate (0.141895268187139) translate (14.006706924279cm 19.1968356708572cm)" svg:viewBox="0 0 31 81" draw:points="31,81 0,81 0,1 31,0">
            <text:p/>
          </draw:polygon>
          <draw:path draw:style-name="gr58" draw:text-style-name="P36" draw:layer="layout" svg:width="0.215cm" svg:height="0.269cm" draw:transform="skewX (0.320616983591358) rotate (0.176627320301826) translate (13.9601795204375cm 18.9421617930162cm)" svg:viewBox="0 0 216 270" svg:d="M0 134c0 75 49 135 108 136 60 0 108-61 108-135 0-75-48-135-108-135-59 0-108 60-108 134z">
            <text:p/>
          </draw:path>
          <draw:path draw:style-name="gr58" draw:text-style-name="P36" draw:layer="layout" svg:width="0.215cm" svg:height="0.275cm" draw:transform="skewX (0.326551103048139) rotate (0.177325452002624) translate (13.9830822490488cm 18.7948130544513cm)" svg:viewBox="0 0 216 276" svg:d="M216 276c0-115-110-276-110-276 0 0-107 160-106 276z">
            <text:p/>
          </draw:path>
          <draw:polygon draw:style-name="gr58" draw:text-style-name="P36" draw:layer="layout" svg:width="0.028cm" svg:height="0.087cm" draw:transform="skewX (0.0680678408277789) rotate (-0.289899188756259) translate (14.1909604998457cm 19.2043785024423cm)" svg:viewBox="0 0 29 88" draw:points="29,88 0,88 0,0 29,0">
            <text:p/>
          </draw:polygon>
          <draw:path draw:style-name="gr58" draw:text-style-name="P36" draw:layer="layout" svg:width="0.195cm" svg:height="0.295cm" draw:transform="skewX (0.0881391272257136) rotate (-0.271922297460718) translate (14.2163239984321cm 18.914882945484cm)" svg:viewBox="0 0 196 296" svg:d="M0 148c-1 82 44 148 98 148 54 1 98-65 98-148 1-82-43-148-97-148s-98 66-99 148z">
            <text:p/>
          </draw:path>
          <draw:path draw:style-name="gr58" draw:text-style-name="P36" draw:layer="layout" svg:width="0.195cm" svg:height="0.304cm" draw:transform="skewX (0.0930260491312977) rotate (-0.27122416575992) translate (14.272472025499cm 18.7693640251854cm)" svg:viewBox="0 0 196 305" svg:d="M196 305c0-128-98-305-98-305 0 0-98 176-98 304z">
            <text:p/>
          </draw:path>
          <draw:custom-shape draw:style-name="gr59" draw:text-style-name="P37" draw:layer="layout" svg:width="0.051cm" svg:height="0.252cm" draw:transform="skewX (-0.0158824961931484) rotate (-2.66092897759056) translate (14.55cm 22.3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37" draw:layer="layout" svg:width="1.904cm" svg:height="1.92cm" draw:transform="skewX (-0.00157079632679491) rotate (2.71241619052439) translate (14.268cm 22.25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7" draw:layer="layout" svg:width="3.153cm" svg:height="3.153cm" draw:transform="rotate (2.71241619052439) translate (14.667cm 22.879cm)">
            <text:p/>
            <draw:enhanced-geometry svg:viewBox="0 0 21600 21600" draw:mirror-horizontal="false" draw:mirror-vertical="false" draw:type="block-arc" draw:modifiers="142.579247475009 7194.9988665665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62" draw:text-style-name="P37" draw:layer="layout" svg:width="3.152cm" svg:height="3.151cm" draw:transform="skewX (-0.000349065850398893) rotate (-3.02064133642659) translate (15.642cm 22.129cm)">
            <text:p/>
            <draw:enhanced-geometry svg:viewBox="0 0 21600 21600" draw:mirror-vertical="true" draw:mirror-horizontal="false" draw:type="block-arc" draw:modifiers="-157.519268442059 8443.59652865813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63" draw:text-style-name="P37" draw:layer="layout" svg:width="2.271cm" svg:height="2.285cm" draw:transform="skewX (0.000523598775598351) rotate (-1.90136168712262) translate (15.34cm 20.041cm)">
            <text:p/>
            <draw:enhanced-geometry svg:viewBox="0 0 21600 21600" draw:mirror-vertical="true" draw:mirror-horizontal="false" draw:type="block-arc" draw:modifiers="108.625347370216 9256.84398994743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64" draw:text-style-name="P37" draw:layer="layout" svg:width="0.052cm" svg:height="0.253cm" draw:transform="skewX (-0.00401425727958705) rotate (-2.66092897759056) translate (14.928cm 22.2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7" draw:layer="layout" svg:width="0.529cm" svg:height="0.186cm" draw:transform="rotate (2.66092897759055) translate (14.865cm 22.486cm)">
            <text:p/>
            <draw:enhanced-geometry svg:viewBox="0 0 21600 21600" draw:mirror-vertical="true" draw:mirror-horizont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66" draw:text-style-name="P37" draw:layer="layout" svg:x1="14.861cm" svg:y1="22.213cm" svg:x2="14.526cm" svg:y2="22.387cm">
            <text:p/>
          </draw:line>
          <draw:line draw:style-name="gr66" draw:text-style-name="P37" draw:layer="layout" svg:x1="14.815cm" svg:y1="22.188cm" svg:x2="14.48cm" svg:y2="22.362cm">
            <text:p/>
          </draw:line>
          <draw:line draw:style-name="gr66" draw:text-style-name="P37" draw:layer="layout" svg:x1="14.769cm" svg:y1="22.163cm" svg:x2="14.434cm" svg:y2="22.337cm">
            <text:p/>
          </draw:line>
          <draw:line draw:style-name="gr66" draw:text-style-name="P37" draw:layer="layout" svg:x1="14.907cm" svg:y1="22.239cm" svg:x2="14.572cm" svg:y2="22.413cm">
            <text:p/>
          </draw:line>
          <draw:line draw:style-name="gr66" draw:text-style-name="P37" draw:layer="layout" svg:x1="14.837cm" svg:y1="22.292cm" svg:x2="14.66cm" svg:y2="22.204cm">
            <text:p/>
          </draw:line>
          <draw:line draw:style-name="gr66" draw:text-style-name="P37" draw:layer="layout" svg:x1="14.772cm" svg:y1="22.325cm" svg:x2="14.595cm" svg:y2="22.237cm">
            <text:p/>
          </draw:line>
          <draw:line draw:style-name="gr66" draw:text-style-name="P37" draw:layer="layout" svg:x1="14.708cm" svg:y1="22.359cm" svg:x2="14.531cm" svg:y2="22.271cm">
            <text:p/>
          </draw:line>
          <draw:line draw:style-name="gr66" draw:text-style-name="P37" draw:layer="layout" svg:x1="14.63cm" svg:y1="22.399cm" svg:x2="14.453cm" svg:y2="22.311cm">
            <text:p/>
          </draw:line>
          <draw:line draw:style-name="gr66" draw:text-style-name="P37" draw:layer="layout" svg:x1="14.914cm" svg:y1="22.251cm" svg:x2="14.737cm" svg:y2="22.163cm">
            <text:p/>
          </draw:line>
          <draw:polygon draw:style-name="gr58" draw:text-style-name="P36" draw:layer="layout" svg:width="0.177cm" svg:height="0.25cm" draw:transform="skewX (0.00383972435438752) rotate (-3.0471703410569) translate (14.2803673007406cm 22.5374641908071cm)" svg:viewBox="0 0 178 251" draw:points="1,251 89,251 178,251 178,102 88,0 0,102">
            <text:p/>
          </draw:polygon>
          <draw:polygon draw:style-name="gr58" draw:text-style-name="P36" draw:layer="layout" svg:width="0.181cm" svg:height="0.149cm" draw:transform="skewX (-0.0120427718387609) rotate (-3.0485666044585) translate (14.0961304734172cm 22.4524679655465cm)" svg:viewBox="0 0 182 150" draw:points="180,149 0,150 2,0 182,0">
            <text:p/>
          </draw:polygon>
          <draw:polygon draw:style-name="gr58" draw:text-style-name="P36" draw:layer="layout" svg:width="0.267cm" svg:height="0.102cm" draw:transform="skewX (-0.0178023583703422) rotate (-3.05188273003729) translate (14.1927245813868cm 22.5468428988909cm)" svg:viewBox="0 0 268 103" draw:points="0,1 181,0 268,102 87,103">
            <text:p/>
          </draw:polygon>
          <draw:polygon draw:style-name="gr58" draw:text-style-name="P36" draw:layer="layout" svg:width="0.058cm" svg:height="0.118cm" draw:transform="skewX (0.0483456202802429) rotate (-3.02099040227699) translate (14.2112050574722cm 22.3823895527711cm)" svg:viewBox="0 0 59 119" draw:points="59,119 1,118 0,0 59,0">
            <text:p/>
          </draw:polygon>
          <draw:polygon draw:style-name="gr67" draw:text-style-name="P36" draw:layer="layout" svg:width="0.128cm" svg:height="0.049cm" draw:transform="skewX (-0.0185004900711399) rotate (-3.06654349575404) translate (14.1216011963085cm 22.5287415339322cm)" svg:viewBox="0 0 129 50" draw:points="0,1 87,0 129,49 43,50">
            <text:p/>
          </draw:polygon>
          <draw:line draw:style-name="gr66" draw:text-style-name="P37" draw:layer="layout" svg:x1="14.109cm" svg:y1="22.514cm" svg:x2="14.027cm" svg:y2="22.522cm">
            <text:p/>
          </draw:line>
          <draw:line draw:style-name="gr66" draw:text-style-name="P37" draw:layer="layout" svg:x1="14.095cm" svg:y1="22.504cm" svg:x2="14.013cm" svg:y2="22.512cm">
            <text:p/>
          </draw:line>
          <draw:line draw:style-name="gr66" draw:text-style-name="P37" draw:layer="layout" svg:x1="14.083cm" svg:y1="22.493cm" svg:x2="14.001cm" svg:y2="22.501cm">
            <text:p/>
          </draw:line>
          <draw:line draw:style-name="gr66" draw:text-style-name="P37" draw:layer="layout" svg:x1="14.098cm" svg:y1="22.527cm" svg:x2="14.047cm" svg:y2="22.485cm">
            <text:p/>
          </draw:line>
          <draw:line draw:style-name="gr66" draw:text-style-name="P37" draw:layer="layout" svg:x1="14.074cm" svg:y1="22.529cm" svg:x2="14.023cm" svg:y2="22.487cm">
            <text:p/>
          </draw:line>
          <draw:line draw:style-name="gr66" draw:text-style-name="P37" draw:layer="layout" svg:x1="14.051cm" svg:y1="22.531cm" svg:x2="14cm" svg:y2="22.489cm">
            <text:p/>
          </draw:line>
          <draw:polygon draw:style-name="gr58" draw:text-style-name="P36" draw:layer="layout" svg:width="0.034cm" svg:height="0.044cm" draw:transform="skewX (0.066497044500984) rotate (-2.9850366196859) translate (14.0243359358578cm 22.3755022413177cm)" svg:viewBox="0 0 35 45" draw:points="35,45 0,42 0,0 35,2">
            <text:p/>
          </draw:polygon>
          <draw:polygon draw:style-name="gr58" draw:text-style-name="P36" draw:layer="layout" svg:width="0.02cm" svg:height="0.041cm" draw:transform="skewX (0.0237364778271229) rotate (3.09987928446713) translate (13.7191845282689cm 22.3647523561211cm)" svg:viewBox="0 0 21 42" draw:points="20,42 0,41 0,0 21,1">
            <text:p/>
          </draw:polygon>
          <draw:path draw:style-name="gr58" draw:text-style-name="P36" draw:layer="layout" svg:width="0.14cm" svg:height="0.139cm" draw:transform="rotate (3.0773645371164) translate (13.767053098469cm 22.5034389393222cm)" svg:viewBox="0 0 141 140" svg:d="M0 70c0 39 32 70 70 70 39 1 71-31 71-70s-32-70-71-70c-38 0-70 31-70 70z">
            <text:p/>
          </draw:path>
          <draw:path draw:style-name="gr58" draw:text-style-name="P36" draw:layer="layout" svg:width="0.14cm" svg:height="0.143cm" draw:transform="skewX (0.00680678408277788) rotate (3.0773645371164) translate (13.7613628377136cm 22.5766964297615cm)" svg:viewBox="0 0 141 144" svg:d="M141 144c-1-60-71-144-71-144 0 0-70 83-70 144z">
            <text:p/>
          </draw:path>
          <draw:polygon draw:style-name="gr58" draw:text-style-name="P36" draw:layer="layout" svg:width="0.021cm" svg:height="0.041cm" draw:transform="skewX (0.0434586983746588) rotate (2.77228098386779) translate (13.6083742924135cm 22.3133978138768cm)" svg:viewBox="0 0 22 42" draw:points="22,42 1,41 0,0 20,1">
            <text:p/>
          </draw:polygon>
          <draw:path draw:style-name="gr58" draw:text-style-name="P36" draw:layer="layout" svg:width="0.14cm" svg:height="0.139cm" draw:transform="skewX (-0.0071558499331767) rotate (2.74784637433987) translate (13.5992126288099cm 22.483132376795cm)" svg:viewBox="0 0 141 140" svg:d="M0 71c0 38 32 69 70 69 39 0 70-31 71-70-1-39-32-70-70-70-39 0-71 31-71 71z">
            <text:p/>
          </draw:path>
          <draw:path draw:style-name="gr58" draw:text-style-name="P36" draw:layer="layout" svg:width="0.14cm" svg:height="0.143cm" draw:transform="skewX (0.00628318530717958) rotate (2.75849288277704) translate (13.5688555687608cm 22.5505366991255cm)" svg:viewBox="0 0 141 144" svg:d="M141 144c-1-60-71-144-71-144 0 0-70 83-70 143z">
            <text:p/>
          </draw:path>
          <draw:custom-shape draw:style-name="gr68" draw:text-style-name="P37" draw:layer="layout" svg:width="0.366cm" svg:height="0.172cm" draw:transform="skewX (-0.011693705988362) rotate (0.145385926691128) translate (13.488cm 19.0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69" draw:text-style-name="P37" draw:layer="layout" svg:width="0.365cm" svg:height="0.158cm" draw:transform="rotate (0.146607657167524) translate (13.4659245151854cm 18.927246846784cm)" svg:viewBox="0 0 366 159" svg:d="M0 158c0 0 244 1 366 1 0-49-183-159-183-159 0 0-183 109-183 158z">
            <text:p/>
          </draw:path>
          <draw:polygon draw:style-name="gr58" draw:text-style-name="P36" draw:layer="layout" svg:width="0.148cm" svg:height="0.208cm" draw:transform="skewX (0.0179768912955416) rotate (0.361981286863624) translate (12.9531628409227cm 19.2938856495332cm)" svg:viewBox="0 0 149 209" draw:points="1,208 75,209 149,209 148,85 73,0 0,84">
            <text:p/>
          </draw:polygon>
          <draw:polygon draw:style-name="gr58" draw:text-style-name="P36" draw:layer="layout" svg:width="0.15cm" svg:height="0.124cm" draw:transform="skewX (0.0118682389135615) rotate (0.361283155162826) translate (13.120095249846cm 19.3221786755558cm)" svg:viewBox="0 0 151 125" draw:points="151,125 1,124 0,0 150,1">
            <text:p/>
          </draw:polygon>
          <draw:polygon draw:style-name="gr58" draw:text-style-name="P36" draw:layer="layout" svg:width="0.223cm" svg:height="0.085cm" draw:transform="rotate (0.358839694210034) translate (13.0211931062697cm 19.268123325217cm)" svg:viewBox="0 0 224 86" draw:points="0,0 151,0 224,86 74,85">
            <text:p/>
          </draw:polygon>
          <draw:polygon draw:style-name="gr58" draw:text-style-name="P36" draw:layer="layout" svg:width="0.039cm" svg:height="0.079cm" draw:transform="skewX (-0.0113446401379632) rotate (0.341037335839692) translate (13.0421254920626cm 19.3981335025606cm)" svg:viewBox="0 0 40 80" draw:points="40,79 0,80 0,0 40,0">
            <text:p/>
          </draw:polygon>
          <draw:polygon draw:style-name="gr58" draw:text-style-name="P36" draw:layer="layout" svg:width="0.147cm" svg:height="0.208cm" draw:transform="skewX (0.00453785605518521) rotate (0.354825436930447) translate (12.6980192410619cm 19.459613702696cm)" svg:viewBox="0 0 148 209" draw:points="1,209 74,209 148,209 148,85 73,0 0,85">
            <text:p/>
          </draw:polygon>
          <draw:polygon draw:style-name="gr58" draw:text-style-name="P36" draw:layer="layout" svg:width="0.15cm" svg:height="0.124cm" draw:transform="skewX (0.0118682389135614) rotate (0.358141562509236) translate (12.8655446039062cm 19.4882156882961cm)" svg:viewBox="0 0 151 125" draw:points="151,125 1,124 0,0 150,0">
            <text:p/>
          </draw:polygon>
          <draw:polygon draw:style-name="gr58" draw:text-style-name="P36" draw:layer="layout" svg:width="0.223cm" svg:height="0.084cm" draw:transform="rotate (0.35098571257606) translate (12.7664024699439cm 19.4335475890825cm)" svg:viewBox="0 0 224 85" draw:points="0,0 151,0 224,85 74,85">
            <text:p/>
          </draw:polygon>
          <draw:polygon draw:style-name="gr58" draw:text-style-name="P36" draw:layer="layout" svg:width="0.041cm" svg:height="0.079cm" draw:transform="skewX (0.0111701072127637) rotate (0.346098790670476) translate (12.7875508458017cm 19.5641286384585cm)" svg:viewBox="0 0 42 80" draw:points="42,79 2,80 0,0 40,0">
            <text:p/>
          </draw:polygon>
          <draw:path draw:style-name="gr58" draw:text-style-name="P36" draw:layer="layout" svg:width="0.02cm" svg:height="0.021cm" draw:transform="skewX (0.0453785605518526) rotate (-0.255167136641571) translate (14.1539684590715cm 18.9426817387816cm)" svg:viewBox="0 0 21 22" svg:d="M21 11c-1-6-5-11-11-11s-10 5-10 11v10l21 1z">
            <text:p/>
          </draw:path>
          <draw:path draw:style-name="gr58" draw:text-style-name="P36" draw:layer="layout" svg:width="0.144cm" svg:height="0.107cm" draw:transform="rotate (-0.263021118275546) translate (14.0682556405186cm 18.9414423486891cm)" svg:viewBox="0 0 145 108" svg:d="M124 0h-21-20l-63 1c-11 0-20 10-20 21h62 21v86h-21-61 82v-86h10l52-1c0-11-10-21-21-21z">
            <text:p/>
          </draw:path>
          <draw:polygon draw:style-name="gr58" draw:text-style-name="P36" draw:layer="layout" svg:width="0cm" svg:height="0.055cm" draw:transform="skewX (-0.362504885639222) rotate (-0.605629250442033) translate (14.0397186620746cm 19.0451961405839cm)" svg:viewBox="0 0 1 56" draw:points="1,0 0,56 1,56">
            <text:p/>
          </draw:polygon>
          <draw:path draw:style-name="gr58" draw:text-style-name="P36" draw:layer="layout" svg:width="0.186cm" svg:height="0.107cm" draw:transform="skewX (-0.0146607657167524) rotate (-0.263719249976344) translate (14.1602956618956cm 19.0760779334422cm)" svg:viewBox="0 0 187 108" svg:d="M125 28l-62 1c-4 0-7-3-7-7 0-3 3-6 7-6h62c3 0 6 2 6 6 0 3-3 6-6 6zM125 50l-62 1c-4 0-7-3-7-7s3-7 7-7h62c3 0 6 3 6 7 0 3-3 6-6 6zM125 71l-63 1c-3 0-6-3-6-7s3-6 6-6l63-1c3 0 6 3 6 7s-3 6-6 6zM187 0h-41-21l-83 1-1 86h-20c0 12-10 21-21 21h88c7-13 21-21 36-22 16 0 29 9 36 22h6l21-106z">
            <text:p/>
          </draw:path>
          <draw:path draw:style-name="gr58" draw:text-style-name="P36" draw:layer="layout" svg:width="0.144cm" svg:height="0.106cm" draw:transform="skewX (-0.00733038285837612) rotate (-0.26494098045274) translate (14.0408050268532cm 19.0453166589831cm)" svg:viewBox="0 0 145 107" svg:d="M41 43c34 0 62 29 62 64h21c12 0 21-10 21-22h-21l-41-85-83 1v59c11-10 25-17 41-17z">
            <text:p/>
          </draw:path>
          <draw:path draw:style-name="gr58" draw:text-style-name="P36" draw:layer="layout" svg:width="0.113cm" svg:height="0.023cm" draw:transform="skewX (-0.0218166156499291) rotate (-0.236492113645232) translate (14.1091074169618cm 19.1747182471876cm)" svg:viewBox="0 0 114 24" svg:d="M25 0h-20c-1 7-3 15-5 21l107 3c0-8 2-16 7-22z">
            <text:p/>
          </draw:path>
          <draw:path draw:style-name="gr58" draw:text-style-name="P36" draw:layer="layout" svg:width="0.02cm" svg:height="0.047cm" draw:transform="skewX (0.0191986217719376) rotate (-0.245044226980005) translate (14.0253615399437cm 19.1032012721702cm)" svg:viewBox="0 0 21 48" svg:d="M1 48h20c-11 0-20-10-21-22v-26 48z">
            <text:p/>
          </draw:path>
          <draw:path draw:style-name="gr58" draw:text-style-name="P36" draw:layer="layout" svg:width="0.123cm" svg:height="0.128cm" draw:transform="rotate (-0.252723675688779) translate (14.0094679347617cm 19.0823073882977cm)" svg:viewBox="0 0 124 129" svg:d="M62 86c-11 0-20-10-20-22h-1 1c0-12 9-21 20-21s20 10 20 21h42c0-35-27-64-62-64-16 0-30 6-41 16v1c-13 11-21 29-21 47 0 36 28 64 62 65 27 0 50-18 58-43 3-7 4-14 4-22h-42c0 12-9 22-20 22z">
            <text:p/>
          </draw:path>
          <draw:polygon draw:style-name="gr58" draw:text-style-name="P36" draw:layer="layout" svg:width="0cm" svg:height="0cm" svg:x="14.033cm" svg:y="19.155cm" svg:viewBox="0 0 1 0" draw:points="1,0 0,0">
            <text:p/>
          </draw:polygon>
          <draw:polygon draw:style-name="gr58" draw:text-style-name="P36" draw:layer="layout" svg:width="0cm" svg:height="0cm" svg:x="14.033cm" svg:y="19.155cm" svg:viewBox="0 0 1 0" draw:points="1,0 0,0">
            <text:p/>
          </draw:polygon>
          <draw:path draw:style-name="gr58" draw:text-style-name="P36" draw:layer="layout" svg:width="0.039cm" svg:height="0.021cm" draw:transform="rotate (-0.281696141271885) translate (14.0343982643021cm 19.1541179485274cm)" svg:viewBox="0 0 40 22" svg:d="M20 11c-5 1-10-4-10-10h-10c0 12 10 20 21 21 11-1 20-11 19-22h-9c0 6-5 11-11 11z">
            <text:p/>
          </draw:path>
          <draw:polygon draw:style-name="gr58" draw:text-style-name="P36" draw:layer="layout" svg:width="0.009cm" svg:height="-0.001cm" draw:transform="rotate (-0.291469985083054) translate (14.0635923228495cm 19.1624596587876cm)" svg:viewBox="0 0 10 0" draw:points="10,0 0,0">
            <text:p/>
          </draw:polygon>
          <draw:polygon draw:style-name="gr58" draw:text-style-name="P36" draw:layer="layout" svg:width="0.009cm" svg:height="0cm" draw:transform="rotate (-0.321664181142556) translate (14.0341994368228cm 19.1542810664354cm)" svg:viewBox="0 0 10 0" draw:points="10,0 0,0">
            <text:p/>
          </draw:polygon>
          <draw:polygon draw:style-name="gr58" draw:text-style-name="P36" draw:layer="layout" svg:width="0.009cm" svg:height="0cm" draw:transform="rotate (-0.321664181142556) translate (14.0341994368228cm 19.1542810664354cm)" svg:viewBox="0 0 10 0" draw:points="0,0 10,0">
            <text:p/>
          </draw:polygon>
          <draw:polygon draw:style-name="gr58" draw:text-style-name="P36" draw:layer="layout" svg:width="0.009cm" svg:height="-0.001cm" draw:transform="rotate (-0.291469985083054) translate (14.0635923228495cm 19.1624596587876cm)" svg:viewBox="0 0 10 0" draw:points="0,0 10,0">
            <text:p/>
          </draw:polygon>
          <draw:polygon draw:style-name="gr58" draw:text-style-name="P36" draw:layer="layout" svg:width="0.02cm" svg:height="0.085cm" draw:transform="skewX (-0.0113446401379632) rotate (-0.266337243854335) translate (14.2022024260347cm 18.9996073886276cm)" svg:viewBox="0 0 21 86" draw:points="21,86 0,0 0,86">
            <text:p/>
          </draw:polygon>
          <draw:polygon draw:style-name="gr58" draw:text-style-name="P36" draw:layer="layout" svg:width="0.062cm" svg:height="0.085cm" draw:transform="skewX (-0.0101229096615671) rotate (-0.259879525621957) translate (14.1418621734937cm 18.9835621681523cm)" svg:viewBox="0 0 63 86" draw:points="11,0 1,0 0,86 62,86 63,0">
            <text:p/>
          </draw:polygon>
          <draw:polygon draw:style-name="gr58" draw:text-style-name="P36" draw:layer="layout" svg:width="0cm" svg:height="0cm" svg:x="14.153cm" svg:y="18.987cm" svg:viewBox="0 0 0 0" draw:points="0,0">
            <text:p/>
          </draw:polygon>
          <draw:polygon draw:style-name="gr58" draw:text-style-name="P36" draw:layer="layout" svg:width="0.082cm" svg:height="0.085cm" draw:transform="skewX (-0.0190240888467382) rotate (-0.266337243854335) translate (14.1207817248453cm 19.0662088702063cm)" svg:viewBox="0 0 83 86" draw:points="83,0 0,1 40,86 82,86">
            <text:p/>
          </draw:polygon>
          <draw:polygon draw:style-name="gr58" draw:text-style-name="P36" draw:layer="layout" svg:width="0cm" svg:height="0.079cm" draw:transform="rotate (-0.969355866557651) translate (14.1065902494468cm 19.0001384802137cm)" svg:viewBox="0 0 0 80" draw:points="0,0 0,80">
            <text:p/>
          </draw:polygon>
          <draw:polygon draw:style-name="gr58" draw:text-style-name="P36" draw:layer="layout" svg:width="0.062cm" svg:height="0.085cm" draw:transform="skewX (-0.0101229096615671) rotate (-0.256737932968367) translate (14.0616433069041cm 18.9625917230028cm)" svg:viewBox="0 0 63 86" draw:points="63,0 1,0 0,86 62,86">
            <text:p/>
          </draw:polygon>
          <draw:path draw:style-name="gr58" draw:text-style-name="P36" draw:layer="layout" svg:width="0.082cm" svg:height="0.085cm" draw:transform="skewX (-0.0230383461263251) rotate (-0.265290046303139) translate (14.2183861438013cm 19.1800582518927cm)" svg:viewBox="0 0 83 86" svg:d="M62 44c0 11-10 21-21 21-12 0-21-9-20-21 0-10 6-18 15-21h11c9 2 15 10 15 21zM79 23h1c-8-14-21-23-38-23s-31 9-39 23h1c-2 6-4 14-4 21 0 24 18 43 41 42 23 0 41-19 42-43 0-7-1-15-4-20z">
            <text:p/>
          </draw:path>
          <draw:path draw:style-name="gr58" draw:text-style-name="P36" draw:layer="layout" svg:width="0.04cm" svg:height="0.021cm" draw:transform="skewX (-0.0357792496658837) rotate (-0.250978346436785) translate (14.2280402446735cm 19.2280002616989cm)" svg:viewBox="0 0 41 22" svg:d="M31 1c0 5-5 10-11 10-5 0-10-5-9-11h-11c-1 12 9 22 20 22s21-10 21-21v-1h-10z">
            <text:p/>
          </draw:path>
          <draw:polygon draw:style-name="gr58" draw:text-style-name="P36" draw:layer="layout" svg:width="0cm" svg:height="0cm" svg:x="14.253cm" svg:y="19.213cm" svg:viewBox="0 0 0 0" draw:points="0,0">
            <text:p/>
          </draw:polygon>
          <draw:path draw:style-name="gr58" draw:text-style-name="P36" draw:layer="layout" svg:width="0.074cm" svg:height="0.012cm" draw:transform="skewX (0.0767944870877505) rotate (-0.251676478137583) translate (14.2111285424847cm 19.1062237052916cm)" svg:viewBox="0 0 75 13" svg:d="M68 0h-62c-4 0-6 3-6 7 0 3 3 6 7 6h62c4 0 6-2 6-6s-3-7-7-7z">
            <text:p/>
          </draw:path>
          <draw:path draw:style-name="gr58" draw:text-style-name="P36" draw:layer="layout" svg:width="0.074cm" svg:height="0.013cm" draw:transform="skewX (-0.0333357887130916) rotate (-0.278380015693096) translate (14.2055354611036cm 19.1253290070898cm)" svg:viewBox="0 0 75 14" svg:d="M69 0l-62 1c-4 0-7 3-7 7 0 3 3 7 7 6l62-1c3 0 6-3 6-6 0-4-3-7-6-7z">
            <text:p/>
          </draw:path>
          <draw:path draw:style-name="gr58" draw:text-style-name="P36" draw:layer="layout" svg:width="0.074cm" svg:height="0.013cm" draw:transform="skewX (-0.0333357887130917) rotate (-0.274540291338709) translate (14.2000056544195cm 19.1462826658559cm)" svg:viewBox="0 0 75 14" svg:d="M69 0l-62 1c-4 0-7 3-7 6 0 5 3 7 6 7l63-1c3 0 6-3 6-6 0-4-3-7-6-7z">
            <text:p/>
          </draw:path>
          <draw:polygon draw:style-name="gr58" draw:text-style-name="P36" draw:layer="layout" svg:width="0.021cm" svg:height="0.085cm" draw:transform="skewX (0.0226892802759262) rotate (-0.239284640448423) translate (14.1221594215514cm 18.9787895111107cm)" svg:viewBox="0 0 22 86" draw:points="21,0 0,0 1,86 22,86">
            <text:p/>
          </draw:polygon>
          <draw:polygon draw:style-name="gr70" draw:text-style-name="P36" draw:layer="layout" svg:width="0.074cm" svg:height="0.119cm" draw:transform="skewX (-0.00733038285837607) rotate (2.39790785931501) translate (12.9004548384554cm 22.1384830813389cm)" svg:viewBox="0 0 75 120" draw:points="0,120 75,119 75,0 0,0">
            <text:p/>
          </draw:polygon>
          <draw:polygon draw:style-name="gr70" draw:text-style-name="P36" draw:layer="layout" svg:width="0.154cm" svg:height="0.393cm" draw:transform="rotate (2.19614779778446) translate (12.4877124340944cm 22.0882185480053cm)" svg:viewBox="0 0 155 394" draw:points="155,393 1,394 0,0 154,0">
            <text:p/>
          </draw:polygon>
          <draw:polygon draw:style-name="gr70" draw:text-style-name="P36" draw:layer="layout" svg:width="0.071cm" svg:height="0.393cm" draw:transform="skewX (0.00349065850398868) rotate (2.20260551601684) translate (12.3987847363919cm 21.9650443777559cm)" svg:viewBox="0 0 72 394" draw:points="71,394 0,393 0,0 72,0">
            <text:p/>
          </draw:polygon>
          <draw:polygon draw:style-name="gr70" draw:text-style-name="P36" draw:layer="layout" svg:width="0.074cm" svg:height="0.119cm" draw:transform="skewX (0.0144862327915529) rotate (2.41379035550816) translate (12.8882720671603cm 22.1271188276914cm)" svg:viewBox="0 0 75 120" draw:points="1,120 75,120 75,1 0,0">
            <text:p/>
          </draw:polygon>
          <draw:polygon draw:style-name="gr58" draw:text-style-name="P36" draw:layer="layout" svg:width="0.155cm" svg:height="0.392cm" draw:transform="skewX (-0.00279252680319085) rotate (2.19876579166246) translate (12.2454270804991cm 21.7535451628881cm)" svg:viewBox="0 0 156 393" draw:points="155,393 0,393 1,0 156,0">
            <text:p/>
          </draw:polygon>
          <draw:polygon draw:style-name="gr58" draw:text-style-name="P36" draw:layer="layout" svg:width="0.073cm" svg:height="0.393cm" draw:transform="skewX (0.010471975511966) rotate (2.20260551601684) translate (12.1553581454652cm 21.6292581327671cm)" svg:viewBox="0 0 74 394" draw:points="74,394 3,393 0,0 72,0">
            <text:p/>
          </draw:polygon>
          <draw:polygon draw:style-name="gr70" draw:text-style-name="P36" draw:layer="layout" svg:width="0.042cm" svg:height="0.119cm" draw:transform="skewX (-0.00977384381116818) rotate (2.19771859411126) translate (12.4377277793643cm 21.5528788664103cm)" svg:viewBox="0 0 43 120" draw:points="41,120 0,120 1,0 43,0">
            <text:p/>
          </draw:polygon>
          <draw:polygon draw:style-name="gr70" draw:text-style-name="P36" draw:layer="layout" svg:width="0.075cm" svg:height="0.119cm" draw:transform="skewX (-0.00715584993317674) rotate (2.40820530190178) translate (12.8771186842103cm 22.116667283549cm)" svg:viewBox="0 0 76 120" draw:points="0,119 75,120 76,0 1,0">
            <text:p/>
          </draw:polygon>
          <draw:polygon draw:style-name="gr70" draw:text-style-name="P36" draw:layer="layout" svg:width="0.074cm" svg:height="0.119cm" draw:transform="skewX (0.00733038285837612) rotate (2.40820530190178) translate (12.8636526949731cm 22.1045351686085cm)" svg:viewBox="0 0 75 120" draw:points="0,120 75,120 74,0 0,0">
            <text:p/>
          </draw:polygon>
          <draw:custom-shape draw:style-name="gr71" draw:text-style-name="P37" draw:layer="layout" svg:width="0.276cm" svg:height="0.629cm" draw:transform="skewX (-0.00314159265358977) rotate (-1.30812427436975) translate (15.669cm 20.2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37" draw:layer="layout" svg:width="0.162cm" svg:height="0.068cm" draw:transform="skewX (0.0146607657167524) rotate (-1.30812427436975) translate (15.613cm 20.3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37" draw:layer="layout" svg:width="0.164cm" svg:height="0.067cm" draw:transform="skewX (0.0150098315671513) rotate (-1.30812427436975) translate (15.49cm 20.3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37" draw:layer="layout" svg:width="0.164cm" svg:height="0.066cm" draw:transform="rotate (-1.30812427436975) translate (15.365cm 20.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58" draw:text-style-name="P36" draw:layer="layout" svg:width="0.089cm" svg:height="0.407cm" draw:transform="skewX (-0.00279252680319107) rotate (-0.785398163397449) translate (15.0950603583555cm 19.2087172881064cm)" svg:viewBox="0 0 90 408" draw:points="90,408 0,408 0,0 90,0">
            <text:p/>
          </draw:polygon>
          <draw:polygon draw:style-name="gr58" draw:text-style-name="P36" draw:layer="layout" svg:width="0.043cm" svg:height="0.407cm" draw:transform="skewX (0.0125663706143592) rotate (-0.774228056184685) translate (15.1574272835987cm 19.2711128635418cm)" svg:viewBox="0 0 44 408" draw:points="44,408 2,407 0,0 41,1">
            <text:p/>
          </draw:polygon>
          <draw:polygon draw:style-name="gr58" draw:text-style-name="P36" draw:layer="layout" svg:width="0.292cm" svg:height="0.222cm" draw:transform="skewX (0.00279252680319095) rotate (-0.785398163397449) translate (14.9941465542576cm 19.3685567483352cm)" svg:viewBox="0 0 293 223" draw:points="293,222 1,223 0,1 292,0">
            <text:p/>
          </draw:polygon>
          <draw:polygon draw:style-name="gr58" draw:text-style-name="P36" draw:layer="layout" svg:width="0.222cm" svg:height="0.055cm" draw:transform="skewX (-0.0050614548307835) rotate (-0.781732971968261) translate (14.9904514897433cm 19.4185265051395cm)" svg:viewBox="0 0 223 56" draw:points="223,56 0,56 0,0 223,0">
            <text:p/>
          </draw:polygon>
          <draw:polygon draw:style-name="gr58" draw:text-style-name="P36" draw:layer="layout" svg:width="0.05cm" svg:height="0.091cm" draw:transform="skewX (-0.00994837673636773) rotate (-0.792379480405426) translate (15.2703320545256cm 19.6699386973765cm)" svg:viewBox="0 0 51 92" draw:points="51,91 0,92 0,0 51,0">
            <text:p/>
          </draw:polygon>
          <draw:polygon draw:style-name="gr69" draw:text-style-name="P37" draw:layer="layout" svg:width="0.107cm" svg:height="0.057cm" draw:transform="skewX (0.0434586983746588) rotate (-0.760963553869529) translate (15.1294118918672cm 19.6594545312546cm)" svg:viewBox="0 0 108 58" draw:points="0,0 44,58 75,58 108,2">
            <text:p/>
          </draw:polygon>
          <draw:polygon draw:style-name="gr69" draw:text-style-name="P37" draw:layer="layout" svg:width="0.084cm" svg:height="0.057cm" draw:transform="skewX (-0.0277507351067098) rotate (-0.792554013330626) translate (15.1819899924737cm 19.7104679808911cm)" svg:viewBox="0 0 85 58" draw:points="34,1 85,0 22,47 0,58">
            <text:p/>
          </draw:polygon>
          <draw:polygon draw:style-name="gr58" draw:text-style-name="P36" draw:layer="layout" svg:width="0.109cm" svg:height="0.091cm" draw:transform="skewX (-0.0069813170079773) rotate (-0.790459618228233) translate (15.1944583761586cm 19.5939998569195cm)" svg:viewBox="0 0 110 92" draw:points="109,91 0,92 0,1 110,0">
            <text:p/>
          </draw:polygon>
          <draw:path draw:style-name="gr58" draw:text-style-name="P36" draw:layer="layout" svg:width="0.098cm" svg:height="0.098cm" draw:transform="skewX (0.0204203522483336) rotate (-0.764105146523118) translate (15.2595560333419cm 19.060150860695cm)" svg:viewBox="0 0 99 99" svg:d="M99 51c1 28-22 49-49 48-28 0-50-22-50-50s22-49 50-49c27 0 49 23 49 51z">
            <text:p/>
          </draw:path>
          <draw:path draw:style-name="gr58" draw:text-style-name="P36" draw:layer="layout" svg:width="0.066cm" svg:height="0.066cm" draw:transform="rotate (-0.785398163397448) translate (15.213742454493cm 19.1294176538517cm)" svg:viewBox="0 0 67 67" svg:d="M67 34c0 17-16 32-33 33-19 0-34-15-34-33s15-34 33-34 34 15 34 34z">
            <text:p/>
          </draw:path>
          <draw:path draw:style-name="gr58" draw:text-style-name="P36" draw:layer="layout" svg:width="0.033cm" svg:height="0.033cm" draw:transform="skewX (0.124441975667196) rotate (-0.74193946502279) translate (15.1829634666898cm 19.1852149426455cm)" svg:viewBox="0 0 34 34" svg:d="M34 17c1 9-7 17-16 17-9-1-17-9-18-18s6-16 15-16 18 8 19 17z">
            <text:p/>
          </draw:path>
          <draw:path draw:style-name="gr58" draw:text-style-name="P36" draw:layer="layout" svg:width="0.018cm" svg:height="0.018cm" draw:transform="skewX (-0.0996583002888762) rotate (-0.825366203268119) translate (15.149589941353cm 19.6517840238209cm)" svg:viewBox="0 0 19 19" svg:d="M19 9c0 5-5 10-10 10s-9-4-9-9c0-6 5-10 10-10s9 4 9 9z">
            <text:p/>
          </draw:path>
          <draw:path draw:style-name="gr58" draw:text-style-name="P36" draw:layer="layout" svg:width="0.018cm" svg:height="0.018cm" draw:transform="skewX (-0.0525344104850292) rotate (-0.785398163397449) translate (15.1626301648313cm 19.6653206034242cm)" svg:viewBox="0 0 19 19" svg:d="M19 10c0 5-4 9-10 9-5 0-9-4-9-10 0-5 5-9 10-9s9 4 9 10z">
            <text:p/>
          </draw:path>
          <draw:path draw:style-name="gr58" draw:text-style-name="P36" draw:layer="layout" svg:width="0.018cm" svg:height="0.018cm" draw:transform="skewX (0.0555014702134197) rotate (-0.745430123526779) translate (15.176074159753cm 19.6791974251258cm)" svg:viewBox="0 0 19 19" svg:d="M19 10c0 5-4 9-9 9-6 0-10-4-10-10 0-5 4-9 9-9 6 0 10 4 10 10z">
            <text:p/>
          </draw:path>
          <draw:path draw:style-name="gr58" draw:text-style-name="P36" draw:layer="layout" svg:width="0.018cm" svg:height="0.018cm" draw:transform="skewX (-0.0555014702134197) rotate (-0.856782129804017) translate (15.1901176204106cm 19.691661414228cm)" svg:viewBox="0 0 19 19" svg:d="M19 9c0 5-4 9-9 10-6 0-10-4-10-9s4-10 9-10c6 0 10 3 10 9z">
            <text:p/>
          </draw:path>
          <draw:path draw:style-name="gr58" draw:text-style-name="P36" draw:layer="layout" svg:width="0.018cm" svg:height="0.018cm" draw:transform="rotate (-0.785398163397449) translate (15.202779426008cm 19.7052190710689cm)" svg:viewBox="0 0 19 19" svg:d="M19 9c0 6-4 10-9 10-6 0-10-4-10-9 0-6 4-10 9-10 6 0 10 4 10 9z">
            <text:p/>
          </draw:path>
          <draw:path draw:style-name="gr58" draw:text-style-name="P36" draw:layer="layout" svg:width="0.018cm" svg:height="0.018cm" draw:transform="skewX (0.0555014702134196) rotate (-0.785398163397449) translate (15.1763585798566cm 19.6529774972432cm)" svg:viewBox="0 0 19 19" svg:d="M19 9c0 6-3 10-9 10-5 0-10-4-10-9 0-6 4-10 9-10 6 0 10 4 10 9z">
            <text:p/>
          </draw:path>
          <draw:path draw:style-name="gr58" draw:text-style-name="P36" draw:layer="layout" svg:width="0.018cm" svg:height="0.018cm" draw:transform="skewX (-0.0525344104850293) rotate (-0.822399143539729) translate (15.1893870480721cm 19.6654116176913cm)" svg:viewBox="0 0 19 19" svg:d="M19 9c0 5-4 10-10 10-5 0-9-4-9-9s4-10 9-10c6 0 10 4 10 9z">
            <text:p/>
          </draw:path>
          <draw:path draw:style-name="gr58" draw:text-style-name="P36" draw:layer="layout" svg:width="0.018cm" svg:height="0.018cm" draw:transform="skewX (0.0555014702134197) rotate (-0.785398163397449) translate (15.2028678644083cm 19.6793194921893cm)" svg:viewBox="0 0 19 19" svg:d="M19 9c0 5-4 10-9 10s-10-4-10-9c0-6 3-10 9-10s10 4 10 9z">
            <text:p/>
          </draw:path>
          <draw:path draw:style-name="gr58" draw:text-style-name="P36" draw:layer="layout" svg:width="0.018cm" svg:height="0.018cm" draw:transform="skewX (-0.0996583002888762) rotate (-0.819781149661737) translate (15.2155540410747cm 19.6914253430907cm)" svg:viewBox="0 0 19 19" svg:d="M19 9c0 5-4 10-10 10s-9-4-9-9 5-10 10-10c6 0 10 4 9 9z">
            <text:p/>
          </draw:path>
          <draw:path draw:style-name="gr58" draw:text-style-name="P36" draw:layer="layout" svg:width="0.018cm" svg:height="0.018cm" draw:transform="skewX (-0.0996583002888762) rotate (-0.822399143539729) translate (15.1631206741136cm 19.6392613330977cm)" svg:viewBox="0 0 19 19" svg:d="M19 9c0 5-5 10-10 10s-9-4-9-9 5-10 10-10c6 0 9 4 9 9z">
            <text:p/>
          </draw:path>
          <draw:path draw:style-name="gr58" draw:text-style-name="P36" draw:layer="layout" svg:width="0.018cm" svg:height="0.018cm" draw:transform="skewX (0.0525344104850293) rotate (-0.785398163397449) translate (15.1764470373697cm 19.6267047331731cm)" svg:viewBox="0 0 19 19" svg:d="M19 10c0 5-3 9-9 9-5 0-10-4-10-9 0-6 4-10 9-10s10 4 10 10z">
            <text:p/>
          </draw:path>
          <draw:path draw:style-name="gr58" draw:text-style-name="P36" draw:layer="layout" svg:width="0.018cm" svg:height="0.018cm" draw:transform="skewX (-0.0525344104850293) rotate (-0.822399143539729) translate (15.1894997777106cm 19.639162558042cm)" svg:viewBox="0 0 19 19" svg:d="M19 9c0 6-4 10-10 10-5 0-9-4-9-9s4-10 10-10c5 0 9 4 9 9z">
            <text:p/>
          </draw:path>
          <draw:path draw:style-name="gr58" draw:text-style-name="P36" draw:layer="layout" svg:width="0.018cm" svg:height="0.018cm" draw:transform="skewX (-0.0525344104850292) rotate (-0.785398163397449) translate (15.2022528492681cm 19.6523463670655cm)" svg:viewBox="0 0 19 19" svg:d="M19 9c0 6-4 10-10 10-5 0-9-4-9-9 0-6 5-10 10-10 6 0 9 4 9 9z">
            <text:p/>
          </draw:path>
          <draw:path draw:style-name="gr58" draw:text-style-name="P36" draw:layer="layout" svg:width="0.018cm" svg:height="0.018cm" draw:transform="rotate (-0.751015177133161) translate (15.2154158167474cm 19.6658958192869cm)" svg:viewBox="0 0 19 19" svg:d="M19 10c0 5-4 9-10 9-5 0-9-5-9-10s4-9 10-9 9 5 9 10z">
            <text:p/>
          </draw:path>
          <draw:path draw:style-name="gr58" draw:text-style-name="P36" draw:layer="layout" svg:width="0.018cm" svg:height="0.018cm" draw:transform="skewX (0.0555014702134197) rotate (-0.748397183255169) translate (15.22901948256cm 19.6794200742333cm)" svg:viewBox="0 0 19 19" svg:d="M19 10c0 5-4 9-9 9-6 0-10-4-10-10 0-5 4-9 9-9 6 0 10 5 10 10z">
            <text:p/>
          </draw:path>
          <draw:path draw:style-name="gr72" draw:text-style-name="P36" draw:layer="layout" svg:width="0.186cm" svg:height="0.093cm" draw:transform="skewX (-0.0062831853071796) rotate (-0.779987642716266) translate (15.049736397982cm 19.4692752087459cm)" svg:viewBox="0 0 187 94" svg:d="M75 1l-19 11c-1 1-2 2-3 3s-3 2-4 3c-1 2-4 5-7 7l-21-6c-4 4-7 9-10 12-7 6-13 13-11 25 0 0 0 1 0 2l23 2c0 3-1 8 1 10 2 3 6 2 9 3 0 1 0 6 0 6 7 0 7-6 14-1 3 4 15 9 20 9l16 5c3-1 6 1 9 2 7 0 12 1 18-1 6-3 12-7 18-10l4-3c5 4 9 4 15 5 5 2 10 1 14 4 2 2 6 3 9 2 8-3 18-10 16-21-1-8-15-10-23-9-6 1-7 4-12 6-2 2-3 0-6-1v-6c1-3-1-6-1-10s1-8 1-12c-1-2-1-4-2-7 0-3-4-10-8-11-4-5-4-10-4-17-8-5-21-2-30-3z">
            <text:p/>
          </draw:path>
          <draw:path draw:style-name="gr72" draw:text-style-name="P36" draw:layer="layout" svg:width="0.146cm" svg:height="0.243cm" draw:transform="skewX (-0.00471238898038462) rotate (-0.785398163397449) translate (15.0478585896827cm 19.3882002442567cm)" svg:viewBox="0 0 147 244" svg:d="M133 57l-19 10c0 2-2 3-3 4-1 0-2 1-3 2-2 3-4 6-7 8l-22-5c-3 3-6 8-9 10-8 6-13 15-11 25 0 1 0 2 0 3l23 2c0 3-1 7 1 10s6 1 9 3c0 1 0 6 0 7 6 0 7-7 13-2 4 3 16 9 21 9l16 5-2 4c-1 2-3 4-4 5s-2 1-3 3c-3 4 3 5 3 8 0 2-2 4-2 5-2 3 0 5 0 7s1 6 1 9c1 4 0 8-2 11-2 4-6 18-10 19 2 1 9 8 10 10-2 3-4 6-5 11 0 3-5 4-8 4l-1-8c0-4-1-3-4-1s-12 8-16 7c0-3-5-8-1-10 3-1 9-4 7-7-1-2-3-5-5-7-3-3-3-5-8-7-3 0-7-1-10 0-4 0-7 1-9-2-2-5-9-6-10-12-1 0-3 2-5 3-2 0-2 0-4 0 0-1 2-3 3-5 1-1 3-2 4-3 1-2 1-6-2-8-1-1-3-1-5-1s-8 1-7-3c2-5 0-3-2-6l-2-3-1-1c-3-1-7 0-11-1-5-1-5-4-5-9-3-14-12-6-22-8-1 0 0-4 0-5 0-4-2-7-2-9 0-3 2-4 2-7 2-5-6-7-3-13 1-3 6-3 6-5 0-3-7-9-2-12 3-1 1-1 1-4l-4-9c3-3 4-7 6-12s4-11 8-17c2-4 10-6 14-7s9-3 13-6c5-5 11-11 15-14 7-8 15-14 24-19 6-4 12-9 20-11 3-1 6-1 8-2 10 0 22 3 30 7 5 4 9 6 7 13-3 7-8 10-12 16 0 1-3 3-5 4z">
            <text:p/>
          </draw:path>
          <draw:polygon draw:style-name="gr58" draw:text-style-name="P36" draw:layer="layout" svg:width="0.09cm" svg:height="0.407cm" draw:transform="skewX (-0.00558505360638198) rotate (-0.785398163397448) translate (15.0941352706419cm 19.2080318110771cm)" svg:viewBox="0 0 91 408" draw:points="90,408 0,408 1,0 91,0">
            <text:p/>
          </draw:polygon>
          <draw:polygon draw:style-name="gr58" draw:text-style-name="P36" draw:layer="layout" svg:width="0.042cm" svg:height="0.407cm" draw:transform="skewX (0.00942477796076931) rotate (-0.776496984212278) translate (15.1572416576535cm 19.2712996594888cm)" svg:viewBox="0 0 43 408" draw:points="43,408 1,408 0,0 41,0">
            <text:p/>
          </draw:polygon>
          <draw:polygon draw:style-name="gr58" draw:text-style-name="P36" draw:layer="layout" svg:width="0.291cm" svg:height="0.222cm" draw:transform="skewX (-0.00279252680319106) rotate (-0.785398163397448) translate (14.9939586306019cm 19.3686695709449cm)" svg:viewBox="0 0 292 223" draw:points="292,222 0,223 0,1 292,0">
            <text:p/>
          </draw:polygon>
          <draw:polygon draw:style-name="gr58" draw:text-style-name="P36" draw:layer="layout" svg:width="0.222cm" svg:height="0.055cm" draw:transform="skewX (0.010122909661567) rotate (-0.778242313464272) translate (14.9904863787567cm 19.4189316376686cm)" svg:viewBox="0 0 223 56" draw:points="223,56 1,56 0,0 223,1">
            <text:p/>
          </draw:polygon>
          <draw:polygon draw:style-name="gr58" draw:text-style-name="P36" draw:layer="layout" svg:width="0.05cm" svg:height="0.091cm" draw:transform="skewX (-0.00994837673636773) rotate (-0.792379480405426) translate (15.2702140234561cm 19.6701936198686cm)" svg:viewBox="0 0 51 92" draw:points="51,91 0,92 0,1 51,0">
            <text:p/>
          </draw:polygon>
          <draw:polygon draw:style-name="gr69" draw:text-style-name="P37" draw:layer="layout" svg:width="0.107cm" svg:height="0.057cm" draw:transform="skewX (0.0219911485751285) rotate (-0.768992068428702) translate (15.129226265922cm 19.6596413272015cm)" svg:viewBox="0 0 108 58" draw:points="0,0 43,57 74,58 108,1">
            <text:p/>
          </draw:polygon>
          <draw:polygon draw:style-name="gr69" draw:text-style-name="P37" draw:layer="layout" svg:width="0.082cm" svg:height="0.057cm" draw:transform="rotate (-0.792554013330626) translate (15.1828721996331cm 19.711856592895cm)" svg:viewBox="0 0 83 58" draw:points="33,0 83,0 21,47 0,58">
            <text:p/>
          </draw:polygon>
          <draw:polyline draw:style-name="gr73" draw:text-style-name="P37" draw:layer="layout" svg:width="0.074cm" svg:height="0.129cm" draw:transform="skewX (-0.00680678408277782) rotate (0.791332282854229) translate (15.1343271173285cm 19.5636281139235cm)" svg:viewBox="0 0 75 130" draw:points="0,130 74,130 75,0 38,0">
            <text:p/>
          </draw:polyline>
          <draw:polygon draw:style-name="gr58" draw:text-style-name="P36" draw:layer="layout" svg:width="0.109cm" svg:height="0.091cm" draw:transform="skewX (-0.00698131700797743) rotate (-0.790459618228233) translate (15.1943875391541cm 19.5940035131287cm)" svg:viewBox="0 0 110 92" draw:points="110,92 0,92 0,1 110,0">
            <text:p/>
          </draw:polygon>
          <draw:path draw:style-name="gr58" draw:text-style-name="P36" draw:layer="layout" svg:width="0.098cm" svg:height="0.098cm" draw:transform="skewX (0.0204203522483337) rotate (-0.771086463531095) translate (15.2598602324219cm 19.0603353107832cm)" svg:viewBox="0 0 99 99" svg:d="M99 50c1 28-22 50-49 49-28 0-50-22-50-50s21-49 49-49 50 23 50 50z">
            <text:p/>
          </draw:path>
          <draw:path draw:style-name="gr58" draw:text-style-name="P36" draw:layer="layout" svg:width="0.066cm" svg:height="0.066cm" draw:transform="rotate (-0.764105146523118) translate (15.2125416087421cm 19.1296112004297cm)" svg:viewBox="0 0 67 67" svg:d="M67 35c-1 17-16 32-34 32-19-1-33-16-33-34s16-33 34-33 33 16 33 35z">
            <text:p/>
          </draw:path>
          <draw:path draw:style-name="gr58" draw:text-style-name="P36" draw:layer="layout" svg:width="0.033cm" svg:height="0.033cm" draw:transform="skewX (0.0644026493985909) rotate (-0.721693645699656) translate (15.1816501606737cm 19.1847980888749cm)" svg:viewBox="0 0 34 34" svg:d="M34 17c0 10-8 17-18 17-9-2-16-10-16-19s7-16 17-15c8 1 17 8 17 17z">
            <text:p/>
          </draw:path>
          <draw:path draw:style-name="gr58" draw:text-style-name="P36" draw:layer="layout" svg:width="0.018cm" svg:height="0.018cm" draw:transform="skewX (0.0525344104850293) rotate (-0.785398163397449) translate (15.1498821002647cm 19.653026065982cm)" svg:viewBox="0 0 19 19" svg:d="M19 9c0 5-4 10-9 10s-10-4-10-9c0-6 4-10 9-10s10 4 10 9z">
            <text:p/>
          </draw:path>
          <draw:path draw:style-name="gr58" draw:text-style-name="P36" draw:layer="layout" svg:width="0.018cm" svg:height="0.018cm" draw:transform="rotate (-0.785398163397449) translate (15.1628052476082cm 19.6658680780006cm)" svg:viewBox="0 0 19 19" svg:d="M19 10c0 5-4 9-9 9-6 0-10-4-10-10 0-5 4-9 9-9 6 0 10 4 10 10z">
            <text:p/>
          </draw:path>
          <draw:path draw:style-name="gr58" draw:text-style-name="P36" draw:layer="layout" svg:width="0.018cm" svg:height="0.018cm" draw:transform="skewX (0.0525344104850294) rotate (-0.745430123526779) translate (15.1758798422705cm 19.6793829708139cm)" svg:viewBox="0 0 19 19" svg:d="M19 10c0 5-4 9-10 9-5 0-9-4-9-10 0-5 4-9 9-9 6 0 10 4 10 10z">
            <text:p/>
          </draw:path>
          <draw:path draw:style-name="gr58" draw:text-style-name="P36" draw:layer="layout" svg:width="0.018cm" svg:height="0.018cm" draw:transform="skewX (-0.0555014702134196) rotate (-0.856782129804017) translate (15.1899401315269cm 19.6918366644806cm)" svg:viewBox="0 0 19 19" svg:d="M19 9c0 5-4 9-10 10-5 0-9-4-9-9s4-10 10-10c5 0 9 3 9 9z">
            <text:p/>
          </draw:path>
          <draw:path draw:style-name="gr58" draw:text-style-name="P36" draw:layer="layout" svg:width="0.018cm" svg:height="0.018cm" draw:transform="skewX (0.11065387457644) rotate (-0.708603676309698) translate (15.2023177348372cm 19.7061029562195cm)" svg:viewBox="0 0 19 19" svg:d="M19 10c0 5-3 9-9 9-6-1-10-5-10-10 0-6 4-9 9-9 6 0 10 5 10 10z">
            <text:p/>
          </draw:path>
          <draw:path draw:style-name="gr58" draw:text-style-name="P36" draw:layer="layout" svg:width="0.018cm" svg:height="0.018cm" draw:transform="skewX (0.0525344104850293) rotate (-0.748397183255169) translate (15.1756541316983cm 19.6531283232816cm)" svg:viewBox="0 0 19 19" svg:d="M19 10c0 5-4 9-9 9-6 0-10-5-10-10s4-9 9-9c6 0 10 4 10 10z">
            <text:p/>
          </draw:path>
          <draw:path draw:style-name="gr58" draw:text-style-name="P36" draw:layer="layout" svg:width="0.018cm" svg:height="0.018cm" draw:transform="skewX (-0.0525344104850294) rotate (-0.785398163397448) translate (15.1886802560749cm 19.6655898908011cm)" svg:viewBox="0 0 19 19" svg:d="M19 10c0 5-4 9-10 9-5 0-9-4-9-9 0-6 5-10 10-10s9 4 9 10z">
            <text:p/>
          </draw:path>
          <draw:path draw:style-name="gr58" draw:text-style-name="P36" draw:layer="layout" svg:width="0.018cm" svg:height="0.018cm" draw:transform="rotate (-0.785398163397448) translate (15.2023198740511cm 19.679155438344cm)" svg:viewBox="0 0 19 19" svg:d="M19 10c0 5-4 9-9 9-6 0-10-4-10-10 0-5 4-9 9-9 6 0 10 4 10 10z">
            <text:p/>
          </draw:path>
          <draw:path draw:style-name="gr58" draw:text-style-name="P36" draw:layer="layout" svg:width="0.018cm" svg:height="0.018cm" draw:transform="skewX (-0.104894288044859) rotate (-0.856782129804017) translate (15.215854952299cm 19.6915705438223cm)" svg:viewBox="0 0 19 19" svg:d="M19 9c0 5-4 10-10 10-5 0-9-3-9-9 0-5 4-10 10-10s9 4 9 9z">
            <text:p/>
          </draw:path>
          <draw:path draw:style-name="gr58" draw:text-style-name="P36" draw:layer="layout" svg:width="0.018cm" svg:height="0.018cm" draw:transform="skewX (-0.0499164166070377) rotate (-0.822399143539729) translate (15.1632641655868cm 19.6398239103133cm)" svg:viewBox="0 0 19 19" svg:d="M19 9c0 5-4 10-10 10-5 0-9-4-9-9 0-6 4-10 10-10 5 0 9 4 9 9z">
            <text:p/>
          </draw:path>
          <draw:path draw:style-name="gr58" draw:text-style-name="P36" draw:layer="layout" svg:width="0.018cm" svg:height="0.018cm" draw:transform="skewX (0.0525344104850293) rotate (-0.785398163397449) translate (15.1762525970566cm 19.6268842877046cm)" svg:viewBox="0 0 19 19" svg:d="M19 9c0 6-4 10-9 10s-10-4-10-9c0-6 4-10 9-10s10 4 10 9z">
            <text:p/>
          </draw:path>
          <draw:path draw:style-name="gr58" draw:text-style-name="P36" draw:layer="layout" svg:width="0.018cm" svg:height="0.018cm" draw:transform="skewX (-0.0525344104850292) rotate (-0.822399143539729) translate (15.1893219817891cm 19.6393391940984cm)" svg:viewBox="0 0 19 19" svg:d="M19 9c0 5-4 10-10 10-5 0-9-4-9-9s4-10 10-10c5 0 9 4 9 9z">
            <text:p/>
          </draw:path>
          <draw:path draw:style-name="gr58" draw:text-style-name="P36" draw:layer="layout" svg:width="0.018cm" svg:height="0.018cm" draw:transform="skewX (-0.0525344104850293) rotate (-0.785398163397449) translate (15.202069096331cm 19.6525333722083cm)" svg:viewBox="0 0 19 19" svg:d="M19 9c0 6-4 10-10 10-5 0-9-4-9-9 0-6 5-10 10-10 6 0 9 4 9 9z">
            <text:p/>
          </draw:path>
          <draw:path draw:style-name="gr58" draw:text-style-name="P36" draw:layer="layout" svg:width="0.018cm" svg:height="0.018cm" draw:transform="skewX (-0.0525344104850293) rotate (-0.785398163397449) translate (15.2153388855982cm 19.6657157927567cm)" svg:viewBox="0 0 19 19" svg:d="M19 10c0 5-5 9-10 9s-9-4-9-10c0-5 4-9 10-9s9 4 9 10z">
            <text:p/>
          </draw:path>
          <draw:path draw:style-name="gr58" draw:text-style-name="P36" draw:layer="layout" svg:width="0.018cm" svg:height="0.018cm" draw:transform="skewX (0.0555014702134197) rotate (-0.708603676309698) translate (15.2283179959959cm 19.6796228326203cm)" svg:viewBox="0 0 19 19" svg:d="M19 10c0 5-4 9-10 9-5-1-9-5-9-10 0-6 5-9 10-9s9 5 9 10z">
            <text:p/>
          </draw:path>
          <draw:custom-shape draw:style-name="gr74" draw:text-style-name="P37" draw:layer="layout" svg:width="0.171cm" svg:height="0.441cm" draw:transform="skewX (0.00226892802759263) rotate (-1.30812427436975) translate (15.535cm 19.9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37" draw:layer="layout" svg:width="0.036cm" svg:height="0.043cm" draw:transform="skewX (-0.0232128790515246) rotate (-1.30812427436975) translate (15.523cm 20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37" draw:layer="layout" svg:width="0.037cm" svg:height="0.041cm" draw:transform="skewX (-0.0244346095279206) rotate (-1.30812427436975) translate (15.512cm 19.9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37" draw:layer="layout" svg:width="0.035cm" svg:height="0.043cm" draw:transform="skewX (-0.0232128790515246) rotate (-1.30812427436975) translate (15.456cm 20.02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37" draw:layer="layout" svg:width="0.035cm" svg:height="0.04cm" draw:transform="skewX (0.0249582083035189) rotate (-1.30812427436975) translate (15.445cm 19.9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37" draw:layer="layout" svg:width="0.037cm" svg:height="0.044cm" draw:transform="rotate (-1.30812427436975) translate (15.366cm 20.03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37" draw:layer="layout" svg:width="0.036cm" svg:height="0.042cm" draw:transform="skewX (0.0237364778271229) rotate (-1.30812427436975) translate (15.359cm 19.9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58" draw:text-style-name="P36" draw:layer="layout" svg:width="0.349cm" svg:height="0.344cm" draw:transform="skewX (-0.0057595865315813) rotate (2.7087509990952) translate (14.5067223130013cm 22.9218415582602cm)" svg:viewBox="0 0 350 345" draw:points="175,0 207,55 263,23 263,86 327,86 295,141 350,172 295,204 326,258 262,259 262,322 207,290 175,345 143,291 87,323 87,259 23,259 55,205 0,173 56,142 23,87 88,86 88,23 143,55">
            <text:p/>
          </draw:polygon>
          <draw:path draw:style-name="gr58" draw:text-style-name="P36" draw:layer="layout" svg:width="0.186cm" svg:height="0.183cm" draw:transform="skewX (-0.0108210413623648) rotate (2.69723182603204) translate (14.4638032873681cm 22.8150734883977cm)" svg:viewBox="0 0 187 184" svg:d="M187 91c0 50-42 92-93 93-52 1-94-40-94-91s41-92 93-93c51-1 93 40 94 91z">
            <text:p/>
          </draw:path>
          <draw:polygon draw:style-name="gr58" draw:text-style-name="P36" draw:layer="layout" svg:width="0.024cm" svg:height="0.049cm" draw:transform="skewX (-0.0188495559215388) rotate (0.731467489510823) translate (12.5985242138923cm 19.8624379716289cm)" svg:viewBox="0 0 25 50" draw:points="24,50 0,50 1,0 25,0">
            <text:p/>
          </draw:polygon>
          <draw:path draw:style-name="gr58" draw:text-style-name="P36" draw:layer="layout" svg:width="0.168cm" svg:height="0.168cm" draw:transform="skewX (-0.00593411945678069) rotate (0.730594824884826) translate (12.4388028522243cm 19.7871164368352cm)" svg:viewBox="0 0 169 169" svg:d="M0 85c0 47 38 84 85 84 46-1 84-38 84-85s-38-84-85-84c-46 0-84 38-84 85z">
            <text:p/>
          </draw:path>
          <draw:path draw:style-name="gr58" draw:text-style-name="P36" draw:layer="layout" svg:width="0.168cm" svg:height="0.173cm" draw:transform="skewX (-0.0108210413623648) rotate (0.725707902979242) translate (12.3791661112928cm 19.7213455684428cm)" svg:viewBox="0 0 169 174" svg:d="M169 172c0-72-84-172-84-172 0 0-85 101-85 174z">
            <text:p/>
          </draw:path>
          <draw:polygon draw:style-name="gr58" draw:text-style-name="P36" draw:layer="layout" svg:width="0.304cm" svg:height="0.067cm" draw:transform="skewX (0.00645771823237906) rotate (1.79925992588095) translate (12.2570039723182cm 21.1733945571733cm)" svg:viewBox="0 0 305 68" draw:points="304,68 0,66 0,0 305,2">
            <text:p/>
          </draw:polygon>
          <draw:path draw:style-name="gr58" draw:text-style-name="P36" draw:layer="layout" svg:width="0.303cm" svg:height="0.023cm" draw:transform="skewX (0.00331612557878926) rotate (1.78686808819179) translate (12.3187334547877cm 21.1593465185731cm)" svg:viewBox="0 0 304 24" svg:d="M0 2c0 12 10 22 22 22l261-2c12 0 22-10 21-22z">
            <text:p/>
          </draw:path>
          <draw:path draw:style-name="gr58" draw:text-style-name="P36" draw:layer="layout" svg:width="0.086cm" svg:height="0.086cm" draw:transform="skewX (-0.0115191730631625) rotate (1.7858208906406) translate (12.2352026192409cm 20.9785224298201cm)" svg:viewBox="0 0 87 87" svg:d="M87 43c0 24-19 44-43 44-25 1-44-19-44-43s19-44 44-44c24 0 43 19 43 43z">
            <text:p/>
          </draw:path>
          <draw:path draw:style-name="gr58" draw:text-style-name="P36" draw:layer="layout" svg:width="0.043cm" svg:height="0.043cm" draw:transform="skewX (-0.0680678408277788) rotate (1.74672551539593) translate (12.2510617881847cm 20.9528207572628cm)" svg:viewBox="0 0 44 44" svg:d="M44 21c0 12-10 22-23 23-12 0-21-9-21-21s10-22 22-23c13-1 22 9 22 21z">
            <text:p/>
          </draw:path>
          <draw:path draw:style-name="gr58" draw:text-style-name="P36" draw:layer="layout" svg:width="0.086cm" svg:height="0.086cm" draw:transform="skewX (0.0232128790515246) rotate (1.80449591363694) translate (12.2741885155001cm 21.1475363399611cm)" svg:viewBox="0 0 87 87" svg:d="M87 44c0 24-19 43-43 43s-44-20-44-44 19-43 43-43 44 20 44 44z">
            <text:p/>
          </draw:path>
          <draw:path draw:style-name="gr58" draw:text-style-name="P36" draw:layer="layout" svg:width="0.043cm" svg:height="0.043cm" draw:transform="skewX (0.0453785605518525) rotate (1.80449591363694) translate (12.2904242964728cm 21.1211916162746cm)" svg:viewBox="0 0 44 44" svg:d="M44 22c0 12-9 22-21 22-13 0-23-10-23-22s9-22 21-22 22 10 23 22z">
            <text:p/>
          </draw:path>
          <draw:polygon draw:style-name="gr58" draw:text-style-name="P36" draw:layer="layout" svg:width="0.062cm" svg:height="0.064cm" draw:transform="skewX (-0.0328121899374934) rotate (1.79367487227457) translate (12.1626563506427cm 21.1483946593456cm)" svg:viewBox="0 0 63 65" draw:points="63,0 15,0 0,65 61,65">
            <text:p/>
          </draw:polygon>
          <draw:polygon draw:style-name="gr58" draw:text-style-name="P36" draw:layer="layout" svg:width="0.1cm" svg:height="0.064cm" draw:transform="rotate (1.78808981866819) translate (12.1438668954126cm 21.0655694734407cm)" svg:viewBox="0 0 101 65" draw:points="0,65 101,65 74,0 0,0">
            <text:p/>
          </draw:polygon>
          <draw:path draw:style-name="gr58" draw:text-style-name="P36" draw:layer="layout" svg:width="0.303cm" svg:height="0.109cm" draw:transform="rotate (1.79402393812497) translate (12.1508802029393cm 21.1973921856239cm)" svg:viewBox="0 0 304 110" svg:d="M304 109c0-11-9-21-22-21h-153l1-66 74 1v-2c-5-11-19-21-31-21h-43-22-22c-11 0-24 10-26 22v1h48v64l-86 1c-12 0-22 9-22 21h108 21 175v1z">
            <text:p/>
          </draw:path>
          <draw:path draw:style-name="gr58" draw:text-style-name="P36" draw:layer="layout" svg:width="0.046cm" svg:height="0.077cm" draw:transform="skewX (0.0376991118430775) rotate (1.80327418316054) translate (12.0461264574872cm 21.143220777158cm)" svg:viewBox="0 0 47 78" svg:d="M34 12c-15 2-21 13-21 27s7 25 23 27zM41 78c-22 0-40-17-41-39s17-39 39-39c3 0 6 3 6 6l2 66c0 3-3 6-6 6z">
            <text:p/>
          </draw:path>
          <draw:path draw:style-name="gr58" draw:text-style-name="P36" draw:layer="layout" svg:width="0.034cm" svg:height="0.012cm" draw:transform="rotate (1.74550378491953) translate (12.0565687898993cm 21.1059611474356cm)" svg:viewBox="0 0 35 13" svg:d="M29 12l-23 1c-3 0-6-2-6-6 0-3 2-6 5-6l24-1c3 0 6 2 6 5 0 4-3 7-6 7z">
            <text:p/>
          </draw:path>
          <draw:path draw:style-name="gr58" draw:text-style-name="P36" draw:layer="layout" svg:width="0.034cm" svg:height="0.011cm" draw:transform="skewX (-0.0277507351067099) rotate (1.78948608206979) translate (12.0842495785945cm 21.1002061791802cm)" svg:viewBox="0 0 35 12" svg:d="M29 12h-23c-4 0-6-3-6-6s3-6 6-6h23c3 0 6 3 6 6s-3 6-6 6z">
            <text:p/>
          </draw:path>
          <draw:path draw:style-name="gr58" draw:text-style-name="P36" draw:layer="layout" svg:width="0.069cm" svg:height="0.153cm" draw:transform="rotate (1.78878795036899) translate (12.0940181954545cm 21.1973868166673cm)" svg:viewBox="0 0 70 154" svg:d="M6 154c-3 0-6-3-6-7v-80c0-11 8-20 18-20h1c4 0 8-3 8-7v-22c0-11 9-18 19-18h18c4 0 6 3 6 6s-3 5-6 5h-18c-4 0-7 3-7 7v22c0 11-9 18-20 18h-1c-4 0-6 5-6 9v80c0 4-3 7-6 7z">
            <text:p/>
          </draw:path>
          <draw:path draw:style-name="gr58" draw:text-style-name="P36" draw:layer="layout" svg:width="0.365cm" svg:height="0.186cm" draw:transform="skewX (0.00680678408277782) rotate (2.25182380092308) translate (15.604056763658cm 19.9073606035032cm)" svg:viewBox="0 0 366 187" svg:d="M366 94c0-21-25-38-55-38-2 0-4 0-6 1 0-1 0-1 0-1 0-20-25-37-55-38-4 0-9 1-13 2-9-12-27-20-49-20s-41 9-50 22c-7-2-14-4-23-4-30 0-55 17-54 38-2 0-4 0-6 0-31 0-55 16-55 37 0 19 22 35 49 37 0 1 0 1 0 1 0 21 25 37 55 37 12 1 24-3 33-7 7 15 27 26 52 26 23 0 42-9 51-22 7 2 14 4 23 4 30 0 55-17 55-37v-1c27-2 48-18 48-37z">
            <text:p/>
          </draw:path>
          <draw:g>
            <draw:path draw:style-name="gr58" draw:text-style-name="P36" draw:layer="layout" svg:width="0.068cm" svg:height="0.069cm" draw:transform="skewX (0.0226892802759263) rotate (2.72096830385916) translate (13.2376454643859cm 22.4093349866967cm)" svg:viewBox="0 0 69 70" svg:d="M3 51l51-51 15 16-51 51c-3 4-10 4-14-1-5-4-5-11-1-15z">
              <text:p/>
            </draw:path>
            <draw:path draw:style-name="gr58" draw:text-style-name="P36" draw:layer="layout" svg:width="0.021cm" svg:height="0.022cm" draw:transform="rotate (2.72341176481195) translate (13.1859080012034cm 22.3935016017601cm)" svg:viewBox="0 0 22 23" svg:d="M15 23l4-4c4-4 4-11 0-16-4-4-11-4-15 0l-4 4z">
              <text:p/>
            </draw:path>
            <draw:path draw:style-name="gr58" draw:text-style-name="P36" draw:layer="layout" svg:width="0.016cm" svg:height="0.016cm" draw:transform="rotate (2.72917135134353) translate (13.216856106021cm 22.2496096342619cm)" svg:viewBox="0 0 17 17" svg:d="M0 8c0 5 4 9 8 9 5 0 9-4 9-8 0-5-4-9-8-9-5 0-9 4-9 8z">
              <text:p/>
            </draw:path>
            <draw:path draw:style-name="gr58" draw:text-style-name="P36" draw:layer="layout" svg:width="0.016cm" svg:height="0.016cm" draw:transform="skewX (-0.0624827872213969) rotate (2.78275295937976) translate (13.3269519854941cm 22.2994186745202cm)" svg:viewBox="0 0 17 17" svg:d="M0 8c-1 5 3 9 7 9 5 1 10-3 10-8s-3-9-7-9c-5 0-9 3-10 8z">
              <text:p/>
            </draw:path>
            <draw:path draw:style-name="gr58" draw:text-style-name="P36" draw:layer="layout" svg:width="0.004cm" svg:height="0.004cm" draw:transform="skewX (-0.380481776934764) rotate (2.60123871717235) translate (13.2142083386888cm 22.2421283387199cm)" svg:viewBox="0 0 5 5" svg:d="M0 3c0 1 1 2 2 2 1-1 3-2 3-3s0-2-2-2c-1 0-3 1-3 3z">
              <text:p/>
            </draw:path>
            <draw:polygon draw:style-name="gr58" draw:text-style-name="P36" draw:layer="layout" svg:width="0.026cm" svg:height="0.072cm" draw:transform="skewX (0.08307767239493) rotate (2.78275295937976) translate (13.2722605109151cm 22.3356392346969cm)" svg:viewBox="0 0 27 73" draw:points="21,73 0,2 7,0 27,71">
              <text:p/>
            </draw:polygon>
            <draw:polygon draw:style-name="gr58" draw:text-style-name="P36" draw:layer="layout" svg:width="0.057cm" svg:height="0.058cm" draw:transform="rotate (2.7082274003196) translate (13.2591802001725cm 22.3145591999597cm)" svg:viewBox="0 0 58 59" draw:points="5,59 0,54 53,0 58,5">
              <text:p/>
            </draw:polygon>
            <draw:path draw:style-name="gr58" draw:text-style-name="P36" draw:layer="layout" svg:width="0.035cm" svg:height="0.01cm" draw:transform="rotate (2.70491127474081) translate (13.2829104552582cm 22.3487684010439cm)" svg:viewBox="0 0 36 11" svg:d="M32 0h-28c-2 0-4 2-4 4h1c1 0 2 1 3 2 2 2 5 5 10 5 3 0 7-2 11-4 4-1 7-3 10-3h1c0-2-2-4-4-4z">
              <text:p/>
            </draw:path>
            <draw:path draw:style-name="gr58" draw:text-style-name="P36" draw:layer="layout" svg:width="0.027cm" svg:height="0.064cm" draw:transform="skewX (-0.0722566310325653) rotate (2.64225395459422) translate (13.2082517985913cm 22.3081836454294cm)" svg:viewBox="0 0 28 65" svg:d="M22 65c0 0-7-10-16-37l-6-26 7-2 5 26c9 25 16 35 16 36z">
              <text:p/>
            </draw:path>
            <draw:path draw:style-name="gr58" draw:text-style-name="P36" draw:layer="layout" svg:width="0.006cm" svg:height="0.012cm" draw:transform="skewX (-0.152716309549504) rotate (2.6778586713349) translate (13.2048964428694cm 22.3165438501081cm)" svg:viewBox="0 0 7 13" svg:d="M3 13c-1 0-2-1-2-2l-1-6c0-1 1-2 1-3l3-2c1 0 2 0 3 0 0 1 0 3-1 3l-1 2v5c0 1-1 2-2 2z">
              <text:p/>
            </draw:path>
            <draw:path draw:style-name="gr58" draw:text-style-name="P36" draw:layer="layout" svg:width="0.026cm" svg:height="0.01cm" draw:transform="skewX (-0.148876585195116) rotate (2.69723182603204) translate (13.2208629020977cm 22.3313255605462cm)" svg:viewBox="0 0 27 11" svg:d="M27 7l-4-5c-1-1-2-1-3-1h-2v-1h-14c-2 0-4 2-4 3 0 2 1 4 3 4h14v-1h2l4 4c0 1 1 1 1 1 1 0 1 0 2 0 1-2 1-3 1-4z">
              <text:p/>
            </draw:path>
            <draw:path draw:style-name="gr58" draw:text-style-name="P36" draw:layer="layout" svg:width="0.075cm" svg:height="0.075cm" draw:transform="skewX (0.0132645023151569) rotate (2.71939750753236) translate (13.2290857170458cm 22.2874574471268cm)" svg:viewBox="0 0 76 76" svg:d="M38 66c-15 0-28-13-28-28 0-16 12-28 28-28 15 0 28 12 28 28s-12 28-28 28zM38 0c-21 0-38 17-38 38 0 20 17 38 38 38s38-17 38-38-17-38-38-38z">
              <text:p/>
            </draw:path>
            <draw:path draw:style-name="gr58" draw:text-style-name="P36" draw:layer="layout" svg:width="0.075cm" svg:height="0.075cm" draw:transform="rotate (2.71939750753236) translate (13.3406578985787cm 22.3384192541859cm)" svg:viewBox="0 0 76 76" svg:d="M38 66c-15 0-28-13-28-29 0-15 13-27 29-27 15 0 27 13 27 28s-13 28-28 28zM39 0c-22 0-39 17-39 37 0 22 17 39 38 39s38-17 38-38-16-38-37-38z">
              <text:p/>
            </draw:path>
            <draw:polygon draw:style-name="gr58" draw:text-style-name="P36" draw:layer="layout" svg:width="0.037cm" svg:height="0.054cm" draw:transform="rotate (2.73667626712711) translate (13.3032613220135cm 22.3378011983002cm)" svg:viewBox="0 0 38 55" draw:points="6,55 0,51 33,0 38,4">
              <text:p/>
            </draw:polygon>
            <draw:path draw:style-name="gr58" draw:text-style-name="P36" draw:layer="layout" svg:width="0.016cm" svg:height="0.016cm" draw:transform="skewX (-0.062482787221397) rotate (2.78275295937976) translate (13.3270134257265cm 22.2994037862728cm)" svg:viewBox="0 0 17 17" svg:d="M12 0c4 1 6 6 5 11-2 5-7 7-11 6-5-2-7-6-5-11 1-4 6-7 11-6z">
              <text:p/>
            </draw:path>
            <draw:path draw:style-name="gr58" draw:text-style-name="P36" draw:layer="layout" svg:width="0.018cm" svg:height="0.018cm" draw:transform="skewX (-0.11065387457644) rotate (2.62916398520426) translate (13.3209856021819cm 22.2981558260621cm)" svg:viewBox="0 0 19 19" svg:d="M12 0c5 1 8 6 7 11s-7 8-11 8c-5-1-9-5-8-10 2-6 7-10 12-9z">
              <text:p/>
            </draw:path>
            <draw:path draw:style-name="gr58" draw:text-style-name="P36" draw:layer="layout" svg:width="0.02cm" svg:height="0.02cm" draw:transform="skewX (-0.0476474885794451) rotate (2.69915168820923) translate (13.3167170268308cm 22.2954079208231cm)" svg:viewBox="0 0 21 21" svg:d="M13 0c5 2 9 7 7 12-1 6-7 10-12 8-5-1-9-6-8-12 2-5 7-9 13-8z">
              <text:p/>
            </draw:path>
            <draw:path draw:style-name="gr58" draw:text-style-name="P36" draw:layer="layout" svg:width="0.021cm" svg:height="0.021cm" draw:transform="rotate (2.73667626712711) translate (13.3119996300396cm 22.2927784927512cm)" svg:viewBox="0 0 22 22" svg:d="M13 0c6 2 10 8 9 14-1 5-8 9-13 8-6-2-10-7-9-13 2-7 8-10 13-9z">
              <text:p/>
            </draw:path>
            <draw:path draw:style-name="gr58" draw:text-style-name="P36" draw:layer="layout" svg:width="0.022cm" svg:height="0.023cm" draw:transform="skewX (-0.119380520836412) rotate (2.65900911541336) translate (13.3074630748644cm 22.2917649952751cm)" svg:viewBox="0 0 23 24" svg:d="M15 0c6 1 10 7 8 13-2 7-8 11-15 11-6-2-9-8-7-14 1-6 7-11 14-10z">
              <text:p/>
            </draw:path>
            <draw:path draw:style-name="gr58" draw:text-style-name="P36" draw:layer="layout" svg:width="0.024cm" svg:height="0.024cm" draw:transform="skewX (0.0399680398706701) rotate (2.73144027937113) translate (13.3020245942435cm 22.2882566881885cm)" svg:viewBox="0 0 25 25" svg:d="M15 0c7 1 11 9 10 15-1 7-8 11-15 10-7-2-11-9-10-15 2-7 9-11 15-10z">
              <text:p/>
            </draw:path>
            <draw:path draw:style-name="gr58" draw:text-style-name="P36" draw:layer="layout" svg:width="0.026cm" svg:height="0.026cm" draw:transform="skewX (0.124441975667196) rotate (2.72707695624114) translate (13.2964172643497cm 22.2855897625942cm)" svg:viewBox="0 0 27 27" svg:d="M14 0c8 2 13 9 13 16-1 7-8 12-15 10-7-1-13-9-12-16s7-11 14-10z">
              <text:p/>
            </draw:path>
            <draw:path draw:style-name="gr58" draw:text-style-name="P36" draw:layer="layout" svg:width="0.028cm" svg:height="0.027cm" draw:transform="skewX (-0.0689405054537761) rotate (2.6476644752754) translate (13.2924142072387cm 22.2850135661458cm)" svg:viewBox="0 0 29 28" svg:d="M17 0c8 1 13 8 11 16s-9 14-16 12c-9-1-13-8-12-16 2-7 10-13 17-12z">
              <text:p/>
            </draw:path>
            <draw:path draw:style-name="gr58" draw:text-style-name="P36" draw:layer="layout" svg:width="0.029cm" svg:height="0.029cm" draw:transform="skewX (0.0322885911618952) rotate (2.7091000649456) translate (13.287588628586cm 22.2817842715861cm)" svg:viewBox="0 0 30 30" svg:d="M17 0c8 2 14 10 13 18-2 8-10 13-18 11-8-1-13-9-12-17 2-8 9-13 17-12z">
              <text:p/>
            </draw:path>
            <draw:path draw:style-name="gr58" draw:text-style-name="P36" draw:layer="layout" svg:width="0.005cm" svg:height="0.005cm" draw:transform="skewX (-0.165108147238664) rotate (2.6778586713349) translate (13.2824758314442cm 22.2661629963443cm)" svg:viewBox="0 0 6 6" svg:d="M6 3c-1 1-2 3-4 3-1 0-2-1-2-3s1-3 3-3 3 1 3 3z">
              <text:p/>
            </draw:path>
            <draw:path draw:style-name="gr58" draw:text-style-name="P36" draw:layer="layout" svg:width="0.081cm" svg:height="0.044cm" draw:transform="skewX (0.0333357887130917) rotate (2.72061923800876) translate (13.3402188846306cm 22.341897074201cm)" svg:viewBox="0 0 82 45" svg:d="M39 0c-17 0-32 10-38 27l-1 3h13c4-11 15-18 26-18 17 0 31 13 31 30v3h12v-3c-1-23-20-42-43-42z">
              <text:p/>
            </draw:path>
            <draw:polygon draw:style-name="gr58" draw:text-style-name="P36" draw:layer="layout" svg:width="0.068cm" svg:height="0.006cm" draw:transform="skewX (-0.11379546723003) rotate (2.71241619052439) translate (13.2706989080682cm 22.3256122674545cm)" svg:viewBox="0 0 69 7" draw:points="68,7 0,7 1,0 69,0">
              <text:p/>
            </draw:polygon>
            <draw:path draw:style-name="gr58" draw:text-style-name="P36" draw:layer="layout" svg:width="0.073cm" svg:height="0.087cm" draw:transform="skewX (-0.0111701072127637) rotate (2.7091000649456) translate (13.2647995570579cm 22.334875942197cm)" svg:viewBox="0 0 74 88" svg:d="M73 68c-1-1-3-2-4-2l-7-1-37-65-25 11 44 77 23-14 7-4z">
              <text:p/>
            </draw:path>
            <draw:path draw:style-name="gr58" draw:text-style-name="P36" draw:layer="layout" svg:width="0.054cm" svg:height="0.027cm" draw:transform="rotate (2.70386407718961) translate (13.2566895565587cm 22.4023738302272cm)" svg:viewBox="0 0 55 28" svg:d="M55 27c0-15-13-27-28-27s-27 12-27 28z">
              <text:p/>
            </draw:path>
            <draw:polygon draw:style-name="gr58" draw:text-style-name="P36" draw:layer="layout" svg:width="0.054cm" svg:height="0.033cm" draw:transform="rotate (2.69915168820923) translate (13.2679636949722cm 22.378288833402cm)" svg:viewBox="0 0 55 34" draw:points="55,33 0,34 0,1 55,0">
              <text:p/>
            </draw:polygon>
            <draw:path draw:style-name="gr58" draw:text-style-name="P36" draw:layer="layout" svg:width="0.054cm" svg:height="0.021cm" draw:transform="rotate (2.71328885515038) translate (13.2818409335281cm 22.347991964192cm)" svg:viewBox="0 0 55 22" svg:d="M55 0c-1 12-10 22-23 22h-10c-12 0-22-10-22-22z">
              <text:p/>
            </draw:path>
            <draw:polygon draw:style-name="gr58" draw:text-style-name="P36" draw:layer="layout" svg:width="0.021cm" svg:height="0.026cm" draw:transform="rotate (2.6778586713349) translate (13.2297250962484cm 22.4022317783639cm)" svg:viewBox="0 0 22 27" draw:points="21,0 22,16 12,27 0,17 0,1">
              <text:p/>
            </draw:polygon>
            <draw:path draw:style-name="gr58" draw:text-style-name="P36" draw:layer="layout" svg:width="0.053cm" svg:height="0.052cm" draw:transform="skewX (0.0333357887130916) rotate (2.72602975868994) translate (13.244297430839cm 22.3962914536148cm)" svg:viewBox="0 0 54 53" svg:d="M18 4l36 34-15 15-35-35c-5-4-5-11-1-15s11-4 15 1z">
              <text:p/>
            </draw:path>
            <draw:path draw:style-name="gr58" draw:text-style-name="P36" draw:layer="layout" svg:width="0.021cm" svg:height="0.021cm" draw:transform="skewX (0.0499164166070379) rotate (2.73667626712711) translate (13.2254991062226cm 22.3460023971849cm)" svg:viewBox="0 0 22 22" svg:d="M0 15l4 4c4 4 11 4 15 0s4-11 0-15l-4-4z">
              <text:p/>
            </draw:path>
            <draw:path draw:style-name="gr58" draw:text-style-name="P36" draw:layer="layout" svg:width="0.065cm" svg:height="0.071cm" draw:transform="rotate (2.71869937583157) translate (13.2241333889502cm 22.4686057739891cm)" svg:viewBox="0 0 66 72" svg:d="M4 48c4 17 21 27 39 23 16-4 27-22 22-39l-2-8c-4-17-21-27-39-23-17 5-27 22-23 39z">
              <text:p/>
            </draw:path>
            <draw:path draw:style-name="gr58" draw:text-style-name="P36" draw:layer="layout" svg:width="0.052cm" svg:height="0.063cm" draw:transform="skewX (0.0303687289847014) rotate (2.72917135134353) translate (13.2198113076998cm 22.457681828312cm)" svg:viewBox="0 0 53 64" svg:d="M5 46c4 13 17 21 30 17 13-3 20-16 17-29l-5-16c-3-12-17-20-29-17-13 3-21 16-17 29z">
              <text:p/>
            </draw:path>
            <draw:path draw:style-name="gr58" draw:text-style-name="P36" draw:layer="layout" svg:width="0.068cm" svg:height="0.044cm" draw:transform="rotate (2.70334047841402) translate (13.2251445811075cm 22.4715121441166cm)" svg:viewBox="0 0 69 45" svg:d="M69 25c-5-18-25-29-44-24-18 6-29 25-24 44z">
              <text:p/>
            </draw:path>
            <draw:path draw:style-name="gr58" draw:text-style-name="P36" draw:layer="layout" svg:width="0.007cm" svg:height="0.007cm" draw:transform="rotate (2.62253173404668) translate (13.1990623811721cm 22.4218921333466cm)" svg:viewBox="0 0 8 8" svg:d="M0 5c1 2 4 4 5 3 2-1 4-3 3-5s-3-3-5-3c-2 1-3 4-3 5z">
              <text:p/>
            </draw:path>
            <draw:path draw:style-name="gr58" draw:text-style-name="P36" draw:layer="layout" svg:width="0.023cm" svg:height="0.012cm" draw:transform="skewX (-0.071383966406568) rotate (2.71503418440238) translate (13.2205602398722cm 22.4179978519995cm)" svg:viewBox="0 0 24 13" svg:d="M11 13c-1 0-2 0-3 0-2 0-3-1-5-2-1-1-2-3-3-4l3-2c1 1 2 2 3 3 1 0 2 1 4 1 1 1 2 1 3 0 1 0 3-1 4-2 1 0 1-1 2-3 0-1 1-2 2-4l3 1c0 1 0 3-2 5-1 1-2 3-3 4-1 2-3 2-5 3-1 0-2 0-3 0z">
              <text:p/>
            </draw:path>
            <draw:path draw:style-name="gr58" draw:text-style-name="P36" draw:layer="layout" svg:width="0.007cm" svg:height="0.008cm" draw:transform="skewX (0.141895268187139) rotate (2.99969738540265) translate (13.224045561293cm 22.4248824267011cm)" svg:viewBox="0 0 8 9" svg:d="M0 4c0 3 3 4 5 5 2-1 4-2 3-4 0-3-2-5-4-5s-4 2-4 4z">
              <text:p/>
            </draw:path>
          </draw:g>
          <draw:polygon draw:style-name="gr9" draw:text-style-name="P5" draw:layer="layout" svg:width="0.027cm" svg:height="0.071cm" draw:transform="skewX (0.287281194878267) rotate (-2.56615759920726) translate (14.3464324887355cm 22.1035827694937cm)" svg:viewBox="0 0 28 72" draw:points="27,72 0,72 0,1 28,0">
            <text:p/>
          </draw:polygon>
          <draw:path draw:style-name="gr9" draw:text-style-name="P5" draw:layer="layout" svg:width="0.192cm" svg:height="0.239cm" draw:transform="skewX (0.315031929984976) rotate (-2.53596340314776) translate (14.4795479998162cm 22.2924765815774cm)" svg:viewBox="0 0 193 240" svg:d="M0 120c0 67 43 120 96 120s96-53 97-120c1-66-43-120-96-120s-97 53-97 120z">
            <text:p/>
          </draw:path>
          <draw:path draw:style-name="gr9" draw:text-style-name="P5" draw:layer="layout" svg:width="0.191cm" svg:height="0.246cm" draw:transform="skewX (0.318697121414165) rotate (-2.53893046287615) translate (14.5160781066208cm 22.4206378432207cm)" svg:viewBox="0 0 192 247" svg:d="M192 247c1-103-96-247-96-247 0 0-96 143-96 246z">
            <text:p/>
          </draw:path>
          <draw:polygon draw:style-name="gr9" draw:text-style-name="P5" draw:layer="layout" svg:width="0.025cm" svg:height="0.078cm" draw:transform="skewX (0.0616101225953999) rotate (-3.00912216336342) translate (14.1944246393931cm 22.1662029573203cm)" svg:viewBox="0 0 26 79" draw:points="25,79 0,79 0,1 26,0">
            <text:p/>
          </draw:polygon>
          <draw:path draw:style-name="gr9" draw:text-style-name="P5" draw:layer="layout" svg:width="0.174cm" svg:height="0.263cm" draw:transform="skewX (0.0930260491312977) rotate (-2.9859092843119) translate (14.2804712292264cm 22.410347346798cm)" svg:viewBox="0 0 175 264" svg:d="M0 132c0 74 40 132 88 132 48 1 88-58 87-132 0-73-39-132-88-132-48 0-87 58-87 132z">
            <text:p/>
          </draw:path>
          <draw:path draw:style-name="gr9" draw:text-style-name="P5" draw:layer="layout" svg:width="0.174cm" svg:height="0.272cm" draw:transform="skewX (0.0762708883121522) rotate (-3.00214084635545) translate (14.2894151884441cm 22.5506378218599cm)" svg:viewBox="0 0 175 273" svg:d="M175 271c0-114-88-271-88-271 0 0-87 159-87 273z">
            <text:p/>
          </draw:path>
          <draw:polyline draw:style-name="gr75" draw:text-style-name="P3" draw:layer="layout" svg:width="0.56cm" svg:height="0.234cm" draw:transform="skewX (0.00558505360638183) rotate (0.68015480950219) translate (14.6442484041427cm 21.8262047466086cm)" svg:viewBox="0 0 561 235" draw:points="0,234 143,235 150,155 275,141 279,30 561,0">
            <text:p/>
          </draw:polyline>
          <draw:custom-shape draw:style-name="gr76" draw:text-style-name="P38" draw:layer="layout" svg:width="0.046cm" svg:height="0.225cm" draw:transform="rotate (0.909840139064644) translate (12.731cm 19.738cm)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7" draw:layer="layout" svg:width="1.646cm" svg:height="1.629cm" svg:x="13.122cm" svg:y="19.7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39" draw:layer="layout" svg:width="2.812cm" svg:height="2.812cm" svg:x="12.447cm" svg:y="19.375cm">
            <text:p/>
            <draw:enhanced-geometry svg:viewBox="0 0 21600 21600" draw:type="block-arc" draw:modifiers="-176.647419968486 8309.8490558248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79" draw:text-style-name="P20" draw:layer="layout" svg:width="2.812cm" svg:height="2.816cm" draw:transform="skewX (-0.000349065850398895) rotate (-0.308225145902199) translate (12.943cm 19.005cm)">
            <text:p/>
            <draw:enhanced-geometry svg:viewBox="0 0 21600 21600" draw:mirror-vertical="true" draw:type="block-arc" draw:modifiers="-157.519268442059 8443.59652865813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80" draw:text-style-name="P39" draw:layer="layout" svg:width="2.027cm" svg:height="2.04cm" draw:transform="skewX (-0.00104719755119657) rotate (0.811054503401765) translate (12.42cm 20.807cm)">
            <text:p/>
            <draw:enhanced-geometry svg:viewBox="0 0 21600 21600" draw:mirror-vertical="true" draw:type="block-arc" draw:modifiers="108.625347370216 9256.84398994743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76" draw:text-style-name="P38" draw:layer="layout" svg:width="0.047cm" svg:height="0.225cm" draw:transform="skewX (-0.00890117918517108) rotate (0.909840139064644) translate (12.463cm 19.961cm)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38" draw:layer="layout" svg:width="0.472cm" svg:height="0.169cm" draw:transform="rotate (-0.909840139064644) translate (12.581cm 19.583cm)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82" draw:text-style-name="P40" draw:layer="layout" svg:x1="12.534cm" svg:y1="19.974cm" svg:x2="12.741cm" svg:y2="19.708cm">
            <text:p/>
          </draw:line>
          <draw:line draw:style-name="gr82" draw:text-style-name="P40" draw:layer="layout" svg:x1="12.581cm" svg:y1="19.977cm" svg:x2="12.788cm" svg:y2="19.711cm">
            <text:p/>
          </draw:line>
          <draw:line draw:style-name="gr82" draw:text-style-name="P40" draw:layer="layout" svg:x1="12.627cm" svg:y1="19.981cm" svg:x2="12.834cm" svg:y2="19.715cm">
            <text:p/>
          </draw:line>
          <draw:line draw:style-name="gr82" draw:text-style-name="P40" draw:layer="layout" svg:x1="12.487cm" svg:y1="19.971cm" svg:x2="12.694cm" svg:y2="19.705cm">
            <text:p/>
          </draw:line>
          <draw:line draw:style-name="gr82" draw:text-style-name="P40" draw:layer="layout" svg:x1="12.525cm" svg:y1="19.901cm" svg:x2="12.701cm" svg:y2="19.907cm">
            <text:p/>
          </draw:line>
          <draw:line draw:style-name="gr82" draw:text-style-name="P40" draw:layer="layout" svg:x1="12.565cm" svg:y1="19.85cm" svg:x2="12.741cm" svg:y2="19.856cm">
            <text:p/>
          </draw:line>
          <draw:line draw:style-name="gr82" draw:text-style-name="P40" draw:layer="layout" svg:x1="12.605cm" svg:y1="19.799cm" svg:x2="12.781cm" svg:y2="19.805cm">
            <text:p/>
          </draw:line>
          <draw:line draw:style-name="gr82" draw:text-style-name="P40" draw:layer="layout" svg:x1="12.652cm" svg:y1="19.737cm" svg:x2="12.828cm" svg:y2="19.743cm">
            <text:p/>
          </draw:line>
          <draw:line draw:style-name="gr82" draw:text-style-name="P40" draw:layer="layout" svg:x1="12.477cm" svg:y1="19.963cm" svg:x2="12.653cm" svg:y2="19.969cm">
            <text:p/>
          </draw:line>
          <draw:polygon draw:style-name="gr83" draw:text-style-name="P41" draw:layer="layout" svg:width="0.158cm" svg:height="0.223cm" draw:transform="rotate (0.520980781720307) translate (12.8844441305677cm 19.4954096254045cm)" svg:viewBox="0 0 159 224" draw:points="0,224 79,224 159,223 158,90 79,0 0,91">
            <text:p/>
          </draw:polygon>
          <draw:polygon draw:style-name="gr84" draw:text-style-name="P42" draw:layer="layout" svg:width="0.161cm" svg:height="0.132cm" draw:transform="skewX (-0.00523598775598283) rotate (0.524645973149495) translate (13.0663232625813cm 19.4959784413882cm)" svg:viewBox="0 0 162 133" draw:points="161,133 0,133 1,0 162,0">
            <text:p/>
          </draw:polygon>
          <draw:polygon draw:style-name="gr9" draw:text-style-name="P5" draw:layer="layout" svg:width="0.24cm" svg:height="0.091cm" draw:transform="skewX (0.00837758040957284) rotate (0.518188254917116) translate (12.9523722259993cm 19.4554203381816cm)" svg:viewBox="0 0 241 92" draw:points="0,1 162,0 241,91 81,92">
            <text:p/>
          </draw:polygon>
          <draw:polygon draw:style-name="gr9" draw:text-style-name="P5" draw:layer="layout" svg:width="0.052cm" svg:height="0.106cm" draw:transform="skewX (0.0424115008234623) rotate (0.55100044485461) translate (12.9978421395685cm 19.5955276230365cm)" svg:viewBox="0 0 53 107" draw:points="53,107 0,106 1,0 53,1">
            <text:p/>
          </draw:polygon>
          <draw:line draw:style-name="gr85" draw:text-style-name="P3" draw:layer="layout" svg:x1="13.112cm" svg:y1="19.441cm" svg:x2="13.164cm" svg:y2="19.532cm">
            <text:p/>
          </draw:line>
          <draw:polygon draw:style-name="gr86" draw:text-style-name="P43" draw:layer="layout" svg:width="0.115cm" svg:height="0.043cm" draw:transform="rotate (0.518188254917116) translate (13.0172366343409cm 19.4445345527855cm)" svg:viewBox="0 0 116 44" draw:points="0,0 77,0 116,44 38,44">
            <text:p/>
          </draw:polygon>
          <draw:line draw:style-name="gr82" draw:text-style-name="P40" draw:layer="layout" svg:x1="13.033cm" svg:y1="19.451cm" svg:x2="13.097cm" svg:y2="19.414cm">
            <text:p/>
          </draw:line>
          <draw:line draw:style-name="gr82" draw:text-style-name="P40" draw:layer="layout" svg:x1="13.047cm" svg:y1="19.454cm" svg:x2="13.111cm" svg:y2="19.417cm">
            <text:p/>
          </draw:line>
          <draw:line draw:style-name="gr82" draw:text-style-name="P40" draw:layer="layout" svg:x1="13.062cm" svg:y1="19.458cm" svg:x2="13.126cm" svg:y2="19.421cm">
            <text:p/>
          </draw:line>
          <draw:line draw:style-name="gr82" draw:text-style-name="P40" draw:layer="layout" svg:x1="13.037cm" svg:y1="19.436cm" svg:x2="13.095cm" svg:y2="19.451cm">
            <text:p/>
          </draw:line>
          <draw:line draw:style-name="gr82" draw:text-style-name="P40" draw:layer="layout" svg:x1="13.055cm" svg:y1="19.426cm" svg:x2="13.113cm" svg:y2="19.441cm">
            <text:p/>
          </draw:line>
          <draw:line draw:style-name="gr82" draw:text-style-name="P40" draw:layer="layout" svg:x1="13.073cm" svg:y1="19.415cm" svg:x2="13.131cm" svg:y2="19.43cm">
            <text:p/>
          </draw:line>
          <draw:polygon draw:style-name="gr9" draw:text-style-name="P5" draw:layer="layout" svg:width="0.032cm" svg:height="0.037cm" draw:transform="skewX (0.0207694180987326) rotate (0.521853446346304) translate (13.1522130934881cm 19.5317534051952cm)" svg:viewBox="0 0 33 38" draw:points="33,38 1,38 0,0 32,0">
            <text:p/>
          </draw:polygon>
          <draw:polygon draw:style-name="gr9" draw:text-style-name="P5" draw:layer="layout" svg:width="0.017cm" svg:height="0.036cm" draw:transform="skewX (-0.0244346095279206) rotate (0.342957198016886) translate (13.4037271678448cm 19.426953041259cm)" svg:viewBox="0 0 18 37" draw:points="18,37 0,37 0,0 18,0">
            <text:p/>
          </draw:polygon>
          <draw:path draw:style-name="gr9" draw:text-style-name="P5" draw:layer="layout" svg:width="0.124cm" svg:height="0.124cm" draw:transform="rotate (0.359712358836031) translate (13.3138823354513cm 19.3321379681121cm)" svg:viewBox="0 0 125 125" svg:d="M0 63c0 34 28 62 63 62s62-28 62-62c0-35-28-63-63-63-34 0-62 28-62 63z">
            <text:p/>
          </draw:path>
          <draw:path draw:style-name="gr9" draw:text-style-name="P5" draw:layer="layout" svg:width="0.124cm" svg:height="0.128cm" draw:transform="skewX (0.0211184839491313) rotate (0.375943920879579) translate (13.2917459083817cm 19.2715111361857cm)" svg:viewBox="0 0 125 129" svg:d="M125 129c0-54-63-129-63-129 0 0-62 74-62 127z">
            <text:p/>
          </draw:path>
          <draw:polygon draw:style-name="gr9" draw:text-style-name="P5" draw:layer="layout" svg:width="0.018cm" svg:height="0.036cm" draw:transform="skewX (0.0263544717051144) rotate (0.0499164166070378) translate (13.5130693771699cm 19.4278982270198cm)" svg:viewBox="0 0 19 37" draw:points="19,37 1,37 0,0 18,0">
            <text:p/>
          </draw:polygon>
          <draw:path draw:style-name="gr9" draw:text-style-name="P5" draw:layer="layout" svg:width="0.124cm" svg:height="0.124cm" draw:transform="rotate (0.0396189740202713) translate (13.4575661030899cm 19.2869873919363cm)" svg:viewBox="0 0 125 125" svg:d="M0 63c0 34 28 62 62 62 35 0 63-28 63-62 0-35-27-63-62-63s-63 28-63 63z">
            <text:p/>
          </draw:path>
          <draw:path draw:style-name="gr9" draw:text-style-name="P5" draw:layer="layout" svg:width="0.124cm" svg:height="0.128cm" draw:transform="skewX (-0.00767944870877505) rotate (0.0319395253114962) translate (13.4569611532004cm 19.2199043121803cm)" svg:viewBox="0 0 125 129" svg:d="M125 128c0-54-62-128-62-128 0 0-63 75-63 129z">
            <text:p/>
          </draw:path>
          <draw:custom-shape draw:style-name="gr87" draw:text-style-name="P20" draw:layer="layout" svg:width="0.326cm" svg:height="0.151cm" draw:transform="skewX (-0.00663225115757857) rotate (-2.56703026383326) translate (14.808cm 22.0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88" draw:text-style-name="P39" draw:layer="layout" svg:width="0.325cm" svg:height="0.141cm" draw:transform="skewX (0.00488692190558413) rotate (-2.56249240777807) translate (14.8849073507195cm 22.1211742981036cm)" svg:viewBox="0 0 326 142" svg:d="M0 141c0 0 218 1 326 1 0-44-163-142-163-142 0 0-163 97-163 141z">
            <text:p/>
          </draw:path>
          <draw:polyline draw:style-name="gr85" draw:text-style-name="P3" draw:layer="layout" svg:width="0.239cm" svg:height="0.23cm" draw:transform="skewX (-0.00541052068118241) rotate (2.93197861042527) translate (14.7618019141783cm 22.2286917202682cm)" svg:viewBox="0 0 240 231" draw:points="0,230 46,231 62,169 108,169 116,100 178,100 186,46 240,38 232,0">
            <text:p/>
          </draw:polyline>
          <draw:polygon draw:style-name="gr83" draw:text-style-name="P41" draw:layer="layout" svg:width="0.132cm" svg:height="0.186cm" draw:transform="skewX (0.00558505360638173) rotate (-2.36020874747193) translate (15.1658451354163cm 21.6340485388233cm)" svg:viewBox="0 0 133 187" draw:points="1,187 67,186 133,186 132,75 65,0 0,76">
            <text:p/>
          </draw:polygon>
          <draw:polygon draw:style-name="gr84" draw:text-style-name="P42" draw:layer="layout" svg:width="0.133cm" svg:height="0.11cm" draw:transform="skewX (-0.0115191730631625) rotate (-2.36439753767672) translate (15.0203140807283cm 21.6731819131508cm)" svg:viewBox="0 0 134 111" draw:points="134,111 0,111 0,1 134,0">
            <text:p/>
          </draw:polygon>
          <draw:polygon draw:style-name="gr9" draw:text-style-name="P5" draw:layer="layout" svg:width="0.2cm" svg:height="0.076cm" draw:transform="skewX (0.019373154697137) rotate (-2.35252929876316) translate (15.1195880827278cm 21.6799356597148cm)" svg:viewBox="0 0 201 77" draw:points="0,0 135,1 201,77 67,77">
            <text:p/>
          </draw:polygon>
          <draw:polygon draw:style-name="gr8" draw:text-style-name="P4" draw:layer="layout" svg:width="0.035cm" svg:height="0.071cm" draw:transform="skewX (0.0130899693899575) rotate (-2.34676971223158) translate (15.0542888232595cm 21.581994602345cm)" svg:viewBox="0 0 36 72" draw:points="36,72 0,71 0,0 36,0">
            <text:p/>
          </draw:polygon>
          <draw:polygon draw:style-name="gr83" draw:text-style-name="P41" draw:layer="layout" svg:width="0.132cm" svg:height="0.185cm" draw:transform="skewX (0.00558505360638183) rotate (-2.36020874747193) translate (15.3105361885332cm 21.4050002228504cm)" svg:viewBox="0 0 133 186" draw:points="1,186 67,186 133,186 132,75 65,0 0,76">
            <text:p/>
          </draw:polygon>
          <draw:polygon draw:style-name="gr84" draw:text-style-name="P42" draw:layer="layout" svg:width="0.133cm" svg:height="0.111cm" draw:transform="skewX (-0.0115191730631625) rotate (-2.36858632788151) translate (15.1654112429708cm 21.4447845632162cm)" svg:viewBox="0 0 134 112" draw:points="134,111 0,112 0,2 134,0">
            <text:p/>
          </draw:polygon>
          <draw:polygon draw:style-name="gr9" draw:text-style-name="P5" draw:layer="layout" svg:width="0.198cm" svg:height="0.076cm" draw:transform="rotate (-2.35252929876316) translate (15.2644201080979cm 21.4507484639442cm)" svg:viewBox="0 0 199 77" draw:points="0,0 135,0 199,77 65,76">
            <text:p/>
          </draw:polygon>
          <draw:polygon draw:style-name="gr8" draw:text-style-name="P4" draw:layer="layout" svg:width="0.035cm" svg:height="0.071cm" draw:transform="rotate (-2.36561926815311) translate (15.1993562978635cm 21.3530473362819cm)" svg:viewBox="0 0 36 72" draw:points="36,71 1,72 0,0 36,0">
            <text:p/>
          </draw:polygon>
          <draw:path draw:style-name="gr58" draw:text-style-name="P36" draw:layer="layout" svg:width="0.018cm" svg:height="0.019cm" draw:transform="rotate (-2.93407300552767) translate (14.3225682236737cm 22.3638590570823cm)" svg:viewBox="0 0 19 20" svg:d="M19 10c0-6-4-10-9-10s-9 4-9 9l-1 10 18 1z">
            <text:p/>
          </draw:path>
          <draw:path draw:style-name="gr9" draw:text-style-name="P5" draw:layer="layout" svg:width="0.128cm" svg:height="0.095cm" draw:transform="skewX (0.0265290046303138) rotate (-2.95955481260679) translate (14.3912182422764cm 22.3327146491928cm)" svg:viewBox="0 0 129 96" svg:d="M111 1h-19-18l-56-1c-10 0-18 8-18 19l56 1h18l1 76h-18-56 74l-1-76h9 46c0-10-9-19-18-19z">
            <text:p/>
          </draw:path>
          <draw:polygon draw:style-name="gr89" draw:text-style-name="P44" draw:layer="layout" svg:width="0.001cm" svg:height="0.052cm" draw:transform="skewX (-0.0383972435438752) rotate (-3.03093877901335) translate (14.3753679559734cm 22.2385389644806cm)" svg:viewBox="0 0 2 53" draw:points="1,0 0,0 1,53 2,53">
            <text:p/>
          </draw:polygon>
          <draw:path draw:style-name="gr8" draw:text-style-name="P4" draw:layer="layout" svg:width="0.165cm" svg:height="0.097cm" draw:transform="skewX (-0.0080285145591739) rotate (-2.97980063192992) translate (14.2660860800971cm 22.2595386645571cm)" svg:viewBox="0 0 166 98" svg:d="M111 26h-56c-3 0-6-2-6-5s3-6 6-6l56-1c2 0 5 3 5 6s-3 6-5 6zM111 45l-56 1c-3 0-5-3-5-6-1-3 2-6 5-6l56-1c3 0 5 3 5 6s-2 6-5 6zM111 64l-56 1c-3 0-5-3-5-6 0-4 2-6 5-6h56c3 0 5 2 5 5s-2 6-5 6zM166 0h-37l-19 1-73 1v76h-19c0 11-8 20-18 20l79-1c6-11 18-20 32-19 13-1 25 7 32 18h4l18-94z">
            <text:p/>
          </draw:path>
          <draw:path draw:style-name="gr8" draw:text-style-name="P4" draw:layer="layout" svg:width="0.128cm" svg:height="0.095cm" draw:transform="rotate (-2.97055038689435) translate (14.3751593483478cm 22.2386360174436cm)" svg:viewBox="0 0 129 96" svg:d="M37 38c30 0 55 26 55 58h19c10 0 18-9 18-20h-18l-37-76h-74v53c10-9 22-15 37-15z">
            <text:p/>
          </draw:path>
          <draw:path draw:style-name="gr90" draw:text-style-name="P45" draw:layer="layout" svg:width="0.099cm" svg:height="0.02cm" draw:transform="skewX (0.0277507351067098) rotate (-2.95239896267361) translate (14.2708542487845cm 22.1598210685122cm)" svg:viewBox="0 0 100 21" svg:d="M22 0h-19c0 7-1 13-3 19l95 2c0-7 2-14 5-19z">
            <text:p/>
          </draw:path>
          <draw:path draw:style-name="gr91" draw:text-style-name="P46" draw:layer="layout" svg:width="0.018cm" svg:height="0.042cm" draw:transform="skewX (-0.0232128790515246) rotate (-2.94419591518924) translate (14.3683320420163cm 22.186032419091cm)" svg:viewBox="0 0 19 43" svg:d="M0 43h19c-10 0-18-9-18-20l1-23z">
            <text:p/>
          </draw:path>
          <draw:path draw:style-name="gr90" draw:text-style-name="P45" draw:layer="layout" svg:width="0.11cm" svg:height="0.114cm" draw:transform="skewX (0.00872664625997164) rotate (-2.96897959056755) translate (14.3862787302894cm 22.1978244075551cm)" svg:viewBox="0 0 111 115" svg:d="M56 76c-11 0-18-8-18-18h-1 1c0-11 7-19 17-19s18 8 18 19l38-1c0-31-26-57-56-57-15 0-27 6-37 15-11 10-18 26-18 43 0 31 25 57 56 57 24 0 44-16 52-38 2-7 3-13 3-20l-38 1c0 10-8 18-17 18z">
            <text:p/>
          </draw:path>
          <draw:polygon draw:style-name="gr91" draw:text-style-name="P46" draw:layer="layout" svg:width="0.006cm" svg:height="0cm" svg:x="14.34cm" svg:y="22.148cm" svg:viewBox="0 0 7 0" draw:points="0,0 7,0">
            <text:p/>
          </draw:polygon>
          <draw:polygon draw:style-name="gr91" draw:text-style-name="P46" draw:layer="layout" svg:width="0.006cm" svg:height="0cm" svg:x="14.34cm" svg:y="22.148cm" svg:viewBox="0 0 7 0" draw:points="0,0 7,0">
            <text:p/>
          </draw:polygon>
          <draw:path draw:style-name="gr8" draw:text-style-name="P4" draw:layer="layout" svg:width="0.035cm" svg:height="0.018cm" draw:transform="rotate (-2.97648450635113) translate (14.3400147782068cm 22.1480464198591cm)" svg:viewBox="0 0 36 19" svg:d="M18 10c-5 0-9-4-9-10h-9c0 11 8 19 18 19s18-8 18-19h-9c0 6-4 10-9 10z">
            <text:p/>
          </draw:path>
          <draw:polygon draw:style-name="gr89" draw:text-style-name="P44" draw:layer="layout" svg:width="0.008cm" svg:height="0cm" draw:transform="skewX (0.463733982254893) rotate (-2.78275295937976) translate (14.3132739956164cm 22.1523954127855cm)" svg:viewBox="0 0 9 1" draw:points="9,1 0,0">
            <text:p/>
          </draw:polygon>
          <draw:polygon draw:style-name="gr89" draw:text-style-name="P44" draw:layer="layout" svg:width="0.063cm" svg:height="0cm" draw:transform="skewX (-1.55334303427495) rotate (-2.81992847244724) translate (14.400332435387cm 22.1276038013165cm)" svg:viewBox="0 0 64 1" draw:points="0,1 64,0">
            <text:p/>
          </draw:polygon>
          <draw:polygon draw:style-name="gr89" draw:text-style-name="P44" draw:layer="layout" svg:width="0.063cm" svg:height="0cm" draw:transform="skewX (-1.55334303427495) rotate (-2.81992847244724) translate (14.400332435387cm 22.1276038013165cm)" svg:viewBox="0 0 64 1" draw:points="64,0 0,1">
            <text:p/>
          </draw:polygon>
          <draw:polygon draw:style-name="gr89" draw:text-style-name="P44" draw:layer="layout" svg:width="0.008cm" svg:height="0cm" draw:transform="skewX (0.463733982254893) rotate (-2.78275295937976) translate (14.3132739956164cm 22.1523954127855cm)" svg:viewBox="0 0 9 1" draw:points="0,0 9,1">
            <text:p/>
          </draw:polygon>
          <draw:polygon draw:style-name="gr83" draw:text-style-name="P41" draw:layer="layout" svg:width="0.019cm" svg:height="0.075cm" draw:transform="skewX (-0.0263544717051144) rotate (-3.01331095356821) translate (14.2611731437473cm 22.3361356563054cm)" svg:viewBox="0 0 20 76" draw:points="20,76 0,0 1,76">
            <text:p/>
          </draw:polygon>
          <draw:polygon draw:style-name="gr84" draw:text-style-name="P42" draw:layer="layout" svg:width="0.055cm" svg:height="0.076cm" draw:transform="skewX (0.011693705988362) rotate (-2.96444173451237) translate (14.3156456363763cm 22.32665807226cm)" svg:viewBox="0 0 56 77" draw:points="9,0 0,0 1,76 56,77 56,0">
            <text:p/>
          </draw:polygon>
          <draw:polygon draw:style-name="gr58" draw:text-style-name="P36" draw:layer="layout" svg:width="0cm" svg:height="0cm" svg:x="14.306cm" svg:y="22.328cm" svg:viewBox="0 0 0 0" draw:points="0,0">
            <text:p/>
          </draw:polygon>
          <draw:polygon draw:style-name="gr9" draw:text-style-name="P5" draw:layer="layout" svg:width="0.073cm" svg:height="0.076cm" draw:transform="rotate (-2.96496533328797) translate (14.3025140440242cm 22.2511841366896cm)" svg:viewBox="0 0 74 77" draw:points="74,0 0,0 36,77 73,77">
            <text:p/>
          </draw:polygon>
          <draw:polygon draw:style-name="gr83" draw:text-style-name="P41" draw:layer="layout" svg:width="0cm" svg:height="0.075cm" draw:transform="skewX (0.11065387457644) rotate (0.266337243854335) translate (14.3744092960807cm 22.238923844555cm)" svg:viewBox="0 0 1 76" draw:points="0,76 1,0">
            <text:p/>
          </draw:polygon>
          <draw:polygon draw:style-name="gr58" draw:text-style-name="P36" draw:layer="layout" svg:width="0.056cm" svg:height="0.077cm" draw:transform="skewX (-0.011693705988362) rotate (-2.99341420009548) translate (14.3885024594104cm 22.3154280238431cm)" svg:viewBox="0 0 57 78" draw:points="56,0 0,1 1,78 57,76">
            <text:p/>
          </draw:polygon>
          <draw:path draw:style-name="gr90" draw:text-style-name="P45" draw:layer="layout" svg:width="0.073cm" svg:height="0.076cm" draw:transform="skewX (0.0130899693899574) rotate (-2.97875343437872) translate (14.1797961318638cm 22.1960227785302cm)" svg:viewBox="0 0 74 77" svg:d="M56 39c0 10-9 19-19 19s-18-8-19-19c0-9 6-16 14-19h9c8 2 14 10 15 19zM70 20c-7-12-19-20-34-20s-27 8-34 21h1c-2 5-3 12-3 18 1 22 17 38 38 38 20 0 36-17 36-39 0-6-1-12-4-18z">
            <text:p/>
          </draw:path>
          <draw:path draw:style-name="gr8" draw:text-style-name="P4" draw:layer="layout" svg:width="0.036cm" svg:height="0.019cm" draw:transform="skewX (-0.0417133691226645) rotate (-2.97648450635113) translate (14.1556514195298cm 22.1608116452213cm)" svg:viewBox="0 0 37 20" svg:d="M28 1c-1 5-5 9-10 9s-9-4-9-10h-9v1c-1 10 8 19 18 19 10-1 19-9 19-20h-9z">
            <text:p/>
          </draw:path>
          <draw:polygon draw:style-name="gr92" draw:text-style-name="P47" draw:layer="layout" svg:width="0cm" svg:height="0cm" svg:x="14.141cm" svg:y="22.182cm" svg:viewBox="0 0 0 0" draw:points="0,0">
            <text:p/>
          </draw:polygon>
          <draw:path draw:style-name="gr90" draw:text-style-name="P45" draw:layer="layout" svg:width="0.066cm" svg:height="0.012cm" draw:transform="skewX (-0.0476474885794452) rotate (-2.98887634404029) translate (14.2153196589136cm 22.2540506833674cm)" svg:viewBox="0 0 67 13" svg:d="M61 0l-55 1c-3 0-6 3-6 6s2 6 5 6l56-1c3 0 6-3 6-6 0-4-3-6-6-6z">
            <text:p/>
          </draw:path>
          <draw:path draw:style-name="gr90" draw:text-style-name="P45" draw:layer="layout" svg:width="0.066cm" svg:height="0.012cm" draw:transform="skewX (-0.0476474885794452) rotate (-2.98887634404029) translate (14.2120462764723cm 22.2352368907324cm)" svg:viewBox="0 0 67 13" svg:d="M61 0l-55 1c-3 0-6 3-6 6s2 6 5 6l56-1c3 0 6-3 6-6 0-4-3-6-6-6z">
            <text:p/>
          </draw:path>
          <draw:path draw:style-name="gr90" draw:text-style-name="P45" draw:layer="layout" svg:width="0.066cm" svg:height="0.011cm" draw:transform="rotate (-2.97142305152035) translate (14.2083564628277cm 22.2152871805118cm)" svg:viewBox="0 0 67 12" svg:d="M62 0h-56c-3 0-6 3-6 6s3 6 6 6l55-1c3 0 6-2 6-5s-3-6-5-6z">
            <text:p/>
          </draw:path>
          <draw:polygon draw:style-name="gr8" draw:text-style-name="P4" draw:layer="layout" svg:width="0.019cm" svg:height="0.077cm" draw:transform="skewX (-0.0631809189221947) rotate (-3.04507594595451) translate (14.3342700927455cm 22.3248677823645cm)" svg:viewBox="0 0 20 78" draw:points="19,0 0,1 1,78 20,76">
            <text:p/>
          </draw:polygon>
          <draw:polygon draw:style-name="gr93" draw:text-style-name="P48" draw:layer="layout" svg:width="0.066cm" svg:height="0.107cm" draw:transform="skewX (0.0165806278939461) rotate (-0.285535865626273) translate (14.1303383197455cm 19.3004377423801cm)" svg:viewBox="0 0 67 108" draw:points="0,106 67,108 67,2 1,0">
            <text:p/>
          </draw:polygon>
          <draw:polygon draw:style-name="gr94" draw:text-style-name="P49" draw:layer="layout" svg:width="0.066cm" svg:height="0.106cm" draw:transform="skewX (0.00820304748437333) rotate (-0.298451302091031) translate (14.1449125060247cm 19.3050515106838cm)" svg:viewBox="0 0 67 107" draw:points="0,106 67,107 67,1 0,0">
            <text:p/>
          </draw:polygon>
          <draw:polygon draw:style-name="gr93" draw:text-style-name="P48" draw:layer="layout" svg:width="0.067cm" svg:height="0.107cm" draw:transform="skewX (0.0249582083035189) rotate (-0.288502925354664) translate (14.1521046399674cm 19.3073497813904cm)" svg:viewBox="0 0 68 108" draw:points="1,106 68,108 67,1 0,0">
            <text:p/>
          </draw:polygon>
          <draw:polygon draw:style-name="gr95" draw:text-style-name="P4" draw:layer="layout" svg:width="0.137cm" svg:height="0.35cm" draw:transform="rotate (-0.51399946471233) translate (14.5051516781171cm 19.1945738887479cm)" svg:viewBox="0 0 138 351" draw:points="138,351 0,351 0,0 138,0">
            <text:p/>
          </draw:polygon>
          <draw:polygon draw:style-name="gr96" draw:text-style-name="P50" draw:layer="layout" svg:width="0.063cm" svg:height="0.35cm" draw:transform="skewX (-0.00593411945678068) rotate (-0.52028265001951) translate (14.6236409488083cm 19.2610408862673cm)" svg:viewBox="0 0 64 351" draw:points="64,351 0,351 0,0 64,0">
            <text:p/>
          </draw:polygon>
          <draw:polygon draw:style-name="gr97" draw:text-style-name="P41" draw:layer="layout" svg:width="0.036cm" svg:height="0.106cm" draw:transform="skewX (-0.00907571211037052) rotate (-0.516268392739924) translate (14.4177167864222cm 19.4379479431237cm)" svg:viewBox="0 0 37 107" draw:points="37,107 0,107 1,0 37,0">
            <text:p/>
          </draw:polygon>
          <draw:polygon draw:style-name="gr94" draw:text-style-name="P49" draw:layer="layout" svg:width="0.066cm" svg:height="0.106cm" draw:transform="skewX (-0.0162315620435472) rotate (-0.318522588488966) translate (14.1657804230509cm 19.3109612834754cm)" svg:viewBox="0 0 67 107" draw:points="0,107 67,106 67,0 1,1">
            <text:p/>
          </draw:polygon>
          <draw:polygon draw:style-name="gr8" draw:text-style-name="P4" draw:layer="layout" svg:width="0.138cm" svg:height="0.35cm" draw:transform="skewX (-0.00541052068118247) rotate (-0.515744793964325) translate (14.8262568841068cm 19.3757732282586cm)" svg:viewBox="0 0 139 351" draw:points="138,351 0,351 1,0 139,0">
            <text:p/>
          </draw:polygon>
          <draw:polygon draw:style-name="gr98" draw:text-style-name="P50" draw:layer="layout" svg:width="0.065cm" svg:height="0.35cm" draw:transform="skewX (-0.00890117918517113) rotate (-0.518537320767516) translate (14.944273147676cm 19.4421162021554cm)" svg:viewBox="0 0 66 351" draw:points="64,351 0,351 2,1 66,0">
            <text:p/>
          </draw:polygon>
          <draw:polygon draw:style-name="gr97" draw:text-style-name="P41" draw:layer="layout" svg:width="0.037cm" svg:height="0.106cm" draw:transform="skewX (-0.00890117918517108) rotate (-0.516268392739924) translate (14.7449906284923cm 19.6103566394796cm)" svg:viewBox="0 0 38 107" draw:points="37,107 0,107 1,0 38,0">
            <text:p/>
          </draw:polygon>
          <draw:polygon draw:style-name="gr93" draw:text-style-name="P48" draw:layer="layout" svg:width="0.067cm" svg:height="0.106cm" draw:transform="rotate (-0.318522588488966) translate (14.1804378935245cm 19.3156313597327cm)" svg:viewBox="0 0 68 107" draw:points="1,107 68,106 67,0 0,1">
            <text:p/>
          </draw:polygon>
          <draw:polygon draw:style-name="gr94" draw:text-style-name="P49" draw:layer="layout" svg:width="0.067cm" svg:height="0.106cm" draw:transform="skewX (0.0165806278939461) rotate (-0.301592894744621) translate (14.1943258763097cm 19.3207837103308cm)" svg:viewBox="0 0 68 107" draw:points="1,106 68,107 67,0 0,0">
            <text:p/>
          </draw:polygon>
          <draw:line draw:style-name="gr99" draw:text-style-name="P3" draw:layer="layout" svg:x1="14.121cm" svg:y1="19.398cm" svg:x2="13.966cm" svg:y2="19.637cm">
            <text:p/>
          </draw:line>
          <draw:line draw:style-name="gr99" draw:text-style-name="P3" draw:layer="layout" svg:x1="14.165cm" svg:y1="19.242cm" svg:x2="14.133cm" svg:y2="19.317cm">
            <text:p/>
          </draw:line>
          <draw:line draw:style-name="gr99" draw:text-style-name="P3" draw:layer="layout" svg:x1="14.165cm" svg:y1="19.242cm" svg:x2="14.343cm" svg:y2="19.331cm">
            <text:p/>
          </draw:line>
          <draw:line draw:style-name="gr99" draw:text-style-name="P3" draw:layer="layout" svg:x1="14.255cm" svg:y1="19.471cm" svg:x2="14.344cm" svg:y2="19.331cm">
            <text:p/>
          </draw:line>
          <draw:line draw:style-name="gr99" draw:text-style-name="P3" draw:layer="layout" svg:x1="14.255cm" svg:y1="19.471cm" svg:x2="14.345cm" svg:y2="19.522cm">
            <text:p/>
          </draw:line>
          <draw:polygon draw:style-name="gr93" draw:text-style-name="P48" draw:layer="layout" svg:width="0.04cm" svg:height="0.065cm" draw:transform="skewX (0.0130899693899574) rotate (-0.502829357499567) translate (14.3417346117066cm 19.4313678442906cm)" svg:viewBox="0 0 41 66" draw:points="0,66 41,66 41,1 0,0">
            <text:p/>
          </draw:polygon>
          <draw:polygon draw:style-name="gr94" draw:text-style-name="P49" draw:layer="layout" svg:width="0.044cm" svg:height="0.066cm" draw:transform="skewX (-0.0253072741539179) rotate (-0.533198086484268) translate (14.3471698535319cm 19.4334675036777cm)" svg:viewBox="0 0 45 67" draw:points="0,67 44,66 45,0 1,1">
            <text:p/>
          </draw:polygon>
          <draw:polygon draw:style-name="gr93" draw:text-style-name="P48" draw:layer="layout" svg:width="0.044cm" svg:height="0.065cm" draw:transform="rotate (-0.507018147704353) translate (14.3509409777566cm 19.436574186152cm)" svg:viewBox="0 0 45 66" draw:points="0,66 44,66 45,1 1,0">
            <text:p/>
          </draw:polygon>
          <draw:polygon draw:style-name="gr94" draw:text-style-name="P49" draw:layer="layout" svg:width="0.044cm" svg:height="0.065cm" draw:transform="rotate (-0.51399946471233) translate (14.3600600986135cm 19.4416250983849cm)" svg:viewBox="0 0 45 66" draw:points="0,66 45,66 44,0 0,0">
            <text:p/>
          </draw:polygon>
          <draw:polygon draw:style-name="gr93" draw:text-style-name="P48" draw:layer="layout" svg:width="0.04cm" svg:height="0.065cm" draw:transform="skewX (-0.0256563400043166) rotate (-0.51731559029112) translate (14.3738386601327cm 19.4493683142341cm)" svg:viewBox="0 0 41 66" draw:points="0,66 40,66 41,0 2,0">
            <text:p/>
          </draw:polygon>
          <draw:polygon draw:style-name="gr94" draw:text-style-name="P49" draw:layer="layout" svg:width="0.03cm" svg:height="0.066cm" draw:transform="skewX (0.0410152374218667) rotate (-0.495149908790792) translate (14.3836216880439cm 19.4550251795056cm)" svg:viewBox="0 0 31 67" draw:points="1,66 31,67 30,1 0,0">
            <text:p/>
          </draw:polygon>
          <draw:polygon draw:style-name="gr93" draw:text-style-name="P48" draw:layer="layout" svg:width="0.044cm" svg:height="0.066cm" draw:transform="skewX (-0.0127409035395587) rotate (-0.533198086484268) translate (14.5774829719717cm 19.549353518228cm)" svg:viewBox="0 0 45 67" draw:points="0,67 45,66 44,0 0,1">
            <text:p/>
          </draw:polygon>
          <draw:polygon draw:style-name="gr94" draw:text-style-name="P49" draw:layer="layout" svg:width="0.044cm" svg:height="0.066cm" draw:transform="skewX (-0.0127409035395587) rotate (-0.533198086484268) translate (14.585839593737cm 19.5539602666959cm)" svg:viewBox="0 0 45 67" draw:points="1,67 45,66 44,0 0,1">
            <text:p/>
          </draw:polygon>
          <draw:polygon draw:style-name="gr93" draw:text-style-name="P48" draw:layer="layout" svg:width="0.043cm" svg:height="0.065cm" draw:transform="rotate (-0.508414411105949) translate (14.589720666296cm 19.5572294052345cm)" svg:viewBox="0 0 44 66" draw:points="0,66 44,66 44,0 0,0">
            <text:p/>
          </draw:polygon>
          <draw:polygon draw:style-name="gr94" draw:text-style-name="P49" draw:layer="layout" svg:width="0.045cm" svg:height="0.065cm" draw:transform="skewX (-0.02460914245312) rotate (-0.520980781720308) translate (14.5972827471997cm 19.5611524204989cm)" svg:viewBox="0 0 46 66" draw:points="0,66 45,66 46,0 1,0">
            <text:p/>
          </draw:polygon>
          <draw:polygon draw:style-name="gr93" draw:text-style-name="P48" draw:layer="layout" svg:width="0.04cm" svg:height="0.065cm" draw:transform="skewX (-0.0127409035395586) rotate (-0.509985207432744) translate (14.6124713750584cm 19.570089661939cm)" svg:viewBox="0 0 41 66" draw:points="0,66 40,66 41,0 1,0">
            <text:p/>
          </draw:polygon>
          <draw:polygon draw:style-name="gr94" draw:text-style-name="P49" draw:layer="layout" svg:width="0.03cm" svg:height="0.065cm" draw:transform="rotate (-0.50213122579877) translate (14.6212836258586cm 19.5750728669398cm)" svg:viewBox="0 0 31 66" draw:points="0,66 30,66 31,0 1,0">
            <text:p/>
          </draw:polygon>
          <draw:line draw:style-name="gr100" draw:text-style-name="P3" draw:layer="layout" svg:x1="14.539cm" svg:y1="19.631cm" svg:x2="14.346cm" svg:y2="19.522cm">
            <text:p/>
          </draw:line>
          <draw:line draw:style-name="gr101" draw:text-style-name="P3" draw:layer="layout" svg:x1="14.527cm" svg:y1="19.637cm" svg:x2="14.555cm" svg:y2="19.602cm">
            <text:p/>
          </draw:line>
          <draw:line draw:style-name="gr101" draw:text-style-name="P3" draw:layer="layout" svg:x1="14.615cm" svg:y1="19.573cm" svg:x2="14.635cm" svg:y2="19.534cm">
            <text:p/>
          </draw:line>
          <draw:line draw:style-name="gr101" draw:text-style-name="P3" draw:layer="layout" svg:x1="14.681cm" svg:y1="19.56cm" svg:x2="14.635cm" svg:y2="19.534cm">
            <text:p/>
          </draw:line>
          <draw:line draw:style-name="gr101" draw:text-style-name="P3" draw:layer="layout" svg:x1="14.627cm" svg:y1="19.656cm" svg:x2="14.681cm" svg:y2="19.56cm">
            <text:p/>
          </draw:line>
          <draw:line draw:style-name="gr101" draw:text-style-name="P3" draw:layer="layout" svg:x1="14.627cm" svg:y1="19.656cm" svg:x2="14.659cm" svg:y2="19.674cm">
            <text:p/>
          </draw:line>
          <draw:line draw:style-name="gr102" draw:text-style-name="P3" draw:layer="layout" svg:x1="14.651cm" svg:y1="19.644cm" svg:x2="14.67cm" svg:y2="19.655cm">
            <text:p/>
          </draw:line>
          <draw:line draw:style-name="gr102" draw:text-style-name="P3" draw:layer="layout" svg:x1="14.651cm" svg:y1="19.644cm" svg:x2="14.705cm" svg:y2="19.548cm">
            <text:p/>
          </draw:line>
          <draw:line draw:style-name="gr102" draw:text-style-name="P3" draw:layer="layout" svg:x1="14.634cm" svg:y1="19.508cm" svg:x2="14.705cm" svg:y2="19.548cm">
            <text:p/>
          </draw:line>
          <draw:line draw:style-name="gr102" draw:text-style-name="P3" draw:layer="layout" svg:x1="14.634cm" svg:y1="19.508cm" svg:x2="14.58cm" svg:y2="19.604cm">
            <text:p/>
          </draw:line>
          <draw:line draw:style-name="gr102" draw:text-style-name="P3" draw:layer="layout" svg:x1="14.37cm" svg:y1="19.51cm" svg:x2="14.57cm" svg:y2="19.623cm">
            <text:p/>
          </draw:line>
          <draw:line draw:style-name="gr103" draw:text-style-name="P3" draw:layer="layout" svg:x1="14.346cm" svg:y1="19.447cm" svg:x2="14.422cm" svg:y2="19.312cm">
            <text:p/>
          </draw:line>
          <draw:line draw:style-name="gr103" draw:text-style-name="P3" draw:layer="layout" svg:x1="14.28cm" svg:y1="19.232cm" svg:x2="14.422cm" svg:y2="19.312cm">
            <text:p/>
          </draw:line>
          <draw:line draw:style-name="gr103" draw:text-style-name="P3" draw:layer="layout" svg:x1="14.279cm" svg:y1="19.232cm" svg:x2="14.04cm" svg:y2="19.641cm">
            <text:p/>
          </draw:line>
          <draw:line draw:style-name="gr104" draw:text-style-name="P3" draw:layer="layout" svg:x1="14.1cm" svg:y1="19.446cm" svg:x2="14.05cm" svg:y2="19.519cm">
            <text:p/>
          </draw:line>
          <draw:line draw:style-name="gr104" draw:text-style-name="P3" draw:layer="layout" svg:x1="14.063cm" svg:y1="19.496cm" svg:x2="14.013cm" svg:y2="19.569cm">
            <text:p/>
          </draw:line>
          <draw:line draw:style-name="gr105" draw:text-style-name="P3" draw:layer="layout" svg:x1="14.179cm" svg:y1="19.411cm" svg:x2="14.106cm" svg:y2="19.526cm">
            <text:p/>
          </draw:line>
          <draw:line draw:style-name="gr105" draw:text-style-name="P3" draw:layer="layout" svg:x1="14.146cm" svg:y1="19.465cm" svg:x2="14.073cm" svg:y2="19.58cm">
            <text:p/>
          </draw:line>
          <draw:line draw:style-name="gr106" draw:text-style-name="P3" draw:layer="layout" svg:x1="14.325cm" svg:y1="19.257cm" svg:x2="14.422cm" svg:y2="19.312cm">
            <text:p/>
          </draw:line>
          <draw:line draw:style-name="gr107" draw:text-style-name="P3" draw:layer="layout" svg:x1="14.162cm" svg:y1="19.242cm" svg:x2="14.232cm" svg:y2="19.287cm">
            <text:p/>
          </draw:line>
          <draw:line draw:style-name="gr107" draw:text-style-name="P3" draw:layer="layout" svg:x1="14.378cm" svg:y1="19.541cm" svg:x2="14.443cm" svg:y2="19.577cm">
            <text:p/>
          </draw:line>
          <draw:custom-shape draw:style-name="gr108" draw:text-style-name="P10" draw:layer="layout" svg:width="0.244cm" svg:height="0.562cm" draw:transform="rotate (2.26264484228545) translate (12.617cm 21.883cm)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51" draw:layer="layout" svg:width="0.146cm" svg:height="0.06cm" draw:transform="skewX (-0.0333357887130916) rotate (2.26264484228545) translate (12.633cm 21.7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51" draw:layer="layout" svg:width="0.145cm" svg:height="0.058cm" draw:transform="skewX (0.0172787595947438) rotate (2.26264484228545) translate (12.722cm 21.731cm)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51" draw:layer="layout" svg:width="0.144cm" svg:height="0.06cm" draw:transform="rotate (2.26264484228545) translate (12.811cm 21.664cm)">
            <text:p/>
            <draw:enhanced-geometry svg:viewBox="0 0 21600 21600" draw:type="rectangle" draw:enhanced-path="M 0 0 L 21600 0 21600 21600 0 21600 0 0 Z N"/>
          </draw:custom-shape>
          <draw:g>
            <draw:polygon draw:style-name="gr83" draw:text-style-name="P41" draw:layer="layout" svg:width="0.08cm" svg:height="0.363cm" draw:transform="rotate (2.78990880931294) translate (13.4600669364039cm 22.4979829316866cm)" svg:viewBox="0 0 81 364" draw:points="80,364 0,363 1,0 81,0">
              <text:p/>
            </draw:polygon>
            <draw:polygon draw:style-name="gr84" draw:text-style-name="P42" draw:layer="layout" svg:width="0.037cm" svg:height="0.363cm" draw:transform="skewX (-0.0113446401379631) rotate (2.77838963624977) translate (13.3860206395474cm 22.4709670543247cm)" svg:viewBox="0 0 38 364" draw:points="37,363 0,364 0,0 38,0">
              <text:p/>
            </draw:polygon>
            <draw:polygon draw:style-name="gr83" draw:text-style-name="P41" draw:layer="layout" svg:width="0.259cm" svg:height="0.197cm" draw:transform="rotate (2.78955974346254) translate (13.4825696777684cm 22.32989358815cm)" svg:viewBox="0 0 260 198" draw:points="260,198 0,198 0,0 260,0">
              <text:p/>
            </draw:polygon>
            <draw:polygon draw:style-name="gr110" draw:text-style-name="P43" draw:layer="layout" svg:width="0.197cm" svg:height="0.049cm" draw:transform="rotate (2.79322493489172) translate (13.4664135090477cm 22.2888913895436cm)" svg:viewBox="0 0 198 50" draw:points="198,50 0,49 0,0 198,1">
              <text:p/>
            </draw:polygon>
            <draw:polygon draw:style-name="gr111" draw:text-style-name="P52" draw:layer="layout" svg:width="0.045cm" svg:height="0.081cm" draw:transform="skewX (0.0214675497995302) rotate (2.79758825802171) translate (13.1462566554013cm 22.1882427137163cm)" svg:viewBox="0 0 46 82" draw:points="46,82 1,82 0,0 45,0">
              <text:p/>
            </draw:polygon>
            <draw:polygon draw:style-name="gr35" draw:text-style-name="P25" draw:layer="layout" svg:width="0.095cm" svg:height="0.05cm" draw:transform="skewX (0.0141371669411541) rotate (2.79863545557291) translate (13.2643111011216cm 22.1450658953011cm)" svg:viewBox="0 0 96 51" draw:points="0,0 38,51 66,51 96,1">
              <text:p/>
            </draw:polygon>
            <draw:polygon draw:style-name="gr112" draw:text-style-name="P24" draw:layer="layout" svg:width="0.074cm" svg:height="0.05cm" draw:transform="rotate (2.79078147393893) translate (13.2022862104435cm 22.122133704175cm)" svg:viewBox="0 0 75 51" draw:points="30,0 75,0 19,41 0,51">
              <text:p/>
            </draw:polygon>
            <draw:polygon draw:style-name="gr113" draw:text-style-name="P53" draw:layer="layout" svg:width="0.097cm" svg:height="0.081cm" draw:transform="rotate (2.79636652754531) translate (13.2367269427043cm 22.2217677950515cm)" svg:viewBox="0 0 98 82" draw:points="97,82 0,82 0,0 98,1">
              <text:p/>
            </draw:polygon>
            <draw:path draw:style-name="gr8" draw:text-style-name="P4" draw:layer="layout" svg:width="0.088cm" svg:height="0.088cm" draw:transform="rotate (2.79863545557291) translate (13.3815975271173cm 22.6799950517822cm)" svg:viewBox="0 0 89 89" svg:d="M89 45c-1 25-21 44-45 44-25-1-44-20-44-45s20-44 45-44c24 0 44 20 44 45z">
              <text:p/>
            </draw:path>
            <draw:path draw:style-name="gr8" draw:text-style-name="P4" draw:layer="layout" svg:width="0.058cm" svg:height="0.058cm" draw:transform="skewX (0.0169296937443449) rotate (2.80893289815967) translate (13.3930851235688cm 22.6057026250235cm)" svg:viewBox="0 0 59 59" svg:d="M59 31c0 15-13 29-29 28-17 0-30-14-30-29 0-17 14-30 30-30s30 14 29 31z">
              <text:p/>
            </draw:path>
            <draw:path draw:style-name="gr8" draw:text-style-name="P4" draw:layer="layout" svg:width="0.03cm" svg:height="0.029cm" draw:transform="skewX (0.068940505453776) rotate (2.8305749808844) translate (13.3976483037476cm 22.5498333586389cm)" svg:viewBox="0 0 31 30" svg:d="M31 15c0 8-8 15-16 15-9 0-15-8-15-16s6-14 14-14 16 7 17 15z">
              <text:p/>
            </draw:path>
            <draw:path draw:style-name="gr90" draw:text-style-name="P45" draw:layer="layout" svg:width="0.016cm" svg:height="0.016cm" draw:transform="rotate (2.83877802836878) translate (13.2509789083703cm 22.1579562518516cm)" svg:viewBox="0 0 17 17" svg:d="M17 9c0 5-4 8-9 8s-8-4-8-9 4-8 9-8 8 4 8 9z">
              <text:p/>
            </draw:path>
            <draw:path draw:style-name="gr90" draw:text-style-name="P45" draw:layer="layout" svg:width="0.016cm" svg:height="0.016cm" draw:transform="rotate (2.78275295937976) translate (13.2347346161713cm 22.1524975591484cm)" svg:viewBox="0 0 17 17" svg:d="M17 8c0 5-3 9-8 9s-9-4-9-8c0-5 4-9 8-9 5 0 9 4 9 8z">
              <text:p/>
            </draw:path>
            <draw:path draw:style-name="gr90" draw:text-style-name="P45" draw:layer="layout" svg:width="0.016cm" svg:height="0.016cm" draw:transform="skewX (0.0555014702134197) rotate (2.73667626712711) translate (13.2181229934813cm 22.1467586415242cm)" svg:viewBox="0 0 17 17" svg:d="M17 8c0 5-3 9-7 9-6 0-9-3-10-8 0-5 3-9 8-9 4 0 8 3 9 8z">
              <text:p/>
            </draw:path>
            <draw:path draw:style-name="gr90" draw:text-style-name="P45" draw:layer="layout" svg:width="0.016cm" svg:height="0.016cm" draw:transform="skewX (-0.124441975667196) rotate (2.8023006470021) translate (13.2046858519085cm 22.141223459308cm)" svg:viewBox="0 0 17 17" svg:d="M17 9c-1 4-5 8-10 8-4 0-7-4-7-9 1-4 5-8 10-8 4 0 8 4 7 9z">
              <text:p/>
            </draw:path>
            <draw:path draw:style-name="gr90" draw:text-style-name="P45" draw:layer="layout" svg:width="0.016cm" svg:height="0.016cm" draw:transform="rotate (2.78275295937976) translate (13.1877913425885cm 22.1352040302387cm)" svg:viewBox="0 0 17 17" svg:d="M17 8c0 5-3 9-9 9-4 0-8-4-8-9 0-4 4-8 8-8 5 0 9 4 9 8z">
              <text:p/>
            </draw:path>
            <draw:path draw:style-name="gr90" draw:text-style-name="P45" draw:layer="layout" svg:width="0.016cm" svg:height="0.016cm" draw:transform="skewX (-0.104894288044859) rotate (2.70176968208722) translate (13.2290098830528cm 22.1686744478016cm)" svg:viewBox="0 0 17 17" svg:d="M17 8c0 5-3 8-9 9-4 0-8-3-8-8 0-4 4-9 8-9 6 0 9 3 9 8z">
              <text:p/>
            </draw:path>
            <draw:path draw:style-name="gr90" draw:text-style-name="P45" draw:layer="layout" svg:width="0.016cm" svg:height="0.016cm" draw:transform="skewX (-0.0525344104850293) rotate (2.76111087665503) translate (13.2135907604983cm 22.1624360574716cm)" svg:viewBox="0 0 17 17" svg:d="M17 8c0 5-4 9-9 9-4 0-8-4-8-8 0-5 4-9 9-9s8 3 8 8z">
              <text:p/>
            </draw:path>
            <draw:path draw:style-name="gr90" draw:text-style-name="P45" draw:layer="layout" svg:width="0.016cm" svg:height="0.016cm" draw:transform="rotate (2.78275295937976) translate (13.1977533375463cm 22.1563959143252cm)" svg:viewBox="0 0 17 17" svg:d="M17 8c0 5-4 9-9 9-4 0-8-4-8-9 0-4 4-8 8-8 6 0 9 4 9 8z">
              <text:p/>
            </draw:path>
            <draw:path draw:style-name="gr90" draw:text-style-name="P45" draw:layer="layout" svg:width="0.016cm" svg:height="0.016cm" draw:transform="rotate (2.78275295937976) translate (13.1820999626586cm 22.15062503729cm)" svg:viewBox="0 0 17 17" svg:d="M17 8c0 5-3 9-8 9s-9-4-9-8c0-5 4-9 8-9 5 0 9 4 9 8z">
              <text:p/>
            </draw:path>
            <draw:path draw:style-name="gr90" draw:text-style-name="P45" draw:layer="layout" svg:width="0.016cm" svg:height="0.016cm" draw:transform="rotate (2.78275295937976) translate (13.244036930009cm 22.1734502314531cm)" svg:viewBox="0 0 17 17" svg:d="M17 8c0 5-3 9-8 9s-9-4-9-8c0-5 4-9 8-9 5 0 9 4 9 8z">
              <text:p/>
            </draw:path>
            <draw:path draw:style-name="gr90" draw:text-style-name="P45" draw:layer="layout" svg:width="0.016cm" svg:height="0.016cm" draw:transform="skewX (-0.0555014702134197) rotate (2.76111087665503) translate (13.2389214323974cm 22.1895419803145cm)" svg:viewBox="0 0 17 17" svg:d="M17 8c0 5-4 9-9 9s-8-4-8-8c0-5 4-9 9-9s8 3 8 8z">
              <text:p/>
            </draw:path>
            <draw:path draw:style-name="gr90" draw:text-style-name="P45" draw:layer="layout" svg:width="0.016cm" svg:height="0.016cm" draw:transform="skewX (0.0624827872213971) rotate (2.81992847244724) translate (13.2229777684794cm 22.1831356744225cm)" svg:viewBox="0 0 17 17" svg:d="M17 9c0 4-3 8-8 8s-9-4-9-9 4-8 8-8c5 0 9 4 9 9z">
              <text:p/>
            </draw:path>
            <draw:path draw:style-name="gr90" draw:text-style-name="P45" draw:layer="layout" svg:width="0.016cm" svg:height="0.016cm" draw:transform="skewX (-0.0555014702134197) rotate (2.6778586713349) translate (13.2066692574896cm 22.1783999739639cm)" svg:viewBox="0 0 17 17" svg:d="M17 7c0 5-3 9-8 10-5 0-9-3-9-8 0-4 3-9 8-9s9 3 9 7z">
              <text:p/>
            </draw:path>
            <draw:path draw:style-name="gr90" draw:text-style-name="P45" draw:layer="layout" svg:width="0.016cm" svg:height="0.016cm" draw:transform="skewX (0.0588175957922089) rotate (2.76111087665503) translate (13.1910645296328cm 22.1718835279541cm)" svg:viewBox="0 0 17 17" svg:d="M17 8c0 5-3 9-8 9s-9-4-9-8c0-5 3-9 8-9s8 3 9 8z">
              <text:p/>
            </draw:path>
            <draw:path draw:style-name="gr90" draw:text-style-name="P45" draw:layer="layout" svg:width="0.016cm" svg:height="0.016cm" draw:transform="skewX (-0.13247049022637) rotate (2.78275295937976) translate (13.1772186077522cm 22.1666045614472cm)" svg:viewBox="0 0 17 17" svg:d="M17 9c0 4-5 8-9 8-5 0-8-4-8-8 1-5 5-9 10-9 4 0 8 4 7 9z">
              <text:p/>
            </draw:path>
            <draw:path draw:style-name="gr114" draw:text-style-name="P54" draw:layer="layout" svg:width="0.165cm" svg:height="0.083cm" draw:transform="rotate (2.79898452142331) translate (13.3999094266102cm 22.268977060517cm)" svg:viewBox="0 0 166 84" svg:d="M67 1l-17 9c0 1-2 2-3 3s-2 2-3 2c-1 3-3 5-5 7l-21-5c-2 3-5 7-8 9-7 6-11 13-10 23 1 0 1 1 0 2l20 2c1 3-1 7 1 9 2 3 6 1 9 3 0 1 0 5 0 5 6 0 6-5 12 0 3 2 14 7 18 7l14 5c2-1 6 1 9 1 6 0 10 2 15-1 5-2 10-6 16-8l4-3c5 4 8 5 13 5 5 1 9 1 13 3 2 2 5 4 8 3 7-3 16-10 14-19-1-7-14-9-20-9-6 1-7 4-11 6-2 1-3-1-6-1l1-5c0-3-1-6-1-9s0-7 0-11c0-2 0-4-1-6 0-3-4-9-8-10-3-5-3-9-3-15-7-5-19-2-27-3z">
              <text:p/>
            </draw:path>
            <draw:path draw:style-name="gr114" draw:text-style-name="P54" draw:layer="layout" svg:width="0.13cm" svg:height="0.217cm" draw:transform="skewX (0.00488692190558414) rotate (2.78868707883654) translate (13.4306303293938cm 22.33426882038cm)" svg:viewBox="0 0 131 218" svg:d="M118 51l-16 9c-1 1-2 2-3 3s-2 2-3 2c-2 3-4 5-6 7l-20-5c-2 4-5 7-8 9-7 7-11 13-10 23 0 1 0 2 0 2l20 2c1 3 0 7 2 9 2 3 5 2 7 3h1c0 1 0 5 0 6 6 0 6-6 12-1 3 3 14 7 18 7l14 5-1 4c-1 1-2 3-3 5-1 0-3 1-3 1-3 4 3 5 3 8 0 1-2 3-3 5s1 4 0 6c0 2 2 5 2 8s-1 7-3 10c-1 3-4 15-8 16 2 1 9 8 10 9-2 3-4 6-5 10-1 3-5 4-8 4v-7c-1-4-2-3-4-2-3 3-11 8-14 7 0-3-5-7-1-9 2-1 8-4 6-7-1-1-3-4-4-5-3-3-3-5-7-7-3 0-7-1-10 0-3 0-6 2-7-2-2-4-8-5-9-10v-1c-1 0-3 2-4 3-2 0-3 1-4 0 0-1 1-3 2-4s3-2 3-3c2-2 1-6-1-7-1-1-3-1-4-1-3 0-8 1-7-3s0-2-2-5c0 0-1-3-2-3 0 0-1 0-1-1-2 0-6 1-9 0-5-1-5-4-5-8-3-13-10-5-19-7-1 0 0-4 0-5 0-3-2-6-2-8 0-3 1-4 1-6 2-5-5-7-3-12 1-3 6-3 6-5s-7-8-2-10c3-1 1-1 1-3l-4-9c3-3 4-7 6-10 1-5 3-10 6-15 2-4 10-6 13-7 4-1 8-3 12-6s10-8 14-11c5-8 13-13 20-18 6-3 12-7 18-9 3-1 5-1 8-2 8 0 19 2 26 7 4 3 8 4 6 11-2 6-7 9-10 14 0 1-2 3-5 4z">
              <text:p/>
            </draw:path>
            <draw:polygon draw:style-name="gr8" draw:text-style-name="P4" draw:layer="layout" svg:width="0.08cm" svg:height="0.362cm" draw:transform="skewX (0.00541052068118234) rotate (2.79147960563973) translate (13.4596559521019cm 22.4974478549108cm)" svg:viewBox="0 0 81 363" draw:points="81,363 1,363 0,0 80,0">
              <text:p/>
            </draw:polygon>
            <draw:polygon draw:style-name="gr9" draw:text-style-name="P5" draw:layer="layout" svg:width="0.036cm" svg:height="0.362cm" draw:transform="skewX (-0.002792526803191) rotate (2.78641815080895) translate (13.386025233929cm 22.4704036033632cm)" svg:viewBox="0 0 37 363" draw:points="37,363 0,363 0,0 37,0">
              <text:p/>
            </draw:polygon>
            <draw:polygon draw:style-name="gr8" draw:text-style-name="P4" draw:layer="layout" svg:width="0.26cm" svg:height="0.197cm" draw:transform="rotate (2.78851254591134) translate (13.4825366064595cm 22.3298835400877cm)" svg:viewBox="0 0 261 198" draw:points="261,198 0,198 0,0 260,0">
              <text:p/>
            </draw:polygon>
            <draw:polygon draw:style-name="gr83" draw:text-style-name="P41" draw:layer="layout" svg:width="0.198cm" svg:height="0.049cm" draw:transform="skewX (-0.0171042266695445) rotate (2.78397468985615) translate (13.4665573482889cm 22.2896576699167cm)" svg:viewBox="0 0 199 50" draw:points="198,49 0,50 1,1 199,0">
              <text:p/>
            </draw:polygon>
            <draw:polygon draw:style-name="gr98" draw:text-style-name="P50" draw:layer="layout" svg:width="0.044cm" svg:height="0.081cm" draw:transform="skewX (0.0108210413623648) rotate (2.79758825802171) translate (13.1462039624151cm 22.1879706269034cm)" svg:viewBox="0 0 45 82" draw:points="45,82 0,82 0,0 45,0">
              <text:p/>
            </draw:polygon>
            <draw:polygon draw:style-name="gr115" draw:text-style-name="P51" draw:layer="layout" svg:width="0.095cm" svg:height="0.05cm" draw:transform="rotate (2.79863545557291) translate (13.2643923295706cm 22.1448454790472cm)" svg:viewBox="0 0 96 51" draw:points="0,0 37,51 66,51 96,1">
              <text:p/>
            </draw:polygon>
            <draw:polygon draw:style-name="gr28" draw:text-style-name="P20" draw:layer="layout" svg:width="0.073cm" svg:height="0.05cm" draw:transform="skewX (0.028623399732707) rotate (2.79078147393893) translate (13.2010073456336cm 22.1214170786616cm)" svg:viewBox="0 0 74 51" draw:points="28,0 74,0 19,41 0,51">
              <text:p/>
            </draw:polygon>
            <draw:polyline draw:style-name="gr116" draw:text-style-name="P3" draw:layer="layout" svg:width="0.065cm" svg:height="0.115cm" draw:transform="skewX (0.00977384381116829) rotate (-1.92370190154815) translate (13.2952102966843cm 22.2267345381718cm)" svg:viewBox="0 0 66 116" draw:points="0,116 66,116 65,0 32,0">
              <text:p/>
            </draw:polyline>
            <draw:polygon draw:style-name="gr8" draw:text-style-name="P4" draw:layer="layout" svg:width="0.097cm" svg:height="0.081cm" draw:transform="rotate (2.79357400074212) translate (13.2366207198503cm 22.2214803522381cm)" svg:viewBox="0 0 98 82" draw:points="97,82 0,82 0,0 98,1">
              <text:p/>
            </draw:polygon>
            <draw:path draw:style-name="gr8" draw:text-style-name="P4" draw:layer="layout" svg:width="0.088cm" svg:height="0.088cm" draw:transform="skewX (-0.0225147473507269) rotate (2.77769150454898) translate (13.3814290464207cm 22.6806886869219cm)" svg:viewBox="0 0 89 89" svg:d="M89 44c-1 25-21 44-45 45-25 0-44-19-44-44s20-45 45-45c24 0 44 19 44 44z">
              <text:p/>
            </draw:path>
            <draw:path draw:style-name="gr8" draw:text-style-name="P4" draw:layer="layout" svg:width="0.059cm" svg:height="0.058cm" draw:transform="skewX (0.016929693744345) rotate (2.81451795176606) translate (13.3933808392033cm 22.6053776321486cm)" svg:viewBox="0 0 60 59" svg:d="M60 31c-1 16-14 29-30 28-17 0-30-14-30-29 0-17 14-30 30-30s30 15 30 31z">
              <text:p/>
            </draw:path>
            <draw:path draw:style-name="gr8" draw:text-style-name="P4" draw:layer="layout" svg:width="0.03cm" svg:height="0.029cm" draw:transform="rotate (2.75465315842265) translate (13.3972354143553cm 22.5505591745924cm)" svg:viewBox="0 0 31 30" svg:d="M31 14c0 8-8 16-16 16s-15-7-15-15 6-15 14-15c9 0 16 6 17 14z">
              <text:p/>
            </draw:path>
            <draw:path draw:style-name="gr90" draw:text-style-name="P45" draw:layer="layout" svg:width="0.016cm" svg:height="0.016cm" draw:transform="rotate (2.83877802836878) translate (13.2510601368193cm 22.1577358355977cm)" svg:viewBox="0 0 17 17" svg:d="M17 9c0 5-4 8-9 8s-8-4-8-9 4-8 9-8 8 4 8 9z">
              <text:p/>
            </draw:path>
            <draw:path draw:style-name="gr90" draw:text-style-name="P45" draw:layer="layout" svg:width="0.016cm" svg:height="0.016cm" draw:transform="rotate (2.8023006470021) translate (13.2350294239784cm 22.1521848925314cm)" svg:viewBox="0 0 17 17" svg:d="M17 8c0 6-3 9-9 9-4 0-8-4-8-9 0-4 4-8 8-8 6 0 9 4 9 8z">
              <text:p/>
            </draw:path>
            <draw:path draw:style-name="gr90" draw:text-style-name="P45" draw:layer="layout" svg:width="0.016cm" svg:height="0.016cm" draw:transform="skewX (0.165108147238664) rotate (2.8632126378967) translate (13.2187748288478cm 22.1456969070558cm)" svg:viewBox="0 0 17 17" svg:d="M17 9c1 5-3 8-7 8-6 0-9-5-10-9 0-5 3-8 8-8s9 4 9 9z">
              <text:p/>
            </draw:path>
            <draw:path draw:style-name="gr90" draw:text-style-name="P45" draw:layer="layout" svg:width="0.016cm" svg:height="0.016cm" draw:transform="skewX (-0.124441975667196) rotate (2.8023006470021) translate (13.2047670803575cm 22.1410030430541cm)" svg:viewBox="0 0 17 17" svg:d="M17 9c-1 4-5 8-10 8-4 0-7-4-7-9 1-4 5-8 10-8 4 0 8 4 7 9z">
              <text:p/>
            </draw:path>
            <draw:path draw:style-name="gr90" draw:text-style-name="P45" draw:layer="layout" svg:width="0.016cm" svg:height="0.016cm" draw:transform="rotate (2.78275295937976) translate (13.1878685280606cm 22.1349722439581cm)" svg:viewBox="0 0 17 17" svg:d="M17 9c0 4-4 8-9 8-4 0-8-4-8-8 0-5 4-9 8-9 5 0 9 4 9 9z">
              <text:p/>
            </draw:path>
            <draw:path draw:style-name="gr90" draw:text-style-name="P45" draw:layer="layout" svg:width="0.016cm" svg:height="0.016cm" draw:transform="skewX (-0.165108147238664) rotate (2.70176968208722) translate (13.2296106457194cm 22.1687183070254cm)" svg:viewBox="0 0 17 17" svg:d="M17 8c0 5-4 8-9 9-5 0-8-3-8-8 0-4 5-9 9-9 5 0 8 3 8 8z">
              <text:p/>
            </draw:path>
            <draw:path draw:style-name="gr90" draw:text-style-name="P45" draw:layer="layout" svg:width="0.016cm" svg:height="0.016cm" draw:transform="skewX (-0.062482787221397) rotate (2.76111087665503) translate (13.2137491468188cm 22.1622419802315cm)" svg:viewBox="0 0 17 17" svg:d="M17 8c0 5-4 9-9 9s-8-4-8-8c0-5 4-9 9-9s8 3 8 8z">
              <text:p/>
            </draw:path>
            <draw:path draw:style-name="gr90" draw:text-style-name="P45" draw:layer="layout" svg:width="0.016cm" svg:height="0.016cm" draw:transform="rotate (2.78275295937976) translate (13.1978345659952cm 22.1561754980712cm)" svg:viewBox="0 0 17 17" svg:d="M17 8c0 5-4 9-9 9-4 0-8-4-8-9 0-4 4-8 8-8 6 0 9 4 9 8z">
              <text:p/>
            </draw:path>
            <draw:path draw:style-name="gr90" draw:text-style-name="P45" draw:layer="layout" svg:width="0.016cm" svg:height="0.016cm" draw:transform="rotate (2.8023006470021) translate (13.1823947704657cm 22.1503123706729cm)" svg:viewBox="0 0 17 17" svg:d="M17 8c0 6-3 9-9 9-4 0-8-4-8-9 0-4 4-8 8-8 6 0 9 4 9 8z">
              <text:p/>
            </draw:path>
            <draw:path draw:style-name="gr90" draw:text-style-name="P45" draw:layer="layout" svg:width="0.016cm" svg:height="0.016cm" draw:transform="skewX (0.124441975667196) rotate (2.83877802836878) translate (13.2437533361868cm 22.1726326411635cm)" svg:viewBox="0 0 17 17" svg:d="M17 9c1 5-3 8-8 8s-9-4-9-9 3-8 8-8 9 4 9 9z">
              <text:p/>
            </draw:path>
            <draw:path draw:style-name="gr90" draw:text-style-name="P45" draw:layer="layout" svg:width="0.016cm" svg:height="0.016cm" draw:transform="skewX (0.0588175957922089) rotate (2.76111087665503) translate (13.2381273013574cm 22.1889792020044cm)" svg:viewBox="0 0 17 17" svg:d="M17 8c0 5-3 9-8 9s-8-3-9-9c0-4 3-8 8-8 4 0 8 4 9 8z">
              <text:p/>
            </draw:path>
            <draw:path draw:style-name="gr90" draw:text-style-name="P45" draw:layer="layout" svg:width="0.016cm" svg:height="0.016cm" draw:transform="skewX (-0.0525344104850293) rotate (2.78275295937976) translate (13.2235610465282cm 22.1834337893025cm)" svg:viewBox="0 0 17 17" svg:d="M17 8c0 5-4 9-9 9s-8-4-8-9c0-4 4-8 9-8s8 4 8 8z">
              <text:p/>
            </draw:path>
            <draw:path draw:style-name="gr90" draw:text-style-name="P45" draw:layer="layout" svg:width="0.016cm" svg:height="0.016cm" draw:transform="skewX (-0.110653874576441) rotate (2.6778586713349) translate (13.2072049521126cm 22.1784273544099cm)" svg:viewBox="0 0 17 17" svg:d="M17 8c0 4-4 8-8 9-5 0-9-3-9-7 0-5 4-9 9-10 4 0 8 3 8 8z">
              <text:p/>
            </draw:path>
            <draw:path draw:style-name="gr90" draw:text-style-name="P45" draw:layer="layout" svg:width="0.016cm" svg:height="0.016cm" draw:transform="skewX (0.185353966561798) rotate (2.88101499626704) translate (13.1914896051299cm 22.1708133364599cm)" svg:viewBox="0 0 17 17" svg:d="M17 9c1 5-2 9-8 8-4-1-9-5-9-9 0-5 3-8 8-8s9 5 9 9z">
              <text:p/>
            </draw:path>
            <draw:path draw:style-name="gr90" draw:text-style-name="P45" draw:layer="layout" svg:width="0.016cm" svg:height="0.016cm" draw:transform="skewX (-0.0555014702134197) rotate (2.78275295937976) translate (13.1766443228234cm 22.1661412614654cm)" svg:viewBox="0 0 17 17" svg:d="M17 8c0 5-4 9-9 9-4 0-8-4-8-9 1-4 4-8 9-8s8 4 8 8z">
              <text:p/>
            </draw:path>
          </draw:g>
          <draw:custom-shape draw:style-name="gr117" draw:text-style-name="P10" draw:layer="layout" svg:width="0.056cm" svg:height="0.055cm" svg:x="13.652cm" svg:y="22.1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7" draw:text-style-name="P10" draw:layer="layout" svg:width="0.056cm" svg:height="0.055cm" svg:x="13.708cm" svg:y="22.1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7" draw:text-style-name="P10" draw:layer="layout" svg:width="0.054cm" svg:height="0.057cm" svg:x="13.681cm" svg:y="22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7" draw:text-style-name="P10" draw:layer="layout" svg:width="0.056cm" svg:height="0.055cm" svg:x="13.764cm" svg:y="22.1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7" draw:text-style-name="P10" draw:layer="layout" svg:width="0.057cm" svg:height="0.057cm" svg:x="13.735cm" svg:y="22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10" draw:layer="layout" svg:width="0.152cm" svg:height="0.394cm" draw:transform="skewX (-0.0101229096615672) rotate (2.26264484228545) translate (12.844cm 22.103cm)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22" draw:layer="layout" svg:width="0.033cm" svg:height="0.037cm" draw:transform="rotate (2.26264484228545) translate (12.82cm 22.013cm)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22" draw:layer="layout" svg:width="0.033cm" svg:height="0.038cm" draw:transform="skewX (-0.0263544717051143) rotate (2.26264484228545) translate (12.847cm 22.0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22" draw:layer="layout" svg:width="0.032cm" svg:height="0.038cm" draw:transform="rotate (2.26264484228545) translate (12.864cm 21.968cm)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22" draw:layer="layout" svg:width="0.031cm" svg:height="0.038cm" draw:transform="rotate (2.26264484228545) translate (12.891cm 22.0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22" draw:layer="layout" svg:width="0.032cm" svg:height="0.038cm" draw:transform="skewX (0.0263544717051145) rotate (2.26264484228545) translate (12.932cm 21.923cm)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22" draw:layer="layout" svg:width="0.032cm" svg:height="0.037cm" draw:transform="rotate (2.26264484228545) translate (12.958cm 21.9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13" draw:text-style-name="P3" draw:layer="layout" svg:width="0.598cm" svg:height="0.25cm" draw:transform="skewX (0.00401425727958692) rotate (2.68012759936249) translate (13.3174907806311cm 22.0982028817837cm)" svg:viewBox="0 0 599 251" draw:points="0,0 250,1 250,51 379,60 360,170 599,251">
            <text:p/>
          </draw:polyline>
          <draw:polygon draw:style-name="gr84" draw:text-style-name="P42" draw:layer="layout" svg:width="0.311cm" svg:height="0.307cm" svg:x="12.559cm" svg:y="19.268cm" svg:viewBox="0 0 312 308" draw:points="156,0 185,49 234,21 234,77 291,77 263,126 312,154 263,182 291,231 234,231 234,288 185,259 156,308 128,259 78,288 78,231 21,231 49,182 0,154 49,126 21,77 78,77 78,21 128,49">
            <text:p/>
          </draw:polygon>
          <draw:path draw:style-name="gr83" draw:text-style-name="P41" draw:layer="layout" svg:width="0.165cm" svg:height="0.163cm" svg:x="12.633cm" svg:y="19.339cm" svg:viewBox="0 0 166 164" svg:d="M166 82c0 45-37 82-83 82s-83-37-83-82 37-82 83-82 83 37 83 82z">
            <text:p/>
          </draw:path>
          <draw:polygon draw:style-name="gr8" draw:text-style-name="P4" draw:layer="layout" svg:width="0.022cm" svg:height="0.043cm" draw:transform="skewX (0.0270526034059121) rotate (-1.9703021925764) translate (15.2413844861863cm 21.0414926228354cm)" svg:viewBox="0 0 23 44" draw:points="23,44 1,44 0,0 21,0">
            <text:p/>
          </draw:polygon>
          <draw:path draw:style-name="gr8" draw:text-style-name="P4" draw:layer="layout" svg:width="0.15cm" svg:height="0.149cm" draw:transform="skewX (0.00663225115757843) rotate (-1.9687313962496) translate (15.3984390409611cm 21.0423665165128cm)" svg:viewBox="0 0 151 150" svg:d="M0 75c0 41 34 75 76 75 41 0 75-33 75-74 0-42-34-76-75-76-42 0-76 33-76 75z">
            <text:p/>
          </draw:path>
          <draw:path draw:style-name="gr8" draw:text-style-name="P4" draw:layer="layout" svg:width="0.15cm" svg:height="0.153cm" draw:transform="skewX (-0.00680678408277789) rotate (-1.97414191693079) translate (15.4717627660715cm 21.0724201943603cm)" svg:viewBox="0 0 151 154" svg:d="M151 154c0-64-74-154-74-154 0 0-77 90-77 154z">
            <text:p/>
          </draw:path>
          <draw:polygon draw:style-name="gr98" draw:text-style-name="P50" draw:layer="layout" svg:width="0.271cm" svg:height="0.059cm" draw:transform="skewX (-0.00401425727958701) rotate (-0.9234537072302) translate (14.8980288884581cm 19.8901608098382cm)" svg:viewBox="0 0 272 60" draw:points="272,59 0,60 0,1 272,0">
            <text:p/>
          </draw:polygon>
          <draw:path draw:style-name="gr9" draw:text-style-name="P5" draw:layer="layout" svg:width="0.271cm" svg:height="0.02cm" draw:transform="skewX (0.00907571211037063) rotate (-0.913330797568633) translate (14.850852647478cm 19.9262032033cm)" svg:viewBox="0 0 272 21" svg:d="M0 0c0 11 9 19 20 20l232 1c11 0 20-9 20-19z">
            <text:p/>
          </draw:path>
          <draw:path draw:style-name="gr9" draw:text-style-name="P5" draw:layer="layout" svg:width="0.077cm" svg:height="0.077cm" draw:transform="skewX (-0.0127409035395586) rotate (-0.919788515801012) translate (14.9868461032138cm 20.0406437547725cm)" svg:viewBox="0 0 78 78" svg:d="M78 39c0 22-18 39-40 39-21 0-38-17-38-39s18-39 39-39c22 0 39 17 39 39z">
            <text:p/>
          </draw:path>
          <draw:path draw:style-name="gr83" draw:text-style-name="P41" draw:layer="layout" svg:width="0.038cm" svg:height="0.038cm" draw:transform="skewX (0.0244346095279207) rotate (-0.916646923147423) translate (14.9836432875782cm 20.0687720942782cm)" svg:viewBox="0 0 39 39" svg:d="M39 20c1 11-8 19-19 19s-20-9-20-20c0-10 8-19 19-19s20 9 20 20z">
            <text:p/>
          </draw:path>
          <draw:path draw:style-name="gr9" draw:text-style-name="P5" draw:layer="layout" svg:width="0.077cm" svg:height="0.077cm" draw:transform="rotate (-0.919788515801012) translate (14.8929923712625cm 19.9174877155912cm)" svg:viewBox="0 0 78 78" svg:d="M78 39c0 22-17 39-39 39s-39-17-39-39 17-39 39-39 39 17 39 39z">
            <text:p/>
          </draw:path>
          <draw:path draw:style-name="gr83" draw:text-style-name="P41" draw:layer="layout" svg:width="0.038cm" svg:height="0.038cm" draw:transform="skewX (-0.0513126800086332) rotate (-0.962025483699275) translate (14.8898579507028cm 19.9441967639894cm)" svg:viewBox="0 0 39 39" svg:d="M39 19c0 10-9 19-19 20-12 1-20-8-20-19 0-10 9-20 20-20s19 8 19 19z">
            <text:p/>
          </draw:path>
          <draw:polygon draw:style-name="gr120" draw:text-style-name="P48" draw:layer="layout" svg:width="0.054cm" svg:height="0.058cm" draw:transform="skewX (0.0146607657167522) rotate (-0.899891762328276) translate (14.9838359721825cm 19.8775079424844cm)" svg:viewBox="0 0 55 59" draw:points="55,1 12,0 0,58 55,59">
            <text:p/>
          </draw:polygon>
          <draw:polygon draw:style-name="gr120" draw:text-style-name="P48" draw:layer="layout" svg:width="0.089cm" svg:height="0.058cm" draw:transform="skewX (-0.00942477796076938) rotate (-0.906698546411055) translate (15.0281356968447cm 19.9352641529301cm)" svg:viewBox="0 0 90 59" draw:points="0,58 90,59 67,1 1,0">
            <text:p/>
          </draw:polygon>
          <draw:path draw:style-name="gr9" draw:text-style-name="P5" draw:layer="layout" svg:width="0.271cm" svg:height="0.098cm" draw:transform="skewX (0.00453785605518534) rotate (-0.914727060970229) translate (14.9741114718745cm 19.8322292290573cm)" svg:viewBox="0 0 272 99" svg:d="M272 98c0-11-9-19-20-19l-136-1v-58h66v-1c-4-10-17-19-27-19h-39-19-20c-11 0-21 9-23 19v1h42v58h-77c-10 0-19 8-19 18l96 1h20l156 1v1z">
            <text:p/>
          </draw:path>
          <draw:path draw:style-name="gr9" draw:text-style-name="P5" draw:layer="layout" svg:width="0.041cm" svg:height="0.069cm" draw:transform="skewX (0.016929693744345) rotate (-0.917868653623819) translate (15.0794725084861cm 19.836452322337cm)" svg:viewBox="0 0 42 70" svg:d="M31 11c-14 2-20 11-20 24 0 12 6 22 20 24zM36 70c-20 0-36-15-36-35s15-35 35-35c3 0 6 3 6 6l1 59c0 2-3 5-6 5z">
            <text:p/>
          </draw:path>
          <draw:path draw:style-name="gr9" draw:text-style-name="P5" draw:layer="layout" svg:width="0.03cm" svg:height="0.01cm" draw:transform="skewX (-0.071383966406568) rotate (-0.93584554491936) translate (15.0838271568019cm 19.8710298575267cm)" svg:viewBox="0 0 31 11" svg:d="M26 11h-21c-3 0-5-2-5-5s3-6 5-6h21c3 0 5 2 5 5 0 4-2 6-5 6z">
            <text:p/>
          </draw:path>
          <draw:path draw:style-name="gr9" draw:text-style-name="P5" draw:layer="layout" svg:width="0.03cm" svg:height="0.01cm" draw:transform="skewX (-0.0357792496658836) rotate (-0.909840139064645) translate (15.0643868256313cm 19.8859464363199cm)" svg:viewBox="0 0 31 11" svg:d="M26 11h-21c-3 0-5-3-5-5 0-4 3-6 5-6h21c3 0 5 3 5 6s-2 5-5 5z">
            <text:p/>
          </draw:path>
          <draw:path draw:style-name="gr9" draw:text-style-name="P5" draw:layer="layout" svg:width="0.059cm" svg:height="0.136cm" draw:transform="skewX (0.0460766922526504) rotate (-0.915948791446625) translate (15.0216297508566cm 19.8128617185177cm)" svg:viewBox="0 0 60 137" svg:d="M8 137c-3 0-5-3-5-6l-3-71c0-10 6-19 16-19 4 0 7-2 7-5l-1-20c0-10 7-16 17-16h16c3 0 5 3 5 6 0 2-2 4-5 4h-16c-4 0-7 3-6 6v20c1 9-7 16-16 15h-1c-4 0-6 4-6 9l3 71c0 3-2 6-5 6z">
            <text:p/>
          </draw:path>
          <draw:path draw:style-name="gr84" draw:text-style-name="P42" draw:layer="layout" svg:width="0.326cm" svg:height="0.166cm" draw:transform="skewX (-0.00506145483078367) rotate (-0.46809730538488) translate (12.787539482583cm 22.1188731099694cm)" svg:viewBox="0 0 327 167" svg:d="M327 83c0-19-22-33-49-34-2 0-4 0-6 1 0-1 0-1 0-1 0-18-22-33-49-33-4 0-7 1-11 1-8-10-24-17-43-17-21 0-37 8-45 20-7-2-13-3-21-3-27 0-49 15-49 34-1 0-3 0-5 0-27 0-49 15-49 33 0 17 19 31 43 33 0 19 23 34 50 34 10 0 20-3 29-7 6 13 25 23 46 23s38-8 46-20c6 2 13 3 20 3 27 0 49-15 49-33v-1c25-2 44-16 44-33z">
            <text:p/>
          </draw:path>
          <draw:g>
            <draw:path draw:style-name="gr9" draw:text-style-name="P5" draw:layer="layout" svg:width="0.062cm" svg:height="0.062cm" svg:x="13.777cm" svg:y="19.212cm" svg:viewBox="0 0 63 63" svg:d="M3 46l46-46 14 14-47 46c-3 4-9 4-13 0s-4-10 0-14z">
              <text:p/>
            </draw:path>
            <draw:path draw:style-name="gr9" draw:text-style-name="P5" draw:layer="layout" svg:width="0.019cm" svg:height="0.019cm" svg:x="13.826cm" svg:y="19.206cm" svg:viewBox="0 0 20 20" svg:d="M14 20l3-4c4-3 4-9 0-13s-10-4-13 0l-4 3z">
              <text:p/>
            </draw:path>
            <draw:path draw:style-name="gr9" draw:text-style-name="P5" draw:layer="layout" svg:width="0.014cm" svg:height="0.014cm" svg:x="13.854cm" svg:y="19.334cm" svg:viewBox="0 0 15 15" svg:d="M0 8c0 4 4 7 8 7s7-3 7-7-3-8-7-8-8 4-8 8z">
              <text:p/>
            </draw:path>
            <draw:path draw:style-name="gr9" draw:text-style-name="P5" draw:layer="layout" svg:width="0.014cm" svg:height="0.014cm" svg:x="13.747cm" svg:y="19.334cm" svg:viewBox="0 0 15 15" svg:d="M0 8c0 4 4 7 8 7s7-3 7-7-3-8-7-8-8 4-8 8z">
              <text:p/>
            </draw:path>
            <draw:path draw:style-name="gr9" draw:text-style-name="P5" draw:layer="layout" svg:width="0.003cm" svg:height="0.003cm" svg:x="13.86cm" svg:y="19.339cm" svg:viewBox="0 0 4 4" svg:d="M0 2c0 2 1 2 2 2 2 0 2 0 2-2 0-1 0-2-2-2-1 0-2 1-2 2z">
              <text:p/>
            </draw:path>
            <draw:polygon draw:style-name="gr9" draw:text-style-name="P5" draw:layer="layout" svg:width="0.022cm" svg:height="0.063cm" svg:x="13.777cm" svg:y="19.284cm" svg:viewBox="0 0 23 64" draw:points="18,64 0,2 6,0 23,63">
              <text:p/>
            </draw:polygon>
            <draw:polygon draw:style-name="gr9" draw:text-style-name="P5" draw:layer="layout" svg:width="0.051cm" svg:height="0.051cm" svg:x="13.795cm" svg:y="19.298cm" svg:viewBox="0 0 52 52" draw:points="4,52 0,48 47,0 52,4">
              <text:p/>
            </draw:polygon>
            <draw:path draw:style-name="gr9" draw:text-style-name="P5" draw:layer="layout" svg:width="0.031cm" svg:height="0.008cm" svg:x="13.764cm" svg:y="19.278cm" svg:viewBox="0 0 32 9" svg:d="M29 0h-26c-1 0-3 2-3 3v1c2 0 3 1 4 2 2 1 4 3 9 3 3 0 6-1 9-2 3-2 7-3 10-3v-1c0-1-1-3-3-3z">
              <text:p/>
            </draw:path>
            <draw:path draw:style-name="gr9" draw:text-style-name="P5" draw:layer="layout" svg:width="0.024cm" svg:height="0.058cm" svg:x="13.84cm" svg:y="19.284cm" svg:viewBox="0 0 25 59" svg:d="M20 59c0 0-6-10-14-34l-6-23 6-2 5 24c8 22 14 32 14 33z">
              <text:p/>
            </draw:path>
            <draw:path draw:style-name="gr9" draw:text-style-name="P5" draw:layer="layout" svg:width="0.005cm" svg:height="0.01cm" svg:x="13.84cm" svg:y="19.276cm" svg:viewBox="0 0 6 11" svg:d="M3 11c-1 0-2 0-2-1l-1-5c0-1 1-2 1-3l2-1c1-1 2-1 3 0 0 1 0 2 0 3l-2 1 1 4c0 1 0 2-1 2z">
              <text:p/>
            </draw:path>
            <draw:path draw:style-name="gr9" draw:text-style-name="P5" draw:layer="layout" svg:width="0.024cm" svg:height="0.009cm" svg:x="13.821cm" svg:y="19.27cm" svg:viewBox="0 0 25 10" svg:d="M24 7l-4-5c-1 0-2-1-2-1h-2v-1h-13c-1 0-3 1-3 3s2 3 3 3h13v-1h1l4 4c0 1 1 1 2 1l1-1c1 0 1-2 0-2z">
              <text:p/>
            </draw:path>
            <draw:path draw:style-name="gr9" draw:text-style-name="P5" draw:layer="layout" svg:width="0.067cm" svg:height="0.067cm" svg:x="13.83cm" svg:y="19.308cm" svg:viewBox="0 0 68 68" svg:d="M34 59c-14 0-25-12-25-25 0-14 11-25 25-25s25 11 25 25c0 13-11 25-25 25zM34 0c-19 0-34 15-34 34 0 18 15 34 34 34 18 0 34-16 34-34 0-19-16-34-34-34z">
              <text:p/>
            </draw:path>
            <draw:path draw:style-name="gr9" draw:text-style-name="P5" draw:layer="layout" svg:width="0.067cm" svg:height="0.067cm" svg:x="13.721cm" svg:y="19.308cm" svg:viewBox="0 0 68 68" svg:d="M34 59c-14 0-25-12-25-25 0-14 11-25 25-25s25 11 25 25c0 13-11 25-25 25zM34 0c-19 0-34 15-34 34 0 18 15 34 34 34 18 0 34-16 34-34 0-19-16-34-34-34z">
              <text:p/>
            </draw:path>
            <draw:polygon draw:style-name="gr9" draw:text-style-name="P5" draw:layer="layout" svg:width="0.032cm" svg:height="0.048cm" svg:x="13.753cm" svg:y="19.294cm" svg:viewBox="0 0 33 49" draw:points="5,49 0,46 28,0 33,3">
              <text:p/>
            </draw:polygon>
            <draw:path draw:style-name="gr9" draw:text-style-name="P5" draw:layer="layout" svg:width="0.014cm" svg:height="0.014cm" svg:x="13.747cm" svg:y="19.334cm" svg:viewBox="0 0 15 15" svg:d="M9 0c4 1 7 5 6 9s-5 7-9 6-7-5-6-9 5-6 9-6z">
              <text:p/>
            </draw:path>
            <draw:path draw:style-name="gr9" draw:text-style-name="P5" draw:layer="layout" svg:width="0.015cm" svg:height="0.016cm" svg:x="13.752cm" svg:y="19.334cm" svg:viewBox="0 0 16 17" svg:d="M10 0c5 1 7 6 6 10 0 4-5 8-9 7-5-1-7-6-7-10 1-5 6-8 10-7z">
              <text:p/>
            </draw:path>
            <draw:path draw:style-name="gr9" draw:text-style-name="P5" draw:layer="layout" svg:width="0.017cm" svg:height="0.017cm" svg:x="13.757cm" svg:y="19.334cm" svg:viewBox="0 0 18 18" svg:d="M11 0c5 1 8 6 7 11s-6 8-11 7-8-6-7-11 6-8 11-7z">
              <text:p/>
            </draw:path>
            <draw:path draw:style-name="gr9" draw:text-style-name="P5" draw:layer="layout" svg:width="0.019cm" svg:height="0.019cm" svg:x="13.761cm" svg:y="19.334cm" svg:viewBox="0 0 20 20" svg:d="M12 0c5 2 9 7 8 12s-7 9-12 8-9-7-8-12c2-5 7-9 12-8z">
              <text:p/>
            </draw:path>
            <draw:path draw:style-name="gr9" draw:text-style-name="P5" draw:layer="layout" svg:width="0.02cm" svg:height="0.02cm" svg:x="13.766cm" svg:y="19.334cm" svg:viewBox="0 0 21 21" svg:d="M13 0c6 1 9 7 8 13-1 5-7 9-13 8-5-1-9-7-8-13 2-6 7-9 13-8z">
              <text:p/>
            </draw:path>
            <draw:path draw:style-name="gr9" draw:text-style-name="P5" draw:layer="layout" svg:width="0.022cm" svg:height="0.021cm" svg:x="13.77cm" svg:y="19.334cm" svg:viewBox="0 0 23 22" svg:d="M14 0c6 1 10 7 8 13-1 6-7 10-13 9s-10-7-9-13c2-6 8-10 14-9z">
              <text:p/>
            </draw:path>
            <draw:path draw:style-name="gr9" draw:text-style-name="P5" draw:layer="layout" svg:width="0.023cm" svg:height="0.023cm" svg:x="13.775cm" svg:y="19.334cm" svg:viewBox="0 0 24 24" svg:d="M14 0c6 1 11 7 9 14-1 7-7 11-14 9-6-1-10-7-9-14 1-6 7-10 14-9z">
              <text:p/>
            </draw:path>
            <draw:path draw:style-name="gr9" draw:text-style-name="P5" draw:layer="layout" svg:width="0.025cm" svg:height="0.025cm" svg:x="13.78cm" svg:y="19.334cm" svg:viewBox="0 0 26 26" svg:d="M15 0c7 2 12 8 10 15-1 7-8 12-15 10-7-1-11-8-10-15 2-6 9-11 15-10z">
              <text:p/>
            </draw:path>
            <draw:path draw:style-name="gr9" draw:text-style-name="P5" draw:layer="layout" svg:width="0.026cm" svg:height="0.026cm" svg:x="13.784cm" svg:y="19.334cm" svg:viewBox="0 0 27 27" svg:d="M16 0c8 2 12 9 11 16-2 8-9 12-16 11-7-2-12-9-11-16 2-7 9-12 16-11z">
              <text:p/>
            </draw:path>
            <draw:path draw:style-name="gr9" draw:text-style-name="P5" draw:layer="layout" svg:width="0.004cm" svg:height="0.004cm" svg:x="13.795cm" svg:y="19.345cm" svg:viewBox="0 0 5 5" svg:d="M5 3c0 1-1 2-2 2-2 0-3-1-3-2 0-2 1-3 3-3 1 0 2 1 2 3z">
              <text:p/>
            </draw:path>
            <draw:path draw:style-name="gr9" draw:text-style-name="P5" draw:layer="layout" svg:width="0.072cm" svg:height="0.039cm" svg:x="13.719cm" svg:y="19.305cm" svg:viewBox="0 0 73 40" svg:d="M36 0c-16 0-29 10-35 24l-1 3h11c4-10 14-16 25-16 14 0 26 11 26 26v3h11v-3c0-21-17-37-37-37z">
              <text:p/>
            </draw:path>
            <draw:polygon draw:style-name="gr9" draw:text-style-name="P5" draw:layer="layout" svg:width="0.06cm" svg:height="0.005cm" svg:x="13.783cm" svg:y="19.293cm" svg:viewBox="0 0 61 6" draw:points="61,6 0,6 0,0 61,0">
              <text:p/>
            </draw:polygon>
            <draw:path draw:style-name="gr9" draw:text-style-name="P5" draw:layer="layout" svg:width="0.066cm" svg:height="0.077cm" svg:x="13.784cm" svg:y="19.283cm" svg:viewBox="0 0 67 78" svg:d="M65 61c0-2-2-2-3-2l-6-1-34-58-22 10 40 68 20-12 7-3z">
              <text:p/>
            </draw:path>
            <draw:path draw:style-name="gr9" draw:text-style-name="P5" draw:layer="layout" svg:width="0.047cm" svg:height="0.023cm" svg:x="13.765cm" svg:y="19.225cm" svg:viewBox="0 0 48 24" svg:d="M48 24c0-13-10-24-24-24-13 0-24 11-24 24z">
              <text:p/>
            </draw:path>
            <draw:polygon draw:style-name="gr9" draw:text-style-name="P5" draw:layer="layout" svg:width="0.047cm" svg:height="0.028cm" svg:x="13.765cm" svg:y="19.25cm" svg:viewBox="0 0 48 29" draw:points="48,29 0,29 0,0 48,0">
              <text:p/>
            </draw:polygon>
            <draw:path draw:style-name="gr9" draw:text-style-name="P5" draw:layer="layout" svg:width="0.047cm" svg:height="0.019cm" svg:x="13.765cm" svg:y="19.278cm" svg:viewBox="0 0 48 20" svg:d="M48 0c0 11-8 20-19 20h-10c-10 0-19-9-19-20z">
              <text:p/>
            </draw:path>
            <draw:polygon draw:style-name="gr9" draw:text-style-name="P5" draw:layer="layout" svg:width="0.018cm" svg:height="0.023cm" svg:x="13.787cm" svg:y="19.216cm" svg:viewBox="0 0 19 24" draw:points="19,0 19,14 10,24 0,14 0,0">
              <text:p/>
            </draw:polygon>
            <draw:path draw:style-name="gr9" draw:text-style-name="P5" draw:layer="layout" svg:width="0.046cm" svg:height="0.046cm" svg:x="13.777cm" svg:y="19.225cm" svg:viewBox="0 0 47 47" svg:d="M16 3l31 31-13 13-31-31c-4-3-4-9 0-13s10-4 13 0z">
              <text:p/>
            </draw:path>
            <draw:path draw:style-name="gr9" draw:text-style-name="P5" draw:layer="layout" svg:width="0.019cm" svg:height="0.019cm" svg:x="13.811cm" svg:y="19.259cm" svg:viewBox="0 0 20 20" svg:d="M0 14l4 3c3 4 9 4 13 0s4-10 0-13l-3-4z">
              <text:p/>
            </draw:path>
            <draw:path draw:style-name="gr9" draw:text-style-name="P5" draw:layer="layout" svg:width="0.058cm" svg:height="0.063cm" svg:x="13.767cm" svg:y="19.159cm" svg:viewBox="0 0 59 64" svg:d="M3 43c4 15 20 24 35 20s24-20 20-35l-1-7c-5-15-20-24-36-20-15 4-24 20-20 35z">
              <text:p/>
            </draw:path>
            <draw:path draw:style-name="gr9" draw:text-style-name="P5" draw:layer="layout" svg:width="0.046cm" svg:height="0.055cm" svg:x="13.774cm" svg:y="19.166cm" svg:viewBox="0 0 47 56" svg:d="M5 41c3 12 15 18 26 15s19-15 16-26l-5-14c-3-11-14-18-25-15-12 3-19 15-16 26z">
              <text:p/>
            </draw:path>
            <draw:path draw:style-name="gr9" draw:text-style-name="P5" draw:layer="layout" svg:width="0.061cm" svg:height="0.039cm" svg:x="13.765cm" svg:y="19.158cm" svg:viewBox="0 0 62 40" svg:d="M62 24c-4-17-22-27-38-23-17 5-27 22-23 39z">
              <text:p/>
            </draw:path>
            <draw:path draw:style-name="gr9" draw:text-style-name="P5" draw:layer="layout" svg:width="0.006cm" svg:height="0.006cm" svg:x="13.804cm" svg:y="19.188cm" svg:viewBox="0 0 7 7" svg:d="M0 5c1 2 3 3 5 2 2 0 3-2 2-4 0-2-2-3-4-3-2 1-3 3-3 5z">
              <text:p/>
            </draw:path>
            <draw:path draw:style-name="gr9" draw:text-style-name="P5" draw:layer="layout" svg:width="0.02cm" svg:height="0.011cm" svg:x="13.789cm" svg:y="19.199cm" svg:viewBox="0 0 21 12" svg:d="M10 12c-1 0-1 0-2 0-2-1-3-1-4-2-2-1-3-3-4-4l3-2c1 1 2 2 3 3 1 0 1 1 3 1 1 1 2 1 3 0 1 0 2-1 3-1 1-1 1-2 2-3 0-1 1-2 1-4h3c0 2-1 4-1 5-1 2-2 3-3 4s-3 2-4 2c-1 1-2 1-3 1z">
              <text:p/>
            </draw:path>
            <draw:path draw:style-name="gr9" draw:text-style-name="P5" draw:layer="layout" svg:width="0.006cm" svg:height="0.006cm" svg:x="13.784cm" svg:y="19.194cm" svg:viewBox="0 0 7 7" svg:d="M0 5c1 2 3 3 5 2 2 0 3-2 2-4 0-2-2-3-4-3-2 1-3 3-3 5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5T15:06:17.309000000</meta:creation-date>
    <meta:editing-duration>P0D</meta:editing-duration>
    <meta:editing-cycles>1</meta:editing-cycles>
    <meta:generator>LibreOffice/6.1.6.3.M9$Windows_X86_64 LibreOffice_project/ba0884e6ed0832b75b86e5a1cd45ee961485837a</meta:generator>
    <meta:document-statistic meta:object-count="744"/>
  </office:meta>
</office:document-meta>
</file>